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im_results_bubble_1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0" calcext:value-type="float">
            <text:p>0</text:p>
          </table:table-cell>
          <table:table-cell table:formula="of:=SUM([sim_results_bubble_1ns.G1:.K1])/[sim_results_bubble_1ns.F1]" office:value-type="float" office:value="36.5566666666667" calcext:value-type="float">
            <text:p>36.5566666667</text:p>
          </table:table-cell>
          <table:table-cell table:number-columns-repeated="2"/>
          <table:table-cell table:formula="of:=COUNT([sim_results_bubble_1ns.G1:.K1])" office:value-type="float" office:value="3" calcext:value-type="float">
            <text:p>3</text:p>
          </table:table-cell>
          <table:table-cell office:value-type="float" office:value="35.876" calcext:value-type="float">
            <text:p>35.876</text:p>
          </table:table-cell>
          <table:table-cell office:value-type="float" office:value="36.373" calcext:value-type="float">
            <text:p>36.373</text:p>
          </table:table-cell>
          <table:table-cell office:value-type="float" office:value="37.421" calcext:value-type="float">
            <text:p>37.421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5" calcext:value-type="float">
            <text:p>5</text:p>
          </table:table-cell>
          <table:table-cell table:formula="of:=SUM([sim_results_bubble_1ns.G2:.K2])/[sim_results_bubble_1ns.F2]" office:value-type="float" office:value="36.675" calcext:value-type="float">
            <text:p>36.675</text:p>
          </table:table-cell>
          <table:table-cell table:number-columns-repeated="2"/>
          <table:table-cell table:formula="of:=COUNT([sim_results_bubble_1ns.G2:.K2])" office:value-type="float" office:value="3" calcext:value-type="float">
            <text:p>3</text:p>
          </table:table-cell>
          <table:table-cell office:value-type="float" office:value="36.046" calcext:value-type="float">
            <text:p>36.046</text:p>
          </table:table-cell>
          <table:table-cell office:value-type="float" office:value="36.387" calcext:value-type="float">
            <text:p>36.387</text:p>
          </table:table-cell>
          <table:table-cell office:value-type="float" office:value="37.592" calcext:value-type="float">
            <text:p>37.592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10" calcext:value-type="float">
            <text:p>10</text:p>
          </table:table-cell>
          <table:table-cell table:formula="of:=SUM([sim_results_bubble_1ns.G3:.K3])/[sim_results_bubble_1ns.F3]" office:value-type="float" office:value="36.7363333333333" calcext:value-type="float">
            <text:p>36.7363333333</text:p>
          </table:table-cell>
          <table:table-cell table:number-columns-repeated="2"/>
          <table:table-cell table:formula="of:=COUNT([sim_results_bubble_1ns.G3:.K3])" office:value-type="float" office:value="3" calcext:value-type="float">
            <text:p>3</text:p>
          </table:table-cell>
          <table:table-cell office:value-type="float" office:value="36.072" calcext:value-type="float">
            <text:p>36.072</text:p>
          </table:table-cell>
          <table:table-cell office:value-type="float" office:value="36.413" calcext:value-type="float">
            <text:p>36.413</text:p>
          </table:table-cell>
          <table:table-cell office:value-type="float" office:value="37.724" calcext:value-type="float">
            <text:p>37.724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20" calcext:value-type="float">
            <text:p>20</text:p>
          </table:table-cell>
          <table:table-cell table:formula="of:=SUM([sim_results_bubble_1ns.G4:.K4])/[sim_results_bubble_1ns.F4]" office:value-type="float" office:value="36.947" calcext:value-type="float">
            <text:p>36.947</text:p>
          </table:table-cell>
          <table:table-cell table:number-columns-repeated="2"/>
          <table:table-cell table:formula="of:=COUNT([sim_results_bubble_1ns.G4:.K4])" office:value-type="float" office:value="3" calcext:value-type="float">
            <text:p>3</text:p>
          </table:table-cell>
          <table:table-cell office:value-type="float" office:value="36.373" calcext:value-type="float">
            <text:p>36.373</text:p>
          </table:table-cell>
          <table:table-cell office:value-type="float" office:value="36.507" calcext:value-type="float">
            <text:p>36.507</text:p>
          </table:table-cell>
          <table:table-cell office:value-type="float" office:value="37.961" calcext:value-type="float">
            <text:p>37.961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30" calcext:value-type="float">
            <text:p>30</text:p>
          </table:table-cell>
          <table:table-cell table:formula="of:=SUM([sim_results_bubble_1ns.G5:.K5])/[sim_results_bubble_1ns.F5]" office:value-type="float" office:value="37.2266666666667" calcext:value-type="float">
            <text:p>37.2266666667</text:p>
          </table:table-cell>
          <table:table-cell table:number-columns-repeated="2"/>
          <table:table-cell table:formula="of:=COUNT([sim_results_bubble_1ns.G5:.K5])" office:value-type="float" office:value="3" calcext:value-type="float">
            <text:p>3</text:p>
          </table:table-cell>
          <table:table-cell office:value-type="float" office:value="36.673" calcext:value-type="float">
            <text:p>36.673</text:p>
          </table:table-cell>
          <table:table-cell office:value-type="float" office:value="36.573" calcext:value-type="float">
            <text:p>36.573</text:p>
          </table:table-cell>
          <table:table-cell office:value-type="float" office:value="38.434" calcext:value-type="float">
            <text:p>38.434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40" calcext:value-type="float">
            <text:p>40</text:p>
          </table:table-cell>
          <table:table-cell table:formula="of:=SUM([sim_results_bubble_1ns.G6:.K6])/[sim_results_bubble_1ns.F6]" office:value-type="float" office:value="37.9503333333333" calcext:value-type="float">
            <text:p>37.9503333333</text:p>
          </table:table-cell>
          <table:table-cell table:number-columns-repeated="2"/>
          <table:table-cell table:formula="of:=COUNT([sim_results_bubble_1ns.G6:.K6])" office:value-type="float" office:value="3" calcext:value-type="float">
            <text:p>3</text:p>
          </table:table-cell>
          <table:table-cell office:value-type="float" office:value="37.405" calcext:value-type="float">
            <text:p>37.405</text:p>
          </table:table-cell>
          <table:table-cell office:value-type="float" office:value="36.907" calcext:value-type="float">
            <text:p>36.907</text:p>
          </table:table-cell>
          <table:table-cell office:value-type="float" office:value="39.539" calcext:value-type="float">
            <text:p>39.539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50" calcext:value-type="float">
            <text:p>50</text:p>
          </table:table-cell>
          <table:table-cell table:formula="of:=SUM([sim_results_bubble_1ns.G7:.K7])/[sim_results_bubble_1ns.F7]" office:value-type="float" office:value="39.096" calcext:value-type="float">
            <text:p>39.096</text:p>
          </table:table-cell>
          <table:table-cell table:number-columns-repeated="2"/>
          <table:table-cell table:formula="of:=COUNT([sim_results_bubble_1ns.G7:.K7])" office:value-type="float" office:value="3" calcext:value-type="float">
            <text:p>3</text:p>
          </table:table-cell>
          <table:table-cell office:value-type="float" office:value="39.013" calcext:value-type="float">
            <text:p>39.013</text:p>
          </table:table-cell>
          <table:table-cell office:value-type="float" office:value="36.88" calcext:value-type="float">
            <text:p>36.88</text:p>
          </table:table-cell>
          <table:table-cell office:value-type="float" office:value="41.395" calcext:value-type="float">
            <text:p>41.395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60" calcext:value-type="float">
            <text:p>60</text:p>
          </table:table-cell>
          <table:table-cell table:formula="of:=SUM([sim_results_bubble_1ns.G8:.K8])/[sim_results_bubble_1ns.F8]" office:value-type="float" office:value="41.0973333333333" calcext:value-type="float">
            <text:p>41.0973333333</text:p>
          </table:table-cell>
          <table:table-cell table:number-columns-repeated="2"/>
          <table:table-cell table:formula="of:=COUNT([sim_results_bubble_1ns.G8:.K8])" office:value-type="float" office:value="3" calcext:value-type="float">
            <text:p>3</text:p>
          </table:table-cell>
          <table:table-cell office:value-type="float" office:value="41.562" calcext:value-type="float">
            <text:p>41.562</text:p>
          </table:table-cell>
          <table:table-cell office:value-type="float" office:value="37.467" calcext:value-type="float">
            <text:p>37.467</text:p>
          </table:table-cell>
          <table:table-cell office:value-type="float" office:value="44.263" calcext:value-type="float">
            <text:p>44.263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70" calcext:value-type="float">
            <text:p>70</text:p>
          </table:table-cell>
          <table:table-cell table:formula="of:=SUM([sim_results_bubble_1ns.G9:.K9])/[sim_results_bubble_1ns.F9]" office:value-type="float" office:value="41.9263333333333" calcext:value-type="float">
            <text:p>41.9263333333</text:p>
          </table:table-cell>
          <table:table-cell table:number-columns-repeated="2"/>
          <table:table-cell table:formula="of:=COUNT([sim_results_bubble_1ns.G9:.K9])" office:value-type="float" office:value="3" calcext:value-type="float">
            <text:p>3</text:p>
          </table:table-cell>
          <table:table-cell office:value-type="float" office:value="42.582" calcext:value-type="float">
            <text:p>42.582</text:p>
          </table:table-cell>
          <table:table-cell office:value-type="float" office:value="37.947" calcext:value-type="float">
            <text:p>37.947</text:p>
          </table:table-cell>
          <table:table-cell office:value-type="float" office:value="45.25" calcext:value-type="float">
            <text:p>45.25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80" calcext:value-type="float">
            <text:p>80</text:p>
          </table:table-cell>
          <table:table-cell table:formula="of:=SUM([sim_results_bubble_1ns.G10:.K10])/[sim_results_bubble_1ns.F10]" office:value-type="float" office:value="41.3163333333333" calcext:value-type="float">
            <text:p>41.3163333333</text:p>
          </table:table-cell>
          <table:table-cell table:number-columns-repeated="2"/>
          <table:table-cell table:formula="of:=COUNT([sim_results_bubble_1ns.G10:.K10])" office:value-type="float" office:value="3" calcext:value-type="float">
            <text:p>3</text:p>
          </table:table-cell>
          <table:table-cell office:value-type="float" office:value="41.941" calcext:value-type="float">
            <text:p>41.941</text:p>
          </table:table-cell>
          <table:table-cell office:value-type="float" office:value="37.613" calcext:value-type="float">
            <text:p>37.613</text:p>
          </table:table-cell>
          <table:table-cell office:value-type="float" office:value="44.395" calcext:value-type="float">
            <text:p>44.395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0" calcext:value-type="float">
            <text:p>0</text:p>
          </table:table-cell>
          <table:table-cell table:formula="of:=SUM([sim_results_bubble_1ns.G11:.K11])/[sim_results_bubble_1ns.F11]" office:value-type="float" office:value="35.2186666666667" calcext:value-type="float">
            <text:p>35.2186666667</text:p>
          </table:table-cell>
          <table:table-cell table:number-columns-repeated="2"/>
          <table:table-cell table:formula="of:=COUNT([sim_results_bubble_1ns.G11:.K11])" office:value-type="float" office:value="3" calcext:value-type="float">
            <text:p>3</text:p>
          </table:table-cell>
          <table:table-cell office:value-type="float" office:value="34.539" calcext:value-type="float">
            <text:p>34.539</text:p>
          </table:table-cell>
          <table:table-cell office:value-type="float" office:value="34.968" calcext:value-type="float">
            <text:p>34.968</text:p>
          </table:table-cell>
          <table:table-cell office:value-type="float" office:value="36.149" calcext:value-type="float">
            <text:p>36.149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5" calcext:value-type="float">
            <text:p>5</text:p>
          </table:table-cell>
          <table:table-cell table:formula="of:=SUM([sim_results_bubble_1ns.G12:.K12])/[sim_results_bubble_1ns.F12]" office:value-type="float" office:value="35.293" calcext:value-type="float">
            <text:p>35.293</text:p>
          </table:table-cell>
          <table:table-cell table:number-columns-repeated="2"/>
          <table:table-cell table:formula="of:=COUNT([sim_results_bubble_1ns.G12:.K12])" office:value-type="float" office:value="3" calcext:value-type="float">
            <text:p>3</text:p>
          </table:table-cell>
          <table:table-cell office:value-type="float" office:value="34.613" calcext:value-type="float">
            <text:p>34.613</text:p>
          </table:table-cell>
          <table:table-cell office:value-type="float" office:value="35.011" calcext:value-type="float">
            <text:p>35.011</text:p>
          </table:table-cell>
          <table:table-cell office:value-type="float" office:value="36.255" calcext:value-type="float">
            <text:p>36.255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10" calcext:value-type="float">
            <text:p>10</text:p>
          </table:table-cell>
          <table:table-cell table:formula="of:=SUM([sim_results_bubble_1ns.G13:.K13])/[sim_results_bubble_1ns.F13]" office:value-type="float" office:value="35.483" calcext:value-type="float">
            <text:p>35.483</text:p>
          </table:table-cell>
          <table:table-cell table:number-columns-repeated="2"/>
          <table:table-cell table:formula="of:=COUNT([sim_results_bubble_1ns.G13:.K13])" office:value-type="float" office:value="3" calcext:value-type="float">
            <text:p>3</text:p>
          </table:table-cell>
          <table:table-cell office:value-type="float" office:value="34.885" calcext:value-type="float">
            <text:p>34.885</text:p>
          </table:table-cell>
          <table:table-cell office:value-type="float" office:value="35.043" calcext:value-type="float">
            <text:p>35.043</text:p>
          </table:table-cell>
          <table:table-cell office:value-type="float" office:value="36.521" calcext:value-type="float">
            <text:p>36.521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20" calcext:value-type="float">
            <text:p>20</text:p>
          </table:table-cell>
          <table:table-cell table:formula="of:=SUM([sim_results_bubble_1ns.G14:.K14])/[sim_results_bubble_1ns.F14]" office:value-type="float" office:value="35.6023333333333" calcext:value-type="float">
            <text:p>35.6023333333</text:p>
          </table:table-cell>
          <table:table-cell table:number-columns-repeated="2"/>
          <table:table-cell table:formula="of:=COUNT([sim_results_bubble_1ns.G14:.K14])" office:value-type="float" office:value="3" calcext:value-type="float">
            <text:p>3</text:p>
          </table:table-cell>
          <table:table-cell office:value-type="float" office:value="35.147" calcext:value-type="float">
            <text:p>35.147</text:p>
          </table:table-cell>
          <table:table-cell office:value-type="float" office:value="35.064" calcext:value-type="float">
            <text:p>35.064</text:p>
          </table:table-cell>
          <table:table-cell office:value-type="float" office:value="36.596" calcext:value-type="float">
            <text:p>36.596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30" calcext:value-type="float">
            <text:p>30</text:p>
          </table:table-cell>
          <table:table-cell table:formula="of:=SUM([sim_results_bubble_1ns.G15:.K15])/[sim_results_bubble_1ns.F15]" office:value-type="float" office:value="35.9233333333333" calcext:value-type="float">
            <text:p>35.9233333333</text:p>
          </table:table-cell>
          <table:table-cell table:number-columns-repeated="2"/>
          <table:table-cell table:formula="of:=COUNT([sim_results_bubble_1ns.G15:.K15])" office:value-type="float" office:value="3" calcext:value-type="float">
            <text:p>3</text:p>
          </table:table-cell>
          <table:table-cell office:value-type="float" office:value="35.377" calcext:value-type="float">
            <text:p>35.377</text:p>
          </table:table-cell>
          <table:table-cell office:value-type="float" office:value="35.202" calcext:value-type="float">
            <text:p>35.202</text:p>
          </table:table-cell>
          <table:table-cell office:value-type="float" office:value="37.191" calcext:value-type="float">
            <text:p>37.191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40" calcext:value-type="float">
            <text:p>40</text:p>
          </table:table-cell>
          <table:table-cell table:formula="of:=SUM([sim_results_bubble_1ns.G16:.K16])/[sim_results_bubble_1ns.F16]" office:value-type="float" office:value="36.3776666666667" calcext:value-type="float">
            <text:p>36.3776666667</text:p>
          </table:table-cell>
          <table:table-cell table:number-columns-repeated="2"/>
          <table:table-cell table:formula="of:=COUNT([sim_results_bubble_1ns.G16:.K16])" office:value-type="float" office:value="3" calcext:value-type="float">
            <text:p>3</text:p>
          </table:table-cell>
          <table:table-cell office:value-type="float" office:value="36.016" calcext:value-type="float">
            <text:p>36.016</text:p>
          </table:table-cell>
          <table:table-cell office:value-type="float" office:value="35.287" calcext:value-type="float">
            <text:p>35.287</text:p>
          </table:table-cell>
          <table:table-cell office:value-type="float" office:value="37.83" calcext:value-type="float">
            <text:p>37.83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50" calcext:value-type="float">
            <text:p>50</text:p>
          </table:table-cell>
          <table:table-cell table:formula="of:=SUM([sim_results_bubble_1ns.G17:.K17])/[sim_results_bubble_1ns.F17]" office:value-type="float" office:value="37.4473333333333" calcext:value-type="float">
            <text:p>37.4473333333</text:p>
          </table:table-cell>
          <table:table-cell table:number-columns-repeated="2"/>
          <table:table-cell table:formula="of:=COUNT([sim_results_bubble_1ns.G17:.K17])" office:value-type="float" office:value="3" calcext:value-type="float">
            <text:p>3</text:p>
          </table:table-cell>
          <table:table-cell office:value-type="float" office:value="37.586" calcext:value-type="float">
            <text:p>37.586</text:p>
          </table:table-cell>
          <table:table-cell office:value-type="float" office:value="35.394" calcext:value-type="float">
            <text:p>35.394</text:p>
          </table:table-cell>
          <table:table-cell office:value-type="float" office:value="39.362" calcext:value-type="float">
            <text:p>39.362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60" calcext:value-type="float">
            <text:p>60</text:p>
          </table:table-cell>
          <table:table-cell table:formula="of:=SUM([sim_results_bubble_1ns.G18:.K18])/[sim_results_bubble_1ns.F18]" office:value-type="float" office:value="39.6586666666667" calcext:value-type="float">
            <text:p>39.6586666667</text:p>
          </table:table-cell>
          <table:table-cell table:number-columns-repeated="2"/>
          <table:table-cell table:formula="of:=COUNT([sim_results_bubble_1ns.G18:.K18])" office:value-type="float" office:value="3" calcext:value-type="float">
            <text:p>3</text:p>
          </table:table-cell>
          <table:table-cell office:value-type="float" office:value="40.571" calcext:value-type="float">
            <text:p>40.571</text:p>
          </table:table-cell>
          <table:table-cell office:value-type="float" office:value="35.979" calcext:value-type="float">
            <text:p>35.979</text:p>
          </table:table-cell>
          <table:table-cell office:value-type="float" office:value="42.426" calcext:value-type="float">
            <text:p>42.426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70" calcext:value-type="float">
            <text:p>70</text:p>
          </table:table-cell>
          <table:table-cell table:formula="of:=SUM([sim_results_bubble_1ns.G19:.K19])/[sim_results_bubble_1ns.F19]" office:value-type="float" office:value="40.368" calcext:value-type="float">
            <text:p>40.368</text:p>
          </table:table-cell>
          <table:table-cell table:number-columns-repeated="2"/>
          <table:table-cell table:formula="of:=COUNT([sim_results_bubble_1ns.G19:.K19])" office:value-type="float" office:value="3" calcext:value-type="float">
            <text:p>3</text:p>
          </table:table-cell>
          <table:table-cell office:value-type="float" office:value="41.115" calcext:value-type="float">
            <text:p>41.115</text:p>
          </table:table-cell>
          <table:table-cell office:value-type="float" office:value="36.234" calcext:value-type="float">
            <text:p>36.234</text:p>
          </table:table-cell>
          <table:table-cell office:value-type="float" office:value="43.755" calcext:value-type="float">
            <text:p>43.755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80" calcext:value-type="float">
            <text:p>80</text:p>
          </table:table-cell>
          <table:table-cell table:formula="of:=SUM([sim_results_bubble_1ns.G20:.K20])/[sim_results_bubble_1ns.F20]" office:value-type="float" office:value="40.21" calcext:value-type="float">
            <text:p>40.21</text:p>
          </table:table-cell>
          <table:table-cell table:number-columns-repeated="2"/>
          <table:table-cell table:formula="of:=COUNT([sim_results_bubble_1ns.G20:.K20])" office:value-type="float" office:value="3" calcext:value-type="float">
            <text:p>3</text:p>
          </table:table-cell>
          <table:table-cell office:value-type="float" office:value="41.513" calcext:value-type="float">
            <text:p>41.513</text:p>
          </table:table-cell>
          <table:table-cell office:value-type="float" office:value="36.181" calcext:value-type="float">
            <text:p>36.181</text:p>
          </table:table-cell>
          <table:table-cell office:value-type="float" office:value="42.936" calcext:value-type="float">
            <text:p>42.936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0" calcext:value-type="float">
            <text:p>0</text:p>
          </table:table-cell>
          <table:table-cell table:formula="of:=SUM([sim_results_bubble_1ns.G21:.K21])/[sim_results_bubble_1ns.F21]" office:value-type="float" office:value="34.3576666666667" calcext:value-type="float">
            <text:p>34.3576666667</text:p>
          </table:table-cell>
          <table:table-cell table:number-columns-repeated="2"/>
          <table:table-cell table:formula="of:=COUNT([sim_results_bubble_1ns.G21:.K21])" office:value-type="float" office:value="3" calcext:value-type="float">
            <text:p>3</text:p>
          </table:table-cell>
          <table:table-cell office:value-type="float" office:value="33.769" calcext:value-type="float">
            <text:p>33.769</text:p>
          </table:table-cell>
          <table:table-cell office:value-type="float" office:value="34.217" calcext:value-type="float">
            <text:p>34.217</text:p>
          </table:table-cell>
          <table:table-cell office:value-type="float" office:value="35.087" calcext:value-type="float">
            <text:p>35.087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5" calcext:value-type="float">
            <text:p>5</text:p>
          </table:table-cell>
          <table:table-cell table:formula="of:=SUM([sim_results_bubble_1ns.G22:.K22])/[sim_results_bubble_1ns.F22]" office:value-type="float" office:value="34.4536666666667" calcext:value-type="float">
            <text:p>34.4536666667</text:p>
          </table:table-cell>
          <table:table-cell table:number-columns-repeated="2"/>
          <table:table-cell table:formula="of:=COUNT([sim_results_bubble_1ns.G22:.K22])" office:value-type="float" office:value="3" calcext:value-type="float">
            <text:p>3</text:p>
          </table:table-cell>
          <table:table-cell office:value-type="float" office:value="33.934" calcext:value-type="float">
            <text:p>33.934</text:p>
          </table:table-cell>
          <table:table-cell office:value-type="float" office:value="34.27" calcext:value-type="float">
            <text:p>34.27</text:p>
          </table:table-cell>
          <table:table-cell office:value-type="float" office:value="35.157" calcext:value-type="float">
            <text:p>35.157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10" calcext:value-type="float">
            <text:p>10</text:p>
          </table:table-cell>
          <table:table-cell table:formula="of:=SUM([sim_results_bubble_1ns.G23:.K23])/[sim_results_bubble_1ns.F23]" office:value-type="float" office:value="34.5613333333333" calcext:value-type="float">
            <text:p>34.5613333333</text:p>
          </table:table-cell>
          <table:table-cell table:number-columns-repeated="2"/>
          <table:table-cell table:formula="of:=COUNT([sim_results_bubble_1ns.G23:.K23])" office:value-type="float" office:value="3" calcext:value-type="float">
            <text:p>3</text:p>
          </table:table-cell>
          <table:table-cell office:value-type="float" office:value="34.013" calcext:value-type="float">
            <text:p>34.013</text:p>
          </table:table-cell>
          <table:table-cell office:value-type="float" office:value="34.313" calcext:value-type="float">
            <text:p>34.313</text:p>
          </table:table-cell>
          <table:table-cell office:value-type="float" office:value="35.358" calcext:value-type="float">
            <text:p>35.358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20" calcext:value-type="float">
            <text:p>20</text:p>
          </table:table-cell>
          <table:table-cell table:formula="of:=SUM([sim_results_bubble_1ns.G24:.K24])/[sim_results_bubble_1ns.F24]" office:value-type="float" office:value="34.8406666666667" calcext:value-type="float">
            <text:p>34.8406666667</text:p>
          </table:table-cell>
          <table:table-cell table:number-columns-repeated="2"/>
          <table:table-cell table:formula="of:=COUNT([sim_results_bubble_1ns.G24:.K24])" office:value-type="float" office:value="3" calcext:value-type="float">
            <text:p>3</text:p>
          </table:table-cell>
          <table:table-cell office:value-type="float" office:value="34.345" calcext:value-type="float">
            <text:p>34.345</text:p>
          </table:table-cell>
          <table:table-cell office:value-type="float" office:value="34.496" calcext:value-type="float">
            <text:p>34.496</text:p>
          </table:table-cell>
          <table:table-cell office:value-type="float" office:value="35.681" calcext:value-type="float">
            <text:p>35.681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30" calcext:value-type="float">
            <text:p>30</text:p>
          </table:table-cell>
          <table:table-cell table:formula="of:=SUM([sim_results_bubble_1ns.G25:.K25])/[sim_results_bubble_1ns.F25]" office:value-type="float" office:value="35.0006666666667" calcext:value-type="float">
            <text:p>35.0006666667</text:p>
          </table:table-cell>
          <table:table-cell table:number-columns-repeated="2"/>
          <table:table-cell table:formula="of:=COUNT([sim_results_bubble_1ns.G25:.K25])" office:value-type="float" office:value="3" calcext:value-type="float">
            <text:p>3</text:p>
          </table:table-cell>
          <table:table-cell office:value-type="float" office:value="34.563" calcext:value-type="float">
            <text:p>34.563</text:p>
          </table:table-cell>
          <table:table-cell office:value-type="float" office:value="34.487" calcext:value-type="float">
            <text:p>34.487</text:p>
          </table:table-cell>
          <table:table-cell office:value-type="float" office:value="35.952" calcext:value-type="float">
            <text:p>35.952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40" calcext:value-type="float">
            <text:p>40</text:p>
          </table:table-cell>
          <table:table-cell table:formula="of:=SUM([sim_results_bubble_1ns.G26:.K26])/[sim_results_bubble_1ns.F26]" office:value-type="float" office:value="35.5476666666667" calcext:value-type="float">
            <text:p>35.5476666667</text:p>
          </table:table-cell>
          <table:table-cell table:number-columns-repeated="2"/>
          <table:table-cell table:formula="of:=COUNT([sim_results_bubble_1ns.G26:.K26])" office:value-type="float" office:value="3" calcext:value-type="float">
            <text:p>3</text:p>
          </table:table-cell>
          <table:table-cell office:value-type="float" office:value="35.384" calcext:value-type="float">
            <text:p>35.384</text:p>
          </table:table-cell>
          <table:table-cell office:value-type="float" office:value="34.635" calcext:value-type="float">
            <text:p>34.635</text:p>
          </table:table-cell>
          <table:table-cell office:value-type="float" office:value="36.624" calcext:value-type="float">
            <text:p>36.624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50" calcext:value-type="float">
            <text:p>50</text:p>
          </table:table-cell>
          <table:table-cell table:formula="of:=SUM([sim_results_bubble_1ns.G27:.K27])/[sim_results_bubble_1ns.F27]" office:value-type="float" office:value="36.709" calcext:value-type="float">
            <text:p>36.709</text:p>
          </table:table-cell>
          <table:table-cell table:number-columns-repeated="2"/>
          <table:table-cell table:formula="of:=COUNT([sim_results_bubble_1ns.G27:.K27])" office:value-type="float" office:value="3" calcext:value-type="float">
            <text:p>3</text:p>
          </table:table-cell>
          <table:table-cell office:value-type="float" office:value="36.633" calcext:value-type="float">
            <text:p>36.633</text:p>
          </table:table-cell>
          <table:table-cell office:value-type="float" office:value="34.739" calcext:value-type="float">
            <text:p>34.739</text:p>
          </table:table-cell>
          <table:table-cell office:value-type="float" office:value="38.755" calcext:value-type="float">
            <text:p>38.755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60" calcext:value-type="float">
            <text:p>60</text:p>
          </table:table-cell>
          <table:table-cell table:formula="of:=SUM([sim_results_bubble_1ns.G28:.K28])/[sim_results_bubble_1ns.F28]" office:value-type="float" office:value="38.956" calcext:value-type="float">
            <text:p>38.956</text:p>
          </table:table-cell>
          <table:table-cell table:number-columns-repeated="2"/>
          <table:table-cell table:formula="of:=COUNT([sim_results_bubble_1ns.G28:.K28])" office:value-type="float" office:value="3" calcext:value-type="float">
            <text:p>3</text:p>
          </table:table-cell>
          <table:table-cell office:value-type="float" office:value="40.004" calcext:value-type="float">
            <text:p>40.004</text:p>
          </table:table-cell>
          <table:table-cell office:value-type="float" office:value="35.2" calcext:value-type="float">
            <text:p>35.2</text:p>
          </table:table-cell>
          <table:table-cell office:value-type="float" office:value="41.664" calcext:value-type="float">
            <text:p>41.664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70" calcext:value-type="float">
            <text:p>70</text:p>
          </table:table-cell>
          <table:table-cell table:formula="of:=SUM([sim_results_bubble_1ns.G29:.K29])/[sim_results_bubble_1ns.F29]" office:value-type="float" office:value="39.8056666666667" calcext:value-type="float">
            <text:p>39.8056666667</text:p>
          </table:table-cell>
          <table:table-cell table:number-columns-repeated="2"/>
          <table:table-cell table:formula="of:=COUNT([sim_results_bubble_1ns.G29:.K29])" office:value-type="float" office:value="3" calcext:value-type="float">
            <text:p>3</text:p>
          </table:table-cell>
          <table:table-cell office:value-type="float" office:value="40.93" calcext:value-type="float">
            <text:p>40.93</text:p>
          </table:table-cell>
          <table:table-cell office:value-type="float" office:value="35.487" calcext:value-type="float">
            <text:p>35.48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80" calcext:value-type="float">
            <text:p>80</text:p>
          </table:table-cell>
          <table:table-cell table:formula="of:=SUM([sim_results_bubble_1ns.G30:.K30])/[sim_results_bubble_1ns.F30]" office:value-type="float" office:value="38.9586666666667" calcext:value-type="float">
            <text:p>38.9586666667</text:p>
          </table:table-cell>
          <table:table-cell table:number-columns-repeated="2"/>
          <table:table-cell table:formula="of:=COUNT([sim_results_bubble_1ns.G30:.K30])" office:value-type="float" office:value="3" calcext:value-type="float">
            <text:p>3</text:p>
          </table:table-cell>
          <table:table-cell office:value-type="float" office:value="39.917" calcext:value-type="float">
            <text:p>39.917</text:p>
          </table:table-cell>
          <table:table-cell office:value-type="float" office:value="35.391" calcext:value-type="float">
            <text:p>35.391</text:p>
          </table:table-cell>
          <table:table-cell office:value-type="float" office:value="41.568" calcext:value-type="float">
            <text:p>41.568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0" calcext:value-type="float">
            <text:p>0</text:p>
          </table:table-cell>
          <table:table-cell table:formula="of:=SUM([sim_results_bubble_1ns.G31:.K31])/[sim_results_bubble_1ns.F31]" office:value-type="float" office:value="38.164" calcext:value-type="float">
            <text:p>38.164</text:p>
          </table:table-cell>
          <table:table-cell table:number-columns-repeated="2"/>
          <table:table-cell table:formula="of:=COUNT([sim_results_bubble_1ns.G31:.K31])" office:value-type="float" office:value="3" calcext:value-type="float">
            <text:p>3</text:p>
          </table:table-cell>
          <table:table-cell office:value-type="float" office:value="35.035" calcext:value-type="float">
            <text:p>35.035</text:p>
          </table:table-cell>
          <table:table-cell office:value-type="float" office:value="35.74" calcext:value-type="float">
            <text:p>35.74</text:p>
          </table:table-cell>
          <table:table-cell office:value-type="float" office:value="43.717" calcext:value-type="float">
            <text:p>43.717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5" calcext:value-type="float">
            <text:p>5</text:p>
          </table:table-cell>
          <table:table-cell table:formula="of:=SUM([sim_results_bubble_1ns.G32:.K32])/[sim_results_bubble_1ns.F32]" office:value-type="float" office:value="38.2426666666667" calcext:value-type="float">
            <text:p>38.2426666667</text:p>
          </table:table-cell>
          <table:table-cell table:number-columns-repeated="2"/>
          <table:table-cell table:formula="of:=COUNT([sim_results_bubble_1ns.G32:.K32])" office:value-type="float" office:value="3" calcext:value-type="float">
            <text:p>3</text:p>
          </table:table-cell>
          <table:table-cell office:value-type="float" office:value="35.118" calcext:value-type="float">
            <text:p>35.118</text:p>
          </table:table-cell>
          <table:table-cell office:value-type="float" office:value="35.789" calcext:value-type="float">
            <text:p>35.789</text:p>
          </table:table-cell>
          <table:table-cell office:value-type="float" office:value="43.821" calcext:value-type="float">
            <text:p>43.821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10" calcext:value-type="float">
            <text:p>10</text:p>
          </table:table-cell>
          <table:table-cell table:formula="of:=SUM([sim_results_bubble_1ns.G33:.K33])/[sim_results_bubble_1ns.F33]" office:value-type="float" office:value="38.3686666666667" calcext:value-type="float">
            <text:p>38.3686666667</text:p>
          </table:table-cell>
          <table:table-cell table:number-columns-repeated="2"/>
          <table:table-cell table:formula="of:=COUNT([sim_results_bubble_1ns.G33:.K33])" office:value-type="float" office:value="3" calcext:value-type="float">
            <text:p>3</text:p>
          </table:table-cell>
          <table:table-cell office:value-type="float" office:value="35.304" calcext:value-type="float">
            <text:p>35.304</text:p>
          </table:table-cell>
          <table:table-cell office:value-type="float" office:value="35.83" calcext:value-type="float">
            <text:p>35.83</text:p>
          </table:table-cell>
          <table:table-cell office:value-type="float" office:value="43.972" calcext:value-type="float">
            <text:p>43.972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20" calcext:value-type="float">
            <text:p>20</text:p>
          </table:table-cell>
          <table:table-cell table:formula="of:=SUM([sim_results_bubble_1ns.G34:.K34])/[sim_results_bubble_1ns.F34]" office:value-type="float" office:value="38.6796666666667" calcext:value-type="float">
            <text:p>38.6796666667</text:p>
          </table:table-cell>
          <table:table-cell table:number-columns-repeated="2"/>
          <table:table-cell table:formula="of:=COUNT([sim_results_bubble_1ns.G34:.K34])" office:value-type="float" office:value="3" calcext:value-type="float">
            <text:p>3</text:p>
          </table:table-cell>
          <table:table-cell office:value-type="float" office:value="35.512" calcext:value-type="float">
            <text:p>35.512</text:p>
          </table:table-cell>
          <table:table-cell office:value-type="float" office:value="35.913" calcext:value-type="float">
            <text:p>35.913</text:p>
          </table:table-cell>
          <table:table-cell office:value-type="float" office:value="44.614" calcext:value-type="float">
            <text:p>44.614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30" calcext:value-type="float">
            <text:p>30</text:p>
          </table:table-cell>
          <table:table-cell table:formula="of:=SUM([sim_results_bubble_1ns.G35:.K35])/[sim_results_bubble_1ns.F35]" office:value-type="float" office:value="38.9633333333333" calcext:value-type="float">
            <text:p>38.9633333333</text:p>
          </table:table-cell>
          <table:table-cell table:number-columns-repeated="2"/>
          <table:table-cell table:formula="of:=COUNT([sim_results_bubble_1ns.G35:.K35])" office:value-type="float" office:value="3" calcext:value-type="float">
            <text:p>3</text:p>
          </table:table-cell>
          <table:table-cell office:value-type="float" office:value="35.893" calcext:value-type="float">
            <text:p>35.893</text:p>
          </table:table-cell>
          <table:table-cell office:value-type="float" office:value="35.976" calcext:value-type="float">
            <text:p>35.976</text:p>
          </table:table-cell>
          <table:table-cell office:value-type="float" office:value="45.021" calcext:value-type="float">
            <text:p>45.021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40" calcext:value-type="float">
            <text:p>40</text:p>
          </table:table-cell>
          <table:table-cell table:formula="of:=SUM([sim_results_bubble_1ns.G36:.K36])/[sim_results_bubble_1ns.F36]" office:value-type="float" office:value="38.8996666666667" calcext:value-type="float">
            <text:p>38.8996666667</text:p>
          </table:table-cell>
          <table:table-cell table:number-columns-repeated="2"/>
          <table:table-cell table:formula="of:=COUNT([sim_results_bubble_1ns.G36:.K36])" office:value-type="float" office:value="3" calcext:value-type="float">
            <text:p>3</text:p>
          </table:table-cell>
          <table:table-cell office:value-type="float" office:value="36.716" calcext:value-type="float">
            <text:p>36.716</text:p>
          </table:table-cell>
          <table:table-cell office:value-type="float" office:value="36.114" calcext:value-type="float">
            <text:p>36.114</text:p>
          </table:table-cell>
          <table:table-cell office:value-type="float" office:value="43.869" calcext:value-type="float">
            <text:p>43.869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50" calcext:value-type="float">
            <text:p>50</text:p>
          </table:table-cell>
          <table:table-cell table:formula="of:=SUM([sim_results_bubble_1ns.G37:.K37])/[sim_results_bubble_1ns.F37]" office:value-type="float" office:value="39.7013333333333" calcext:value-type="float">
            <text:p>39.7013333333</text:p>
          </table:table-cell>
          <table:table-cell table:number-columns-repeated="2"/>
          <table:table-cell table:formula="of:=COUNT([sim_results_bubble_1ns.G37:.K37])" office:value-type="float" office:value="3" calcext:value-type="float">
            <text:p>3</text:p>
          </table:table-cell>
          <table:table-cell office:value-type="float" office:value="38.149" calcext:value-type="float">
            <text:p>38.149</text:p>
          </table:table-cell>
          <table:table-cell office:value-type="float" office:value="36.176" calcext:value-type="float">
            <text:p>36.176</text:p>
          </table:table-cell>
          <table:table-cell office:value-type="float" office:value="44.779" calcext:value-type="float">
            <text:p>44.779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60" calcext:value-type="float">
            <text:p>60</text:p>
          </table:table-cell>
          <table:table-cell table:formula="of:=SUM([sim_results_bubble_1ns.G38:.K38])/[sim_results_bubble_1ns.F38]" office:value-type="float" office:value="42.2176666666667" calcext:value-type="float">
            <text:p>42.2176666667</text:p>
          </table:table-cell>
          <table:table-cell table:number-columns-repeated="2"/>
          <table:table-cell table:formula="of:=COUNT([sim_results_bubble_1ns.G38:.K38])" office:value-type="float" office:value="3" calcext:value-type="float">
            <text:p>3</text:p>
          </table:table-cell>
          <table:table-cell office:value-type="float" office:value="40.931" calcext:value-type="float">
            <text:p>40.931</text:p>
          </table:table-cell>
          <table:table-cell office:value-type="float" office:value="36.619" calcext:value-type="float">
            <text:p>36.619</text:p>
          </table:table-cell>
          <table:table-cell office:value-type="float" office:value="49.103" calcext:value-type="float">
            <text:p>49.103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70" calcext:value-type="float">
            <text:p>70</text:p>
          </table:table-cell>
          <table:table-cell table:formula="of:=SUM([sim_results_bubble_1ns.G39:.K39])/[sim_results_bubble_1ns.F39]" office:value-type="float" office:value="42.82" calcext:value-type="float">
            <text:p>42.82</text:p>
          </table:table-cell>
          <table:table-cell table:number-columns-repeated="2"/>
          <table:table-cell table:formula="of:=COUNT([sim_results_bubble_1ns.G39:.K39])" office:value-type="float" office:value="3" calcext:value-type="float">
            <text:p>3</text:p>
          </table:table-cell>
          <table:table-cell office:value-type="float" office:value="42.405" calcext:value-type="float">
            <text:p>42.405</text:p>
          </table:table-cell>
          <table:table-cell office:value-type="float" office:value="36.917" calcext:value-type="float">
            <text:p>36.917</text:p>
          </table:table-cell>
          <table:table-cell office:value-type="float" office:value="49.138" calcext:value-type="float">
            <text:p>49.138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80" calcext:value-type="float">
            <text:p>80</text:p>
          </table:table-cell>
          <table:table-cell table:formula="of:=SUM([sim_results_bubble_1ns.G40:.K40])/[sim_results_bubble_1ns.F40]" office:value-type="float" office:value="42.112" calcext:value-type="float">
            <text:p>42.112</text:p>
          </table:table-cell>
          <table:table-cell table:number-columns-repeated="2"/>
          <table:table-cell table:formula="of:=COUNT([sim_results_bubble_1ns.G40:.K40])" office:value-type="float" office:value="3" calcext:value-type="float">
            <text:p>3</text:p>
          </table:table-cell>
          <table:table-cell office:value-type="float" office:value="40.889" calcext:value-type="float">
            <text:p>40.889</text:p>
          </table:table-cell>
          <table:table-cell office:value-type="float" office:value="36.952" calcext:value-type="float">
            <text:p>36.952</text:p>
          </table:table-cell>
          <table:table-cell office:value-type="float" office:value="48.495" calcext:value-type="float">
            <text:p>48.495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0" calcext:value-type="float">
            <text:p>0</text:p>
          </table:table-cell>
          <table:table-cell table:formula="of:=SUM([sim_results_bubble_1ns.G41:.K41])/[sim_results_bubble_1ns.F41]" office:value-type="float" office:value="36.4306666666667" calcext:value-type="float">
            <text:p>36.4306666667</text:p>
          </table:table-cell>
          <table:table-cell table:number-columns-repeated="2"/>
          <table:table-cell table:formula="of:=COUNT([sim_results_bubble_1ns.G41:.K41])" office:value-type="float" office:value="3" calcext:value-type="float">
            <text:p>3</text:p>
          </table:table-cell>
          <table:table-cell office:value-type="float" office:value="34.943" calcext:value-type="float">
            <text:p>34.943</text:p>
          </table:table-cell>
          <table:table-cell office:value-type="float" office:value="34.482" calcext:value-type="float">
            <text:p>34.482</text:p>
          </table:table-cell>
          <table:table-cell office:value-type="float" office:value="39.867" calcext:value-type="float">
            <text:p>39.867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5" calcext:value-type="float">
            <text:p>5</text:p>
          </table:table-cell>
          <table:table-cell table:formula="of:=SUM([sim_results_bubble_1ns.G42:.K42])/[sim_results_bubble_1ns.F42]" office:value-type="float" office:value="36.544" calcext:value-type="float">
            <text:p>36.544</text:p>
          </table:table-cell>
          <table:table-cell table:number-columns-repeated="2"/>
          <table:table-cell table:formula="of:=COUNT([sim_results_bubble_1ns.G42:.K42])" office:value-type="float" office:value="3" calcext:value-type="float">
            <text:p>3</text:p>
          </table:table-cell>
          <table:table-cell office:value-type="float" office:value="35.102" calcext:value-type="float">
            <text:p>35.102</text:p>
          </table:table-cell>
          <table:table-cell office:value-type="float" office:value="34.527" calcext:value-type="float">
            <text:p>34.527</text:p>
          </table:table-cell>
          <table:table-cell office:value-type="float" office:value="40.003" calcext:value-type="float">
            <text:p>40.003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10" calcext:value-type="float">
            <text:p>10</text:p>
          </table:table-cell>
          <table:table-cell table:formula="of:=SUM([sim_results_bubble_1ns.G43:.K43])/[sim_results_bubble_1ns.F43]" office:value-type="float" office:value="36.353" calcext:value-type="float">
            <text:p>36.353</text:p>
          </table:table-cell>
          <table:table-cell table:number-columns-repeated="2"/>
          <table:table-cell table:formula="of:=COUNT([sim_results_bubble_1ns.G43:.K43])" office:value-type="float" office:value="3" calcext:value-type="float">
            <text:p>3</text:p>
          </table:table-cell>
          <table:table-cell office:value-type="float" office:value="35.238" calcext:value-type="float">
            <text:p>35.238</text:p>
          </table:table-cell>
          <table:table-cell office:value-type="float" office:value="34.572" calcext:value-type="float">
            <text:p>34.572</text:p>
          </table:table-cell>
          <table:table-cell office:value-type="float" office:value="39.249" calcext:value-type="float">
            <text:p>39.249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20" calcext:value-type="float">
            <text:p>20</text:p>
          </table:table-cell>
          <table:table-cell table:formula="of:=SUM([sim_results_bubble_1ns.G44:.K44])/[sim_results_bubble_1ns.F44]" office:value-type="float" office:value="36.901" calcext:value-type="float">
            <text:p>36.901</text:p>
          </table:table-cell>
          <table:table-cell table:number-columns-repeated="2"/>
          <table:table-cell table:formula="of:=COUNT([sim_results_bubble_1ns.G44:.K44])" office:value-type="float" office:value="3" calcext:value-type="float">
            <text:p>3</text:p>
          </table:table-cell>
          <table:table-cell office:value-type="float" office:value="35.51" calcext:value-type="float">
            <text:p>35.51</text:p>
          </table:table-cell>
          <table:table-cell office:value-type="float" office:value="34.656" calcext:value-type="float">
            <text:p>34.656</text:p>
          </table:table-cell>
          <table:table-cell office:value-type="float" office:value="40.537" calcext:value-type="float">
            <text:p>40.537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30" calcext:value-type="float">
            <text:p>30</text:p>
          </table:table-cell>
          <table:table-cell table:formula="of:=SUM([sim_results_bubble_1ns.G45:.K45])/[sim_results_bubble_1ns.F45]" office:value-type="float" office:value="37.2516666666667" calcext:value-type="float">
            <text:p>37.2516666667</text:p>
          </table:table-cell>
          <table:table-cell table:number-columns-repeated="2"/>
          <table:table-cell table:formula="of:=COUNT([sim_results_bubble_1ns.G45:.K45])" office:value-type="float" office:value="3" calcext:value-type="float">
            <text:p>3</text:p>
          </table:table-cell>
          <table:table-cell office:value-type="float" office:value="35.833" calcext:value-type="float">
            <text:p>35.833</text:p>
          </table:table-cell>
          <table:table-cell office:value-type="float" office:value="34.73" calcext:value-type="float">
            <text:p>34.73</text:p>
          </table:table-cell>
          <table:table-cell office:value-type="float" office:value="41.192" calcext:value-type="float">
            <text:p>41.192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40" calcext:value-type="float">
            <text:p>40</text:p>
          </table:table-cell>
          <table:table-cell table:formula="of:=SUM([sim_results_bubble_1ns.G46:.K46])/[sim_results_bubble_1ns.F46]" office:value-type="float" office:value="37.6926666666667" calcext:value-type="float">
            <text:p>37.6926666667</text:p>
          </table:table-cell>
          <table:table-cell table:number-columns-repeated="2"/>
          <table:table-cell table:formula="of:=COUNT([sim_results_bubble_1ns.G46:.K46])" office:value-type="float" office:value="3" calcext:value-type="float">
            <text:p>3</text:p>
          </table:table-cell>
          <table:table-cell office:value-type="float" office:value="36.36" calcext:value-type="float">
            <text:p>36.36</text:p>
          </table:table-cell>
          <table:table-cell office:value-type="float" office:value="34.882" calcext:value-type="float">
            <text:p>34.882</text:p>
          </table:table-cell>
          <table:table-cell office:value-type="float" office:value="41.836" calcext:value-type="float">
            <text:p>41.836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50" calcext:value-type="float">
            <text:p>50</text:p>
          </table:table-cell>
          <table:table-cell table:formula="of:=SUM([sim_results_bubble_1ns.G47:.K47])/[sim_results_bubble_1ns.F47]" office:value-type="float" office:value="38.6623333333333" calcext:value-type="float">
            <text:p>38.6623333333</text:p>
          </table:table-cell>
          <table:table-cell table:number-columns-repeated="2"/>
          <table:table-cell table:formula="of:=COUNT([sim_results_bubble_1ns.G47:.K47])" office:value-type="float" office:value="3" calcext:value-type="float">
            <text:p>3</text:p>
          </table:table-cell>
          <table:table-cell office:value-type="float" office:value="38.552" calcext:value-type="float">
            <text:p>38.552</text:p>
          </table:table-cell>
          <table:table-cell office:value-type="float" office:value="34.932" calcext:value-type="float">
            <text:p>34.932</text:p>
          </table:table-cell>
          <table:table-cell office:value-type="float" office:value="42.503" calcext:value-type="float">
            <text:p>42.503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60" calcext:value-type="float">
            <text:p>60</text:p>
          </table:table-cell>
          <table:table-cell table:formula="of:=SUM([sim_results_bubble_1ns.G48:.K48])/[sim_results_bubble_1ns.F48]" office:value-type="float" office:value="41.5323333333333" calcext:value-type="float">
            <text:p>41.5323333333</text:p>
          </table:table-cell>
          <table:table-cell table:number-columns-repeated="2"/>
          <table:table-cell table:formula="of:=COUNT([sim_results_bubble_1ns.G48:.K48])" office:value-type="float" office:value="3" calcext:value-type="float">
            <text:p>3</text:p>
          </table:table-cell>
          <table:table-cell office:value-type="float" office:value="41.108" calcext:value-type="float">
            <text:p>41.108</text:p>
          </table:table-cell>
          <table:table-cell office:value-type="float" office:value="35.287" calcext:value-type="float">
            <text:p>35.287</text:p>
          </table:table-cell>
          <table:table-cell office:value-type="float" office:value="48.202" calcext:value-type="float">
            <text:p>48.202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70" calcext:value-type="float">
            <text:p>70</text:p>
          </table:table-cell>
          <table:table-cell table:formula="of:=SUM([sim_results_bubble_1ns.G49:.K49])/[sim_results_bubble_1ns.F49]" office:value-type="float" office:value="42.694" calcext:value-type="float">
            <text:p>42.694</text:p>
          </table:table-cell>
          <table:table-cell table:number-columns-repeated="2"/>
          <table:table-cell table:formula="of:=COUNT([sim_results_bubble_1ns.G49:.K49])" office:value-type="float" office:value="3" calcext:value-type="float">
            <text:p>3</text:p>
          </table:table-cell>
          <table:table-cell office:value-type="float" office:value="42.224" calcext:value-type="float">
            <text:p>42.224</text:p>
          </table:table-cell>
          <table:table-cell office:value-type="float" office:value="35.485" calcext:value-type="float">
            <text:p>35.485</text:p>
          </table:table-cell>
          <table:table-cell office:value-type="float" office:value="50.373" calcext:value-type="float">
            <text:p>50.373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80" calcext:value-type="float">
            <text:p>80</text:p>
          </table:table-cell>
          <table:table-cell table:formula="of:=SUM([sim_results_bubble_1ns.G50:.K50])/[sim_results_bubble_1ns.F50]" office:value-type="float" office:value="41.949" calcext:value-type="float">
            <text:p>41.949</text:p>
          </table:table-cell>
          <table:table-cell table:number-columns-repeated="2"/>
          <table:table-cell table:formula="of:=COUNT([sim_results_bubble_1ns.G50:.K50])" office:value-type="float" office:value="3" calcext:value-type="float">
            <text:p>3</text:p>
          </table:table-cell>
          <table:table-cell office:value-type="float" office:value="41.493" calcext:value-type="float">
            <text:p>41.493</text:p>
          </table:table-cell>
          <table:table-cell office:value-type="float" office:value="35.608" calcext:value-type="float">
            <text:p>35.608</text:p>
          </table:table-cell>
          <table:table-cell office:value-type="float" office:value="48.746" calcext:value-type="float">
            <text:p>48.746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0" calcext:value-type="float">
            <text:p>0</text:p>
          </table:table-cell>
          <table:table-cell table:formula="of:=SUM([sim_results_bubble_1ns.G51:.K51])/[sim_results_bubble_1ns.F51]" office:value-type="float" office:value="34.934" calcext:value-type="float">
            <text:p>34.934</text:p>
          </table:table-cell>
          <table:table-cell table:number-columns-repeated="2"/>
          <table:table-cell table:formula="of:=COUNT([sim_results_bubble_1ns.G51:.K51])" office:value-type="float" office:value="3" calcext:value-type="float">
            <text:p>3</text:p>
          </table:table-cell>
          <table:table-cell office:value-type="float" office:value="33.324" calcext:value-type="float">
            <text:p>33.324</text:p>
          </table:table-cell>
          <table:table-cell office:value-type="float" office:value="34.522" calcext:value-type="float">
            <text:p>34.522</text:p>
          </table:table-cell>
          <table:table-cell office:value-type="float" office:value="36.956" calcext:value-type="float">
            <text:p>36.956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5" calcext:value-type="float">
            <text:p>5</text:p>
          </table:table-cell>
          <table:table-cell table:formula="of:=SUM([sim_results_bubble_1ns.G52:.K52])/[sim_results_bubble_1ns.F52]" office:value-type="float" office:value="35.0286666666667" calcext:value-type="float">
            <text:p>35.0286666667</text:p>
          </table:table-cell>
          <table:table-cell table:number-columns-repeated="2"/>
          <table:table-cell table:formula="of:=COUNT([sim_results_bubble_1ns.G52:.K52])" office:value-type="float" office:value="3" calcext:value-type="float">
            <text:p>3</text:p>
          </table:table-cell>
          <table:table-cell office:value-type="float" office:value="33.464" calcext:value-type="float">
            <text:p>33.464</text:p>
          </table:table-cell>
          <table:table-cell office:value-type="float" office:value="34.548" calcext:value-type="float">
            <text:p>34.548</text:p>
          </table:table-cell>
          <table:table-cell office:value-type="float" office:value="37.074" calcext:value-type="float">
            <text:p>37.074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10" calcext:value-type="float">
            <text:p>10</text:p>
          </table:table-cell>
          <table:table-cell table:formula="of:=SUM([sim_results_bubble_1ns.G53:.K53])/[sim_results_bubble_1ns.F53]" office:value-type="float" office:value="35.138" calcext:value-type="float">
            <text:p>35.138</text:p>
          </table:table-cell>
          <table:table-cell table:number-columns-repeated="2"/>
          <table:table-cell table:formula="of:=COUNT([sim_results_bubble_1ns.G53:.K53])" office:value-type="float" office:value="3" calcext:value-type="float">
            <text:p>3</text:p>
          </table:table-cell>
          <table:table-cell office:value-type="float" office:value="33.565" calcext:value-type="float">
            <text:p>33.565</text:p>
          </table:table-cell>
          <table:table-cell office:value-type="float" office:value="34.622" calcext:value-type="float">
            <text:p>34.622</text:p>
          </table:table-cell>
          <table:table-cell office:value-type="float" office:value="37.227" calcext:value-type="float">
            <text:p>37.227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20" calcext:value-type="float">
            <text:p>20</text:p>
          </table:table-cell>
          <table:table-cell table:formula="of:=SUM([sim_results_bubble_1ns.G54:.K54])/[sim_results_bubble_1ns.F54]" office:value-type="float" office:value="35.41" calcext:value-type="float">
            <text:p>35.41</text:p>
          </table:table-cell>
          <table:table-cell table:number-columns-repeated="2"/>
          <table:table-cell table:formula="of:=COUNT([sim_results_bubble_1ns.G54:.K54])" office:value-type="float" office:value="3" calcext:value-type="float">
            <text:p>3</text:p>
          </table:table-cell>
          <table:table-cell office:value-type="float" office:value="33.972" calcext:value-type="float">
            <text:p>33.972</text:p>
          </table:table-cell>
          <table:table-cell office:value-type="float" office:value="34.696" calcext:value-type="float">
            <text:p>34.696</text:p>
          </table:table-cell>
          <table:table-cell office:value-type="float" office:value="37.562" calcext:value-type="float">
            <text:p>37.562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30" calcext:value-type="float">
            <text:p>30</text:p>
          </table:table-cell>
          <table:table-cell table:formula="of:=SUM([sim_results_bubble_1ns.G55:.K55])/[sim_results_bubble_1ns.F55]" office:value-type="float" office:value="35.587" calcext:value-type="float">
            <text:p>35.587</text:p>
          </table:table-cell>
          <table:table-cell table:number-columns-repeated="2"/>
          <table:table-cell table:formula="of:=COUNT([sim_results_bubble_1ns.G55:.K55])" office:value-type="float" office:value="3" calcext:value-type="float">
            <text:p>3</text:p>
          </table:table-cell>
          <table:table-cell office:value-type="float" office:value="34.103" calcext:value-type="float">
            <text:p>34.103</text:p>
          </table:table-cell>
          <table:table-cell office:value-type="float" office:value="34.8" calcext:value-type="float">
            <text:p>34.8</text:p>
          </table:table-cell>
          <table:table-cell office:value-type="float" office:value="37.858" calcext:value-type="float">
            <text:p>37.858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40" calcext:value-type="float">
            <text:p>40</text:p>
          </table:table-cell>
          <table:table-cell table:formula="of:=SUM([sim_results_bubble_1ns.G56:.K56])/[sim_results_bubble_1ns.F56]" office:value-type="float" office:value="36.1896666666667" calcext:value-type="float">
            <text:p>36.1896666667</text:p>
          </table:table-cell>
          <table:table-cell table:number-columns-repeated="2"/>
          <table:table-cell table:formula="of:=COUNT([sim_results_bubble_1ns.G56:.K56])" office:value-type="float" office:value="3" calcext:value-type="float">
            <text:p>3</text:p>
          </table:table-cell>
          <table:table-cell office:value-type="float" office:value="35.061" calcext:value-type="float">
            <text:p>35.061</text:p>
          </table:table-cell>
          <table:table-cell office:value-type="float" office:value="34.883" calcext:value-type="float">
            <text:p>34.883</text:p>
          </table:table-cell>
          <table:table-cell office:value-type="float" office:value="38.625" calcext:value-type="float">
            <text:p>38.625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50" calcext:value-type="float">
            <text:p>50</text:p>
          </table:table-cell>
          <table:table-cell table:formula="of:=SUM([sim_results_bubble_1ns.G57:.K57])/[sim_results_bubble_1ns.F57]" office:value-type="float" office:value="37.8356666666667" calcext:value-type="float">
            <text:p>37.8356666667</text:p>
          </table:table-cell>
          <table:table-cell table:number-columns-repeated="2"/>
          <table:table-cell table:formula="of:=COUNT([sim_results_bubble_1ns.G57:.K57])" office:value-type="float" office:value="3" calcext:value-type="float">
            <text:p>3</text:p>
          </table:table-cell>
          <table:table-cell office:value-type="float" office:value="36.729" calcext:value-type="float">
            <text:p>36.729</text:p>
          </table:table-cell>
          <table:table-cell office:value-type="float" office:value="35" calcext:value-type="float">
            <text:p>35</text:p>
          </table:table-cell>
          <table:table-cell office:value-type="float" office:value="41.778" calcext:value-type="float">
            <text:p>41.778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60" calcext:value-type="float">
            <text:p>60</text:p>
          </table:table-cell>
          <table:table-cell table:formula="of:=SUM([sim_results_bubble_1ns.G58:.K58])/[sim_results_bubble_1ns.F58]" office:value-type="float" office:value="39.8316666666667" calcext:value-type="float">
            <text:p>39.8316666667</text:p>
          </table:table-cell>
          <table:table-cell table:number-columns-repeated="2"/>
          <table:table-cell table:formula="of:=COUNT([sim_results_bubble_1ns.G58:.K58])" office:value-type="float" office:value="3" calcext:value-type="float">
            <text:p>3</text:p>
          </table:table-cell>
          <table:table-cell office:value-type="float" office:value="39.705" calcext:value-type="float">
            <text:p>39.705</text:p>
          </table:table-cell>
          <table:table-cell office:value-type="float" office:value="35.383" calcext:value-type="float">
            <text:p>35.383</text:p>
          </table:table-cell>
          <table:table-cell office:value-type="float" office:value="44.407" calcext:value-type="float">
            <text:p>44.407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70" calcext:value-type="float">
            <text:p>70</text:p>
          </table:table-cell>
          <table:table-cell table:formula="of:=SUM([sim_results_bubble_1ns.G59:.K59])/[sim_results_bubble_1ns.F59]" office:value-type="float" office:value="40.446" calcext:value-type="float">
            <text:p>40.446</text:p>
          </table:table-cell>
          <table:table-cell table:number-columns-repeated="2"/>
          <table:table-cell table:formula="of:=COUNT([sim_results_bubble_1ns.G59:.K59])" office:value-type="float" office:value="3" calcext:value-type="float">
            <text:p>3</text:p>
          </table:table-cell>
          <table:table-cell office:value-type="float" office:value="40.72" calcext:value-type="float">
            <text:p>40.72</text:p>
          </table:table-cell>
          <table:table-cell office:value-type="float" office:value="35.522" calcext:value-type="float">
            <text:p>35.522</text:p>
          </table:table-cell>
          <table:table-cell office:value-type="float" office:value="45.096" calcext:value-type="float">
            <text:p>45.096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80" calcext:value-type="float">
            <text:p>80</text:p>
          </table:table-cell>
          <table:table-cell table:formula="of:=SUM([sim_results_bubble_1ns.G60:.K60])/[sim_results_bubble_1ns.F60]" office:value-type="float" office:value="40.1496666666667" calcext:value-type="float">
            <text:p>40.1496666667</text:p>
          </table:table-cell>
          <table:table-cell table:number-columns-repeated="2"/>
          <table:table-cell table:formula="of:=COUNT([sim_results_bubble_1ns.G60:.K60])" office:value-type="float" office:value="3" calcext:value-type="float">
            <text:p>3</text:p>
          </table:table-cell>
          <table:table-cell office:value-type="float" office:value="39.923" calcext:value-type="float">
            <text:p>39.923</text:p>
          </table:table-cell>
          <table:table-cell office:value-type="float" office:value="35.774" calcext:value-type="float">
            <text:p>35.774</text:p>
          </table:table-cell>
          <table:table-cell office:value-type="float" office:value="44.752" calcext:value-type="float">
            <text:p>44.752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formula="of:=SUM([sim_results_bubble_1ns.G61:.K61])/[sim_results_bubble_1ns.F61]" office:value-type="float" office:value="36.6803333333333" calcext:value-type="float">
            <text:p>36.6803333333</text:p>
          </table:table-cell>
          <table:table-cell table:number-columns-repeated="2"/>
          <table:table-cell table:formula="of:=COUNT([sim_results_bubble_1ns.G61:.K61])" office:value-type="float" office:value="3" calcext:value-type="float">
            <text:p>3</text:p>
          </table:table-cell>
          <table:table-cell office:value-type="float" office:value="35.809" calcext:value-type="float">
            <text:p>35.809</text:p>
          </table:table-cell>
          <table:table-cell office:value-type="float" office:value="36.016" calcext:value-type="float">
            <text:p>36.016</text:p>
          </table:table-cell>
          <table:table-cell office:value-type="float" office:value="38.216" calcext:value-type="float">
            <text:p>38.216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  <table:table-cell table:formula="of:=SUM([sim_results_bubble_1ns.G62:.K62])/[sim_results_bubble_1ns.F62]" office:value-type="float" office:value="36.7806666666667" calcext:value-type="float">
            <text:p>36.7806666667</text:p>
          </table:table-cell>
          <table:table-cell table:number-columns-repeated="2"/>
          <table:table-cell table:formula="of:=COUNT([sim_results_bubble_1ns.G62:.K62])" office:value-type="float" office:value="3" calcext:value-type="float">
            <text:p>3</text:p>
          </table:table-cell>
          <table:table-cell office:value-type="float" office:value="35.959" calcext:value-type="float">
            <text:p>35.959</text:p>
          </table:table-cell>
          <table:table-cell office:value-type="float" office:value="36.041" calcext:value-type="float">
            <text:p>36.041</text:p>
          </table:table-cell>
          <table:table-cell office:value-type="float" office:value="38.342" calcext:value-type="float">
            <text:p>38.342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formula="of:=SUM([sim_results_bubble_1ns.G63:.K63])/[sim_results_bubble_1ns.F63]" office:value-type="float" office:value="36.953" calcext:value-type="float">
            <text:p>36.953</text:p>
          </table:table-cell>
          <table:table-cell table:number-columns-repeated="2"/>
          <table:table-cell table:formula="of:=COUNT([sim_results_bubble_1ns.G63:.K63])" office:value-type="float" office:value="3" calcext:value-type="float">
            <text:p>3</text:p>
          </table:table-cell>
          <table:table-cell office:value-type="float" office:value="35.734" calcext:value-type="float">
            <text:p>35.734</text:p>
          </table:table-cell>
          <table:table-cell office:value-type="float" office:value="36.091" calcext:value-type="float">
            <text:p>36.091</text:p>
          </table:table-cell>
          <table:table-cell office:value-type="float" office:value="39.034" calcext:value-type="float">
            <text:p>39.03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0" calcext:value-type="float">
            <text:p>20</text:p>
          </table:table-cell>
          <table:table-cell table:formula="of:=SUM([sim_results_bubble_1ns.G64:.K64])/[sim_results_bubble_1ns.F64]" office:value-type="float" office:value="37.2223333333333" calcext:value-type="float">
            <text:p>37.2223333333</text:p>
          </table:table-cell>
          <table:table-cell table:number-columns-repeated="2"/>
          <table:table-cell table:formula="of:=COUNT([sim_results_bubble_1ns.G64:.K64])" office:value-type="float" office:value="3" calcext:value-type="float">
            <text:p>3</text:p>
          </table:table-cell>
          <table:table-cell office:value-type="float" office:value="36.197" calcext:value-type="float">
            <text:p>36.197</text:p>
          </table:table-cell>
          <table:table-cell office:value-type="float" office:value="36.135" calcext:value-type="float">
            <text:p>36.135</text:p>
          </table:table-cell>
          <table:table-cell office:value-type="float" office:value="39.335" calcext:value-type="float">
            <text:p>39.335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0" calcext:value-type="float">
            <text:p>30</text:p>
          </table:table-cell>
          <table:table-cell table:formula="of:=SUM([sim_results_bubble_1ns.G65:.K65])/[sim_results_bubble_1ns.F65]" office:value-type="float" office:value="37.383" calcext:value-type="float">
            <text:p>37.383</text:p>
          </table:table-cell>
          <table:table-cell table:number-columns-repeated="2"/>
          <table:table-cell table:formula="of:=COUNT([sim_results_bubble_1ns.G65:.K65])" office:value-type="float" office:value="3" calcext:value-type="float">
            <text:p>3</text:p>
          </table:table-cell>
          <table:table-cell office:value-type="float" office:value="36.638" calcext:value-type="float">
            <text:p>36.638</text:p>
          </table:table-cell>
          <table:table-cell office:value-type="float" office:value="36.32" calcext:value-type="float">
            <text:p>36.32</text:p>
          </table:table-cell>
          <table:table-cell office:value-type="float" office:value="39.191" calcext:value-type="float">
            <text:p>39.19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40" calcext:value-type="float">
            <text:p>40</text:p>
          </table:table-cell>
          <table:table-cell table:formula="of:=SUM([sim_results_bubble_1ns.G66:.K66])/[sim_results_bubble_1ns.F66]" office:value-type="float" office:value="37.9813333333333" calcext:value-type="float">
            <text:p>37.9813333333</text:p>
          </table:table-cell>
          <table:table-cell table:number-columns-repeated="2"/>
          <table:table-cell table:formula="of:=COUNT([sim_results_bubble_1ns.G66:.K66])" office:value-type="float" office:value="3" calcext:value-type="float">
            <text:p>3</text:p>
          </table:table-cell>
          <table:table-cell office:value-type="float" office:value="37.191" calcext:value-type="float">
            <text:p>37.191</text:p>
          </table:table-cell>
          <table:table-cell office:value-type="float" office:value="36.433" calcext:value-type="float">
            <text:p>36.433</text:p>
          </table:table-cell>
          <table:table-cell office:value-type="float" office:value="40.32" calcext:value-type="float">
            <text:p>40.32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" calcext:value-type="float">
            <text:p>50</text:p>
          </table:table-cell>
          <table:table-cell table:formula="of:=SUM([sim_results_bubble_1ns.G67:.K67])/[sim_results_bubble_1ns.F67]" office:value-type="float" office:value="39.6956666666667" calcext:value-type="float">
            <text:p>39.6956666667</text:p>
          </table:table-cell>
          <table:table-cell table:number-columns-repeated="2"/>
          <table:table-cell table:formula="of:=COUNT([sim_results_bubble_1ns.G67:.K67])" office:value-type="float" office:value="3" calcext:value-type="float">
            <text:p>3</text:p>
          </table:table-cell>
          <table:table-cell office:value-type="float" office:value="39.178" calcext:value-type="float">
            <text:p>39.178</text:p>
          </table:table-cell>
          <table:table-cell office:value-type="float" office:value="36.527" calcext:value-type="float">
            <text:p>36.527</text:p>
          </table:table-cell>
          <table:table-cell office:value-type="float" office:value="43.382" calcext:value-type="float">
            <text:p>43.382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0" calcext:value-type="float">
            <text:p>60</text:p>
          </table:table-cell>
          <table:table-cell table:formula="of:=SUM([sim_results_bubble_1ns.G68:.K68])/[sim_results_bubble_1ns.F68]" office:value-type="float" office:value="41.7193333333333" calcext:value-type="float">
            <text:p>41.7193333333</text:p>
          </table:table-cell>
          <table:table-cell table:number-columns-repeated="2"/>
          <table:table-cell table:formula="of:=COUNT([sim_results_bubble_1ns.G68:.K68])" office:value-type="float" office:value="3" calcext:value-type="float">
            <text:p>3</text:p>
          </table:table-cell>
          <table:table-cell office:value-type="float" office:value="42.131" calcext:value-type="float">
            <text:p>42.131</text:p>
          </table:table-cell>
          <table:table-cell office:value-type="float" office:value="36.853" calcext:value-type="float">
            <text:p>36.853</text:p>
          </table:table-cell>
          <table:table-cell office:value-type="float" office:value="46.174" calcext:value-type="float">
            <text:p>46.17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0" calcext:value-type="float">
            <text:p>70</text:p>
          </table:table-cell>
          <table:table-cell table:formula="of:=SUM([sim_results_bubble_1ns.G69:.K69])/[sim_results_bubble_1ns.F69]" office:value-type="float" office:value="43.8343333333333" calcext:value-type="float">
            <text:p>43.8343333333</text:p>
          </table:table-cell>
          <table:table-cell table:number-columns-repeated="2"/>
          <table:table-cell table:formula="of:=COUNT([sim_results_bubble_1ns.G69:.K69])" office:value-type="float" office:value="3" calcext:value-type="float">
            <text:p>3</text:p>
          </table:table-cell>
          <table:table-cell office:value-type="float" office:value="45.45" calcext:value-type="float">
            <text:p>45.45</text:p>
          </table:table-cell>
          <table:table-cell office:value-type="float" office:value="37.006" calcext:value-type="float">
            <text:p>37.006</text:p>
          </table:table-cell>
          <table:table-cell office:value-type="float" office:value="49.047" calcext:value-type="float">
            <text:p>49.047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80" calcext:value-type="float">
            <text:p>80</text:p>
          </table:table-cell>
          <table:table-cell table:formula="of:=SUM([sim_results_bubble_1ns.G70:.K70])/[sim_results_bubble_1ns.F70]" office:value-type="float" office:value="43.2576666666667" calcext:value-type="float">
            <text:p>43.2576666667</text:p>
          </table:table-cell>
          <table:table-cell table:number-columns-repeated="2"/>
          <table:table-cell table:formula="of:=COUNT([sim_results_bubble_1ns.G70:.K70])" office:value-type="float" office:value="3" calcext:value-type="float">
            <text:p>3</text:p>
          </table:table-cell>
          <table:table-cell office:value-type="float" office:value="43.047" calcext:value-type="float">
            <text:p>43.047</text:p>
          </table:table-cell>
          <table:table-cell office:value-type="float" office:value="37.273" calcext:value-type="float">
            <text:p>37.273</text:p>
          </table:table-cell>
          <table:table-cell office:value-type="float" office:value="49.453" calcext:value-type="float">
            <text:p>49.453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formula="of:=SUM([sim_results_bubble_1ns.G71:.K71])/[sim_results_bubble_1ns.F71]" office:value-type="float" office:value="38.078" calcext:value-type="float">
            <text:p>38.078</text:p>
          </table:table-cell>
          <table:table-cell table:number-columns-repeated="2"/>
          <table:table-cell table:formula="of:=COUNT([sim_results_bubble_1ns.G71:.K71])" office:value-type="float" office:value="3" calcext:value-type="float">
            <text:p>3</text:p>
          </table:table-cell>
          <table:table-cell office:value-type="float" office:value="38.585" calcext:value-type="float">
            <text:p>38.585</text:p>
          </table:table-cell>
          <table:table-cell office:value-type="float" office:value="37.427" calcext:value-type="float">
            <text:p>37.427</text:p>
          </table:table-cell>
          <table:table-cell office:value-type="float" office:value="38.222" calcext:value-type="float">
            <text:p>38.222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formula="of:=SUM([sim_results_bubble_1ns.G72:.K72])/[sim_results_bubble_1ns.F72]" office:value-type="float" office:value="38.1716666666667" calcext:value-type="float">
            <text:p>38.1716666667</text:p>
          </table:table-cell>
          <table:table-cell table:number-columns-repeated="2"/>
          <table:table-cell table:formula="of:=COUNT([sim_results_bubble_1ns.G72:.K72])" office:value-type="float" office:value="3" calcext:value-type="float">
            <text:p>3</text:p>
          </table:table-cell>
          <table:table-cell office:value-type="float" office:value="38.743" calcext:value-type="float">
            <text:p>38.743</text:p>
          </table:table-cell>
          <table:table-cell office:value-type="float" office:value="37.465" calcext:value-type="float">
            <text:p>37.465</text:p>
          </table:table-cell>
          <table:table-cell office:value-type="float" office:value="38.307" calcext:value-type="float">
            <text:p>38.30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formula="of:=SUM([sim_results_bubble_1ns.G73:.K73])/[sim_results_bubble_1ns.F73]" office:value-type="float" office:value="38.6886666666667" calcext:value-type="float">
            <text:p>38.6886666667</text:p>
          </table:table-cell>
          <table:table-cell table:number-columns-repeated="2"/>
          <table:table-cell table:formula="of:=COUNT([sim_results_bubble_1ns.G73:.K73])" office:value-type="float" office:value="3" calcext:value-type="float">
            <text:p>3</text:p>
          </table:table-cell>
          <table:table-cell office:value-type="float" office:value="39.098" calcext:value-type="float">
            <text:p>39.098</text:p>
          </table:table-cell>
          <table:table-cell office:value-type="float" office:value="37.495" calcext:value-type="float">
            <text:p>37.495</text:p>
          </table:table-cell>
          <table:table-cell office:value-type="float" office:value="39.473" calcext:value-type="float">
            <text:p>39.473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table:formula="of:=SUM([sim_results_bubble_1ns.G74:.K74])/[sim_results_bubble_1ns.F74]" office:value-type="float" office:value="38.6533333333333" calcext:value-type="float">
            <text:p>38.6533333333</text:p>
          </table:table-cell>
          <table:table-cell table:number-columns-repeated="2"/>
          <table:table-cell table:formula="of:=COUNT([sim_results_bubble_1ns.G74:.K74])" office:value-type="float" office:value="3" calcext:value-type="float">
            <text:p>3</text:p>
          </table:table-cell>
          <table:table-cell office:value-type="float" office:value="39.32" calcext:value-type="float">
            <text:p>39.32</text:p>
          </table:table-cell>
          <table:table-cell office:value-type="float" office:value="37.475" calcext:value-type="float">
            <text:p>37.475</text:p>
          </table:table-cell>
          <table:table-cell office:value-type="float" office:value="39.165" calcext:value-type="float">
            <text:p>39.16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30" calcext:value-type="float">
            <text:p>30</text:p>
          </table:table-cell>
          <table:table-cell table:formula="of:=SUM([sim_results_bubble_1ns.G75:.K75])/[sim_results_bubble_1ns.F75]" office:value-type="float" office:value="38.9853333333333" calcext:value-type="float">
            <text:p>38.9853333333</text:p>
          </table:table-cell>
          <table:table-cell table:number-columns-repeated="2"/>
          <table:table-cell table:formula="of:=COUNT([sim_results_bubble_1ns.G75:.K75])" office:value-type="float" office:value="3" calcext:value-type="float">
            <text:p>3</text:p>
          </table:table-cell>
          <table:table-cell office:value-type="float" office:value="39.793" calcext:value-type="float">
            <text:p>39.793</text:p>
          </table:table-cell>
          <table:table-cell office:value-type="float" office:value="37.51" calcext:value-type="float">
            <text:p>37.51</text:p>
          </table:table-cell>
          <table:table-cell office:value-type="float" office:value="39.653" calcext:value-type="float">
            <text:p>39.653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40" calcext:value-type="float">
            <text:p>40</text:p>
          </table:table-cell>
          <table:table-cell table:formula="of:=SUM([sim_results_bubble_1ns.G76:.K76])/[sim_results_bubble_1ns.F76]" office:value-type="float" office:value="40.136" calcext:value-type="float">
            <text:p>40.136</text:p>
          </table:table-cell>
          <table:table-cell table:number-columns-repeated="2"/>
          <table:table-cell table:formula="of:=COUNT([sim_results_bubble_1ns.G76:.K76])" office:value-type="float" office:value="3" calcext:value-type="float">
            <text:p>3</text:p>
          </table:table-cell>
          <table:table-cell office:value-type="float" office:value="41.382" calcext:value-type="float">
            <text:p>41.382</text:p>
          </table:table-cell>
          <table:table-cell office:value-type="float" office:value="38.615" calcext:value-type="float">
            <text:p>38.615</text:p>
          </table:table-cell>
          <table:table-cell office:value-type="float" office:value="40.411" calcext:value-type="float">
            <text:p>40.41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formula="of:=SUM([sim_results_bubble_1ns.G77:.K77])/[sim_results_bubble_1ns.F77]" office:value-type="float" office:value="41.1396666666667" calcext:value-type="float">
            <text:p>41.1396666667</text:p>
          </table:table-cell>
          <table:table-cell table:number-columns-repeated="2"/>
          <table:table-cell table:formula="of:=COUNT([sim_results_bubble_1ns.G77:.K77])" office:value-type="float" office:value="3" calcext:value-type="float">
            <text:p>3</text:p>
          </table:table-cell>
          <table:table-cell office:value-type="float" office:value="42.152" calcext:value-type="float">
            <text:p>42.152</text:p>
          </table:table-cell>
          <table:table-cell office:value-type="float" office:value="37.794" calcext:value-type="float">
            <text:p>37.794</text:p>
          </table:table-cell>
          <table:table-cell office:value-type="float" office:value="43.473" calcext:value-type="float">
            <text:p>43.473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60" calcext:value-type="float">
            <text:p>60</text:p>
          </table:table-cell>
          <table:table-cell table:formula="of:=SUM([sim_results_bubble_1ns.G78:.K78])/[sim_results_bubble_1ns.F78]" office:value-type="float" office:value="43.6103333333333" calcext:value-type="float">
            <text:p>43.6103333333</text:p>
          </table:table-cell>
          <table:table-cell table:number-columns-repeated="2"/>
          <table:table-cell table:formula="of:=COUNT([sim_results_bubble_1ns.G78:.K78])" office:value-type="float" office:value="3" calcext:value-type="float">
            <text:p>3</text:p>
          </table:table-cell>
          <table:table-cell office:value-type="float" office:value="45.433" calcext:value-type="float">
            <text:p>45.433</text:p>
          </table:table-cell>
          <table:table-cell office:value-type="float" office:value="38.842" calcext:value-type="float">
            <text:p>38.842</text:p>
          </table:table-cell>
          <table:table-cell office:value-type="float" office:value="46.556" calcext:value-type="float">
            <text:p>46.556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0" calcext:value-type="float">
            <text:p>70</text:p>
          </table:table-cell>
          <table:table-cell table:formula="of:=SUM([sim_results_bubble_1ns.G79:.K79])/[sim_results_bubble_1ns.F79]" office:value-type="float" office:value="44.418" calcext:value-type="float">
            <text:p>44.418</text:p>
          </table:table-cell>
          <table:table-cell table:number-columns-repeated="2"/>
          <table:table-cell table:formula="of:=COUNT([sim_results_bubble_1ns.G79:.K79])" office:value-type="float" office:value="3" calcext:value-type="float">
            <text:p>3</text:p>
          </table:table-cell>
          <table:table-cell office:value-type="float" office:value="46.942" calcext:value-type="float">
            <text:p>46.942</text:p>
          </table:table-cell>
          <table:table-cell office:value-type="float" office:value="39.954" calcext:value-type="float">
            <text:p>39.954</text:p>
          </table:table-cell>
          <table:table-cell office:value-type="float" office:value="46.358" calcext:value-type="float">
            <text:p>46.358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0" calcext:value-type="float">
            <text:p>80</text:p>
          </table:table-cell>
          <table:table-cell table:formula="of:=SUM([sim_results_bubble_1ns.G80:.K80])/[sim_results_bubble_1ns.F80]" office:value-type="float" office:value="44.789" calcext:value-type="float">
            <text:p>44.789</text:p>
          </table:table-cell>
          <table:table-cell table:number-columns-repeated="2"/>
          <table:table-cell table:formula="of:=COUNT([sim_results_bubble_1ns.G80:.K80])" office:value-type="float" office:value="3" calcext:value-type="float">
            <text:p>3</text:p>
          </table:table-cell>
          <table:table-cell office:value-type="float" office:value="46.598" calcext:value-type="float">
            <text:p>46.598</text:p>
          </table:table-cell>
          <table:table-cell office:value-type="float" office:value="39.607" calcext:value-type="float">
            <text:p>39.607</text:p>
          </table:table-cell>
          <table:table-cell office:value-type="float" office:value="48.162" calcext:value-type="float">
            <text:p>48.162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0" calcext:value-type="float">
            <text:p>0</text:p>
          </table:table-cell>
          <table:table-cell table:formula="of:=SUM([sim_results_bubble_1ns.G81:.K81])/[sim_results_bubble_1ns.F81]" office:value-type="float" office:value="40.4206666666667" calcext:value-type="float">
            <text:p>40.4206666667</text:p>
          </table:table-cell>
          <table:table-cell table:number-columns-repeated="2"/>
          <table:table-cell table:formula="of:=COUNT([sim_results_bubble_1ns.G81:.K81])" office:value-type="float" office:value="3" calcext:value-type="float">
            <text:p>3</text:p>
          </table:table-cell>
          <table:table-cell office:value-type="float" office:value="41.45" calcext:value-type="float">
            <text:p>41.45</text:p>
          </table:table-cell>
          <table:table-cell office:value-type="float" office:value="41.719" calcext:value-type="float">
            <text:p>41.719</text:p>
          </table:table-cell>
          <table:table-cell office:value-type="float" office:value="38.093" calcext:value-type="float">
            <text:p>38.093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5" calcext:value-type="float">
            <text:p>5</text:p>
          </table:table-cell>
          <table:table-cell table:formula="of:=SUM([sim_results_bubble_1ns.G82:.K82])/[sim_results_bubble_1ns.F82]" office:value-type="float" office:value="40.006" calcext:value-type="float">
            <text:p>40.006</text:p>
          </table:table-cell>
          <table:table-cell table:number-columns-repeated="2"/>
          <table:table-cell table:formula="of:=COUNT([sim_results_bubble_1ns.G82:.K82])" office:value-type="float" office:value="3" calcext:value-type="float">
            <text:p>3</text:p>
          </table:table-cell>
          <table:table-cell office:value-type="float" office:value="41.608" calcext:value-type="float">
            <text:p>41.608</text:p>
          </table:table-cell>
          <table:table-cell office:value-type="float" office:value="40.169" calcext:value-type="float">
            <text:p>40.169</text:p>
          </table:table-cell>
          <table:table-cell office:value-type="float" office:value="38.241" calcext:value-type="float">
            <text:p>38.241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10" calcext:value-type="float">
            <text:p>10</text:p>
          </table:table-cell>
          <table:table-cell table:formula="of:=SUM([sim_results_bubble_1ns.G83:.K83])/[sim_results_bubble_1ns.F83]" office:value-type="float" office:value="41.0026666666667" calcext:value-type="float">
            <text:p>41.0026666667</text:p>
          </table:table-cell>
          <table:table-cell table:number-columns-repeated="2"/>
          <table:table-cell table:formula="of:=COUNT([sim_results_bubble_1ns.G83:.K83])" office:value-type="float" office:value="3" calcext:value-type="float">
            <text:p>3</text:p>
          </table:table-cell>
          <table:table-cell office:value-type="float" office:value="41.732" calcext:value-type="float">
            <text:p>41.732</text:p>
          </table:table-cell>
          <table:table-cell office:value-type="float" office:value="41.797" calcext:value-type="float">
            <text:p>41.797</text:p>
          </table:table-cell>
          <table:table-cell office:value-type="float" office:value="39.479" calcext:value-type="float">
            <text:p>39.479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20" calcext:value-type="float">
            <text:p>20</text:p>
          </table:table-cell>
          <table:table-cell table:formula="of:=SUM([sim_results_bubble_1ns.G84:.K84])/[sim_results_bubble_1ns.F84]" office:value-type="float" office:value="41.1486666666667" calcext:value-type="float">
            <text:p>41.1486666667</text:p>
          </table:table-cell>
          <table:table-cell table:number-columns-repeated="2"/>
          <table:table-cell table:formula="of:=COUNT([sim_results_bubble_1ns.G84:.K84])" office:value-type="float" office:value="3" calcext:value-type="float">
            <text:p>3</text:p>
          </table:table-cell>
          <table:table-cell office:value-type="float" office:value="41.638" calcext:value-type="float">
            <text:p>41.638</text:p>
          </table:table-cell>
          <table:table-cell office:value-type="float" office:value="42.267" calcext:value-type="float">
            <text:p>42.267</text:p>
          </table:table-cell>
          <table:table-cell office:value-type="float" office:value="39.541" calcext:value-type="float">
            <text:p>39.541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30" calcext:value-type="float">
            <text:p>30</text:p>
          </table:table-cell>
          <table:table-cell table:formula="of:=SUM([sim_results_bubble_1ns.G85:.K85])/[sim_results_bubble_1ns.F85]" office:value-type="float" office:value="40.681" calcext:value-type="float">
            <text:p>40.681</text:p>
          </table:table-cell>
          <table:table-cell table:number-columns-repeated="2"/>
          <table:table-cell table:formula="of:=COUNT([sim_results_bubble_1ns.G85:.K85])" office:value-type="float" office:value="3" calcext:value-type="float">
            <text:p>3</text:p>
          </table:table-cell>
          <table:table-cell office:value-type="float" office:value="42.142" calcext:value-type="float">
            <text:p>42.142</text:p>
          </table:table-cell>
          <table:table-cell office:value-type="float" office:value="40.391" calcext:value-type="float">
            <text:p>40.391</text:p>
          </table:table-cell>
          <table:table-cell office:value-type="float" office:value="39.51" calcext:value-type="float">
            <text:p>39.51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40" calcext:value-type="float">
            <text:p>40</text:p>
          </table:table-cell>
          <table:table-cell table:formula="of:=SUM([sim_results_bubble_1ns.G86:.K86])/[sim_results_bubble_1ns.F86]" office:value-type="float" office:value="42.2213333333333" calcext:value-type="float">
            <text:p>42.2213333333</text:p>
          </table:table-cell>
          <table:table-cell table:number-columns-repeated="2"/>
          <table:table-cell table:formula="of:=COUNT([sim_results_bubble_1ns.G86:.K86])" office:value-type="float" office:value="3" calcext:value-type="float">
            <text:p>3</text:p>
          </table:table-cell>
          <table:table-cell office:value-type="float" office:value="42.891" calcext:value-type="float">
            <text:p>42.891</text:p>
          </table:table-cell>
          <table:table-cell office:value-type="float" office:value="42.518" calcext:value-type="float">
            <text:p>42.518</text:p>
          </table:table-cell>
          <table:table-cell office:value-type="float" office:value="41.255" calcext:value-type="float">
            <text:p>41.255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50" calcext:value-type="float">
            <text:p>50</text:p>
          </table:table-cell>
          <table:table-cell table:formula="of:=SUM([sim_results_bubble_1ns.G87:.K87])/[sim_results_bubble_1ns.F87]" office:value-type="float" office:value="43.7786666666667" calcext:value-type="float">
            <text:p>43.7786666667</text:p>
          </table:table-cell>
          <table:table-cell table:number-columns-repeated="2"/>
          <table:table-cell table:formula="of:=COUNT([sim_results_bubble_1ns.G87:.K87])" office:value-type="float" office:value="3" calcext:value-type="float">
            <text:p>3</text:p>
          </table:table-cell>
          <table:table-cell office:value-type="float" office:value="46.043" calcext:value-type="float">
            <text:p>46.043</text:p>
          </table:table-cell>
          <table:table-cell office:value-type="float" office:value="41.704" calcext:value-type="float">
            <text:p>41.704</text:p>
          </table:table-cell>
          <table:table-cell office:value-type="float" office:value="43.589" calcext:value-type="float">
            <text:p>43.589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60" calcext:value-type="float">
            <text:p>60</text:p>
          </table:table-cell>
          <table:table-cell table:formula="of:=SUM([sim_results_bubble_1ns.G88:.K88])/[sim_results_bubble_1ns.F88]" office:value-type="float" office:value="45.9116666666667" calcext:value-type="float">
            <text:p>45.9116666667</text:p>
          </table:table-cell>
          <table:table-cell table:number-columns-repeated="2"/>
          <table:table-cell table:formula="of:=COUNT([sim_results_bubble_1ns.G88:.K88])" office:value-type="float" office:value="3" calcext:value-type="float">
            <text:p>3</text:p>
          </table:table-cell>
          <table:table-cell office:value-type="float" office:value="47.63" calcext:value-type="float">
            <text:p>47.63</text:p>
          </table:table-cell>
          <table:table-cell office:value-type="float" office:value="42.427" calcext:value-type="float">
            <text:p>42.427</text:p>
          </table:table-cell>
          <table:table-cell office:value-type="float" office:value="47.678" calcext:value-type="float">
            <text:p>47.678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70" calcext:value-type="float">
            <text:p>70</text:p>
          </table:table-cell>
          <table:table-cell table:formula="of:=SUM([sim_results_bubble_1ns.G89:.K89])/[sim_results_bubble_1ns.F89]" office:value-type="float" office:value="48.149" calcext:value-type="float">
            <text:p>48.149</text:p>
          </table:table-cell>
          <table:table-cell table:number-columns-repeated="2"/>
          <table:table-cell table:formula="of:=COUNT([sim_results_bubble_1ns.G89:.K89])" office:value-type="float" office:value="3" calcext:value-type="float">
            <text:p>3</text:p>
          </table:table-cell>
          <table:table-cell office:value-type="float" office:value="51.845" calcext:value-type="float">
            <text:p>51.845</text:p>
          </table:table-cell>
          <table:table-cell office:value-type="float" office:value="41.968" calcext:value-type="float">
            <text:p>41.968</text:p>
          </table:table-cell>
          <table:table-cell office:value-type="float" office:value="50.634" calcext:value-type="float">
            <text:p>50.634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80" calcext:value-type="float">
            <text:p>80</text:p>
          </table:table-cell>
          <table:table-cell table:formula="of:=SUM([sim_results_bubble_1ns.G90:.K90])/[sim_results_bubble_1ns.F90]" office:value-type="float" office:value="46.2516666666667" calcext:value-type="float">
            <text:p>46.2516666667</text:p>
          </table:table-cell>
          <table:table-cell table:number-columns-repeated="2"/>
          <table:table-cell table:formula="of:=COUNT([sim_results_bubble_1ns.G90:.K90])" office:value-type="float" office:value="3" calcext:value-type="float">
            <text:p>3</text:p>
          </table:table-cell>
          <table:table-cell office:value-type="float" office:value="47.047" calcext:value-type="float">
            <text:p>47.047</text:p>
          </table:table-cell>
          <table:table-cell office:value-type="float" office:value="42.954" calcext:value-type="float">
            <text:p>42.954</text:p>
          </table:table-cell>
          <table:table-cell office:value-type="float" office:value="48.754" calcext:value-type="float">
            <text:p>48.75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SUM([sim_results_bubble_1ns.G91:.K91])/[sim_results_bubble_1ns.F91]" office:value-type="float" office:value="45.6236666666667" calcext:value-type="float">
            <text:p>45.6236666667</text:p>
          </table:table-cell>
          <table:table-cell table:number-columns-repeated="2"/>
          <table:table-cell table:formula="of:=COUNT([sim_results_bubble_1ns.G91:.K91])" office:value-type="float" office:value="3" calcext:value-type="float">
            <text:p>3</text:p>
          </table:table-cell>
          <table:table-cell office:value-type="float" office:value="45.111" calcext:value-type="float">
            <text:p>45.111</text:p>
          </table:table-cell>
          <table:table-cell office:value-type="float" office:value="44.901" calcext:value-type="float">
            <text:p>44.901</text:p>
          </table:table-cell>
          <table:table-cell office:value-type="float" office:value="46.859" calcext:value-type="float">
            <text:p>46.85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formula="of:=SUM([sim_results_bubble_1ns.G92:.K92])/[sim_results_bubble_1ns.F92]" office:value-type="float" office:value="46.105" calcext:value-type="float">
            <text:p>46.105</text:p>
          </table:table-cell>
          <table:table-cell table:number-columns-repeated="2"/>
          <table:table-cell table:formula="of:=COUNT([sim_results_bubble_1ns.G92:.K92])" office:value-type="float" office:value="3" calcext:value-type="float">
            <text:p>3</text:p>
          </table:table-cell>
          <table:table-cell office:value-type="float" office:value="45.775" calcext:value-type="float">
            <text:p>45.775</text:p>
          </table:table-cell>
          <table:table-cell office:value-type="float" office:value="46.889" calcext:value-type="float">
            <text:p>46.889</text:p>
          </table:table-cell>
          <table:table-cell office:value-type="float" office:value="45.651" calcext:value-type="float">
            <text:p>45.65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formula="of:=SUM([sim_results_bubble_1ns.G93:.K93])/[sim_results_bubble_1ns.F93]" office:value-type="float" office:value="45.2613333333333" calcext:value-type="float">
            <text:p>45.2613333333</text:p>
          </table:table-cell>
          <table:table-cell table:number-columns-repeated="2"/>
          <table:table-cell table:formula="of:=COUNT([sim_results_bubble_1ns.G93:.K93])" office:value-type="float" office:value="3" calcext:value-type="float">
            <text:p>3</text:p>
          </table:table-cell>
          <table:table-cell office:value-type="float" office:value="46.209" calcext:value-type="float">
            <text:p>46.209</text:p>
          </table:table-cell>
          <table:table-cell office:value-type="float" office:value="45.19" calcext:value-type="float">
            <text:p>45.19</text:p>
          </table:table-cell>
          <table:table-cell office:value-type="float" office:value="44.385" calcext:value-type="float">
            <text:p>44.38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formula="of:=SUM([sim_results_bubble_1ns.G94:.K94])/[sim_results_bubble_1ns.F94]" office:value-type="float" office:value="45.4176666666667" calcext:value-type="float">
            <text:p>45.4176666667</text:p>
          </table:table-cell>
          <table:table-cell table:number-columns-repeated="2"/>
          <table:table-cell table:formula="of:=COUNT([sim_results_bubble_1ns.G94:.K94])" office:value-type="float" office:value="3" calcext:value-type="float">
            <text:p>3</text:p>
          </table:table-cell>
          <table:table-cell office:value-type="float" office:value="45.515" calcext:value-type="float">
            <text:p>45.515</text:p>
          </table:table-cell>
          <table:table-cell office:value-type="float" office:value="44.808" calcext:value-type="float">
            <text:p>44.808</text:p>
          </table:table-cell>
          <table:table-cell office:value-type="float" office:value="45.93" calcext:value-type="float">
            <text:p>45.9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table:formula="of:=SUM([sim_results_bubble_1ns.G95:.K95])/[sim_results_bubble_1ns.F95]" office:value-type="float" office:value="47.788" calcext:value-type="float">
            <text:p>47.788</text:p>
          </table:table-cell>
          <table:table-cell table:number-columns-repeated="2"/>
          <table:table-cell table:formula="of:=COUNT([sim_results_bubble_1ns.G95:.K95])" office:value-type="float" office:value="3" calcext:value-type="float">
            <text:p>3</text:p>
          </table:table-cell>
          <table:table-cell office:value-type="float" office:value="49.703" calcext:value-type="float">
            <text:p>49.703</text:p>
          </table:table-cell>
          <table:table-cell office:value-type="float" office:value="45.667" calcext:value-type="float">
            <text:p>45.667</text:p>
          </table:table-cell>
          <table:table-cell office:value-type="float" office:value="47.994" calcext:value-type="float">
            <text:p>47.9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table:formula="of:=SUM([sim_results_bubble_1ns.G96:.K96])/[sim_results_bubble_1ns.F96]" office:value-type="float" office:value="49.0233333333333" calcext:value-type="float">
            <text:p>49.0233333333</text:p>
          </table:table-cell>
          <table:table-cell table:number-columns-repeated="2"/>
          <table:table-cell table:formula="of:=COUNT([sim_results_bubble_1ns.G96:.K96])" office:value-type="float" office:value="3" calcext:value-type="float">
            <text:p>3</text:p>
          </table:table-cell>
          <table:table-cell office:value-type="float" office:value="50.659" calcext:value-type="float">
            <text:p>50.659</text:p>
          </table:table-cell>
          <table:table-cell office:value-type="float" office:value="46.142" calcext:value-type="float">
            <text:p>46.142</text:p>
          </table:table-cell>
          <table:table-cell office:value-type="float" office:value="50.269" calcext:value-type="float">
            <text:p>50.26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table:formula="of:=SUM([sim_results_bubble_1ns.G97:.K97])/[sim_results_bubble_1ns.F97]" office:value-type="float" office:value="49.2793333333333" calcext:value-type="float">
            <text:p>49.2793333333</text:p>
          </table:table-cell>
          <table:table-cell table:number-columns-repeated="2"/>
          <table:table-cell table:formula="of:=COUNT([sim_results_bubble_1ns.G97:.K97])" office:value-type="float" office:value="3" calcext:value-type="float">
            <text:p>3</text:p>
          </table:table-cell>
          <table:table-cell office:value-type="float" office:value="53.876" calcext:value-type="float">
            <text:p>53.876</text:p>
          </table:table-cell>
          <table:table-cell office:value-type="float" office:value="45.038" calcext:value-type="float">
            <text:p>45.038</text:p>
          </table:table-cell>
          <table:table-cell office:value-type="float" office:value="48.924" calcext:value-type="float">
            <text:p>48.92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  <table:table-cell table:formula="of:=SUM([sim_results_bubble_1ns.G98:.K98])/[sim_results_bubble_1ns.F98]" office:value-type="float" office:value="53.2703333333333" calcext:value-type="float">
            <text:p>53.2703333333</text:p>
          </table:table-cell>
          <table:table-cell table:number-columns-repeated="2"/>
          <table:table-cell table:formula="of:=COUNT([sim_results_bubble_1ns.G98:.K98])" office:value-type="float" office:value="3" calcext:value-type="float">
            <text:p>3</text:p>
          </table:table-cell>
          <table:table-cell office:value-type="float" office:value="56.27" calcext:value-type="float">
            <text:p>56.27</text:p>
          </table:table-cell>
          <table:table-cell office:value-type="float" office:value="44.86" calcext:value-type="float">
            <text:p>44.86</text:p>
          </table:table-cell>
          <table:table-cell office:value-type="float" office:value="58.681" calcext:value-type="float">
            <text:p>58.68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table:formula="of:=SUM([sim_results_bubble_1ns.G99:.K99])/[sim_results_bubble_1ns.F99]" office:value-type="float" office:value="54.0163333333333" calcext:value-type="float">
            <text:p>54.0163333333</text:p>
          </table:table-cell>
          <table:table-cell table:number-columns-repeated="2"/>
          <table:table-cell table:formula="of:=COUNT([sim_results_bubble_1ns.G99:.K99])" office:value-type="float" office:value="3" calcext:value-type="float">
            <text:p>3</text:p>
          </table:table-cell>
          <table:table-cell office:value-type="float" office:value="60.844" calcext:value-type="float">
            <text:p>60.844</text:p>
          </table:table-cell>
          <table:table-cell office:value-type="float" office:value="44.431" calcext:value-type="float">
            <text:p>44.431</text:p>
          </table:table-cell>
          <table:table-cell office:value-type="float" office:value="56.774" calcext:value-type="float">
            <text:p>56.77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" calcext:value-type="float">
            <text:p>80</text:p>
          </table:table-cell>
          <table:table-cell table:formula="of:=SUM([sim_results_bubble_1ns.G100:.K100])/[sim_results_bubble_1ns.F100]" office:value-type="float" office:value="54.636" calcext:value-type="float">
            <text:p>54.636</text:p>
          </table:table-cell>
          <table:table-cell table:number-columns-repeated="2"/>
          <table:table-cell table:formula="of:=COUNT([sim_results_bubble_1ns.G100:.K100])" office:value-type="float" office:value="3" calcext:value-type="float">
            <text:p>3</text:p>
          </table:table-cell>
          <table:table-cell office:value-type="float" office:value="58.86" calcext:value-type="float">
            <text:p>58.86</text:p>
          </table:table-cell>
          <table:table-cell office:value-type="float" office:value="47.958" calcext:value-type="float">
            <text:p>47.958</text:p>
          </table:table-cell>
          <table:table-cell office:value-type="float" office:value="57.09" calcext:value-type="float">
            <text:p>57.0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SUM([sim_results_bubble_1ns.G101:.K101])/[sim_results_bubble_1ns.F101]" office:value-type="float" office:value="74.7536666666667" calcext:value-type="float">
            <text:p>74.7536666667</text:p>
          </table:table-cell>
          <table:table-cell table:number-columns-repeated="2"/>
          <table:table-cell table:formula="of:=COUNT([sim_results_bubble_1ns.G101:.K101])" office:value-type="float" office:value="3" calcext:value-type="float">
            <text:p>3</text:p>
          </table:table-cell>
          <table:table-cell office:value-type="float" office:value="71.011" calcext:value-type="float">
            <text:p>71.011</text:p>
          </table:table-cell>
          <table:table-cell office:value-type="float" office:value="76.209" calcext:value-type="float">
            <text:p>76.209</text:p>
          </table:table-cell>
          <table:table-cell office:value-type="float" office:value="77.041" calcext:value-type="float">
            <text:p>77.04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formula="of:=SUM([sim_results_bubble_1ns.G102:.K102])/[sim_results_bubble_1ns.F102]" office:value-type="float" office:value="76.242" calcext:value-type="float">
            <text:p>76.242</text:p>
          </table:table-cell>
          <table:table-cell table:number-columns-repeated="2"/>
          <table:table-cell table:formula="of:=COUNT([sim_results_bubble_1ns.G102:.K102])" office:value-type="float" office:value="3" calcext:value-type="float">
            <text:p>3</text:p>
          </table:table-cell>
          <table:table-cell office:value-type="float" office:value="78.617" calcext:value-type="float">
            <text:p>78.617</text:p>
          </table:table-cell>
          <table:table-cell office:value-type="float" office:value="75.857" calcext:value-type="float">
            <text:p>75.857</text:p>
          </table:table-cell>
          <table:table-cell office:value-type="float" office:value="74.252" calcext:value-type="float">
            <text:p>74.25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table:formula="of:=SUM([sim_results_bubble_1ns.G103:.K103])/[sim_results_bubble_1ns.F103]" office:value-type="float" office:value="75.6266666666667" calcext:value-type="float">
            <text:p>75.6266666667</text:p>
          </table:table-cell>
          <table:table-cell table:number-columns-repeated="2"/>
          <table:table-cell table:formula="of:=COUNT([sim_results_bubble_1ns.G103:.K103])" office:value-type="float" office:value="3" calcext:value-type="float">
            <text:p>3</text:p>
          </table:table-cell>
          <table:table-cell office:value-type="float" office:value="78.18" calcext:value-type="float">
            <text:p>78.18</text:p>
          </table:table-cell>
          <table:table-cell office:value-type="float" office:value="70.377" calcext:value-type="float">
            <text:p>70.377</text:p>
          </table:table-cell>
          <table:table-cell office:value-type="float" office:value="78.323" calcext:value-type="float">
            <text:p>78.32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table:formula="of:=SUM([sim_results_bubble_1ns.G104:.K104])/[sim_results_bubble_1ns.F104]" office:value-type="float" office:value="79.4593333333333" calcext:value-type="float">
            <text:p>79.4593333333</text:p>
          </table:table-cell>
          <table:table-cell table:number-columns-repeated="2"/>
          <table:table-cell table:formula="of:=COUNT([sim_results_bubble_1ns.G104:.K104])" office:value-type="float" office:value="3" calcext:value-type="float">
            <text:p>3</text:p>
          </table:table-cell>
          <table:table-cell office:value-type="float" office:value="75.861" calcext:value-type="float">
            <text:p>75.861</text:p>
          </table:table-cell>
          <table:table-cell office:value-type="float" office:value="74.214" calcext:value-type="float">
            <text:p>74.214</text:p>
          </table:table-cell>
          <table:table-cell office:value-type="float" office:value="88.303" calcext:value-type="float">
            <text:p>88.30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0" calcext:value-type="float">
            <text:p>30</text:p>
          </table:table-cell>
          <table:table-cell table:formula="of:=SUM([sim_results_bubble_1ns.G105:.K105])/[sim_results_bubble_1ns.F105]" office:value-type="float" office:value="88.3526666666667" calcext:value-type="float">
            <text:p>88.3526666667</text:p>
          </table:table-cell>
          <table:table-cell table:number-columns-repeated="2"/>
          <table:table-cell table:formula="of:=COUNT([sim_results_bubble_1ns.G105:.K105])" office:value-type="float" office:value="3" calcext:value-type="float">
            <text:p>3</text:p>
          </table:table-cell>
          <table:table-cell office:value-type="float" office:value="88.215" calcext:value-type="float">
            <text:p>88.215</text:p>
          </table:table-cell>
          <table:table-cell office:value-type="float" office:value="80.468" calcext:value-type="float">
            <text:p>80.468</text:p>
          </table:table-cell>
          <table:table-cell office:value-type="float" office:value="96.375" calcext:value-type="float">
            <text:p>96.37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0" calcext:value-type="float">
            <text:p>40</text:p>
          </table:table-cell>
          <table:table-cell table:formula="of:=SUM([sim_results_bubble_1ns.G106:.K106])/[sim_results_bubble_1ns.F106]" office:value-type="float" office:value="95.6556666666667" calcext:value-type="float">
            <text:p>95.6556666667</text:p>
          </table:table-cell>
          <table:table-cell table:number-columns-repeated="2"/>
          <table:table-cell table:formula="of:=COUNT([sim_results_bubble_1ns.G106:.K106])" office:value-type="float" office:value="3" calcext:value-type="float">
            <text:p>3</text:p>
          </table:table-cell>
          <table:table-cell office:value-type="float" office:value="106.222" calcext:value-type="float">
            <text:p>106.222</text:p>
          </table:table-cell>
          <table:table-cell office:value-type="float" office:value="86.84" calcext:value-type="float">
            <text:p>86.84</text:p>
          </table:table-cell>
          <table:table-cell office:value-type="float" office:value="93.905" calcext:value-type="float">
            <text:p>93.90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table:formula="of:=SUM([sim_results_bubble_1ns.G107:.K107])/[sim_results_bubble_1ns.F107]" office:value-type="float" office:value="108.825666666667" calcext:value-type="float">
            <text:p>108.8256666667</text:p>
          </table:table-cell>
          <table:table-cell table:number-columns-repeated="2"/>
          <table:table-cell table:formula="of:=COUNT([sim_results_bubble_1ns.G107:.K107])" office:value-type="float" office:value="3" calcext:value-type="float">
            <text:p>3</text:p>
          </table:table-cell>
          <table:table-cell office:value-type="float" office:value="122.744" calcext:value-type="float">
            <text:p>122.744</text:p>
          </table:table-cell>
          <table:table-cell office:value-type="float" office:value="81.787" calcext:value-type="float">
            <text:p>81.787</text:p>
          </table:table-cell>
          <table:table-cell office:value-type="float" office:value="121.946" calcext:value-type="float">
            <text:p>121.94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0" calcext:value-type="float">
            <text:p>60</text:p>
          </table:table-cell>
          <table:table-cell table:formula="of:=SUM([sim_results_bubble_1ns.G108:.K108])/[sim_results_bubble_1ns.F108]" office:value-type="float" office:value="131.815333333333" calcext:value-type="float">
            <text:p>131.8153333333</text:p>
          </table:table-cell>
          <table:table-cell table:number-columns-repeated="2"/>
          <table:table-cell table:formula="of:=COUNT([sim_results_bubble_1ns.G108:.K108])" office:value-type="float" office:value="3" calcext:value-type="float">
            <text:p>3</text:p>
          </table:table-cell>
          <table:table-cell office:value-type="float" office:value="139.763" calcext:value-type="float">
            <text:p>139.763</text:p>
          </table:table-cell>
          <table:table-cell office:value-type="float" office:value="77.448" calcext:value-type="float">
            <text:p>77.448</text:p>
          </table:table-cell>
          <table:table-cell office:value-type="float" office:value="178.235" calcext:value-type="float">
            <text:p>178.23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0" calcext:value-type="float">
            <text:p>70</text:p>
          </table:table-cell>
          <table:table-cell table:formula="of:=SUM([sim_results_bubble_1ns.G109:.K109])/[sim_results_bubble_1ns.F109]" office:value-type="float" office:value="157.197333333333" calcext:value-type="float">
            <text:p>157.1973333333</text:p>
          </table:table-cell>
          <table:table-cell table:number-columns-repeated="2"/>
          <table:table-cell table:formula="of:=COUNT([sim_results_bubble_1ns.G109:.K109])" office:value-type="float" office:value="3" calcext:value-type="float">
            <text:p>3</text:p>
          </table:table-cell>
          <table:table-cell office:value-type="float" office:value="217.197" calcext:value-type="float">
            <text:p>217.197</text:p>
          </table:table-cell>
          <table:table-cell office:value-type="float" office:value="84.524" calcext:value-type="float">
            <text:p>84.524</text:p>
          </table:table-cell>
          <table:table-cell office:value-type="float" office:value="169.871" calcext:value-type="float">
            <text:p>169.87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0" calcext:value-type="float">
            <text:p>80</text:p>
          </table:table-cell>
          <table:table-cell table:formula="of:=SUM([sim_results_bubble_1ns.G110:.K110])/[sim_results_bubble_1ns.F110]" office:value-type="float" office:value="160.683333333333" calcext:value-type="float">
            <text:p>160.6833333333</text:p>
          </table:table-cell>
          <table:table-cell table:number-columns-repeated="2"/>
          <table:table-cell table:formula="of:=COUNT([sim_results_bubble_1ns.G110:.K110])" office:value-type="float" office:value="3" calcext:value-type="float">
            <text:p>3</text:p>
          </table:table-cell>
          <table:table-cell office:value-type="float" office:value="203.182" calcext:value-type="float">
            <text:p>203.182</text:p>
          </table:table-cell>
          <table:table-cell office:value-type="float" office:value="86.583" calcext:value-type="float">
            <text:p>86.583</text:p>
          </table:table-cell>
          <table:table-cell office:value-type="float" office:value="192.285" calcext:value-type="float">
            <text:p>192.285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0" calcext:value-type="float">
            <text:p>0</text:p>
          </table:table-cell>
          <table:table-cell table:formula="of:=SUM([sim_results_bubble_1ns.G111:.K111])/[sim_results_bubble_1ns.F111]" office:value-type="float" office:value="250.553" calcext:value-type="float">
            <text:p>250.553</text:p>
          </table:table-cell>
          <table:table-cell table:number-columns-repeated="2"/>
          <table:table-cell table:formula="of:=COUNT([sim_results_bubble_1ns.G111:.K111])" office:value-type="float" office:value="3" calcext:value-type="float">
            <text:p>3</text:p>
          </table:table-cell>
          <table:table-cell office:value-type="float" office:value="263.677" calcext:value-type="float">
            <text:p>263.677</text:p>
          </table:table-cell>
          <table:table-cell office:value-type="float" office:value="240.223" calcext:value-type="float">
            <text:p>240.223</text:p>
          </table:table-cell>
          <table:table-cell office:value-type="float" office:value="247.759" calcext:value-type="float">
            <text:p>247.759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5" calcext:value-type="float">
            <text:p>5</text:p>
          </table:table-cell>
          <table:table-cell table:formula="of:=SUM([sim_results_bubble_1ns.G112:.K112])/[sim_results_bubble_1ns.F112]" office:value-type="float" office:value="271.257666666667" calcext:value-type="float">
            <text:p>271.2576666667</text:p>
          </table:table-cell>
          <table:table-cell table:number-columns-repeated="2"/>
          <table:table-cell table:formula="of:=COUNT([sim_results_bubble_1ns.G112:.K112])" office:value-type="float" office:value="3" calcext:value-type="float">
            <text:p>3</text:p>
          </table:table-cell>
          <table:table-cell office:value-type="float" office:value="257.857" calcext:value-type="float">
            <text:p>257.857</text:p>
          </table:table-cell>
          <table:table-cell office:value-type="float" office:value="258.133" calcext:value-type="float">
            <text:p>258.133</text:p>
          </table:table-cell>
          <table:table-cell office:value-type="float" office:value="297.783" calcext:value-type="float">
            <text:p>297.783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10" calcext:value-type="float">
            <text:p>10</text:p>
          </table:table-cell>
          <table:table-cell table:formula="of:=SUM([sim_results_bubble_1ns.G113:.K113])/[sim_results_bubble_1ns.F113]" office:value-type="float" office:value="230.910666666667" calcext:value-type="float">
            <text:p>230.9106666667</text:p>
          </table:table-cell>
          <table:table-cell table:number-columns-repeated="2"/>
          <table:table-cell table:formula="of:=COUNT([sim_results_bubble_1ns.G113:.K113])" office:value-type="float" office:value="3" calcext:value-type="float">
            <text:p>3</text:p>
          </table:table-cell>
          <table:table-cell office:value-type="float" office:value="246.56" calcext:value-type="float">
            <text:p>246.56</text:p>
          </table:table-cell>
          <table:table-cell office:value-type="float" office:value="220.811" calcext:value-type="float">
            <text:p>220.811</text:p>
          </table:table-cell>
          <table:table-cell office:value-type="float" office:value="225.361" calcext:value-type="float">
            <text:p>225.361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20" calcext:value-type="float">
            <text:p>20</text:p>
          </table:table-cell>
          <table:table-cell table:formula="of:=SUM([sim_results_bubble_1ns.G114:.K114])/[sim_results_bubble_1ns.F114]" office:value-type="float" office:value="248.597" calcext:value-type="float">
            <text:p>248.597</text:p>
          </table:table-cell>
          <table:table-cell table:number-columns-repeated="2"/>
          <table:table-cell table:formula="of:=COUNT([sim_results_bubble_1ns.G114:.K114])" office:value-type="float" office:value="3" calcext:value-type="float">
            <text:p>3</text:p>
          </table:table-cell>
          <table:table-cell office:value-type="float" office:value="272.248" calcext:value-type="float">
            <text:p>272.248</text:p>
          </table:table-cell>
          <table:table-cell office:value-type="float" office:value="249.086" calcext:value-type="float">
            <text:p>249.086</text:p>
          </table:table-cell>
          <table:table-cell office:value-type="float" office:value="224.457" calcext:value-type="float">
            <text:p>224.457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30" calcext:value-type="float">
            <text:p>30</text:p>
          </table:table-cell>
          <table:table-cell table:formula="of:=SUM([sim_results_bubble_1ns.G115:.K115])/[sim_results_bubble_1ns.F115]" office:value-type="float" office:value="264.865333333333" calcext:value-type="float">
            <text:p>264.8653333333</text:p>
          </table:table-cell>
          <table:table-cell table:number-columns-repeated="2"/>
          <table:table-cell table:formula="of:=COUNT([sim_results_bubble_1ns.G115:.K115])" office:value-type="float" office:value="3" calcext:value-type="float">
            <text:p>3</text:p>
          </table:table-cell>
          <table:table-cell office:value-type="float" office:value="268.238" calcext:value-type="float">
            <text:p>268.238</text:p>
          </table:table-cell>
          <table:table-cell office:value-type="float" office:value="281.388" calcext:value-type="float">
            <text:p>281.388</text:p>
          </table:table-cell>
          <table:table-cell office:value-type="float" office:value="244.97" calcext:value-type="float">
            <text:p>244.97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40" calcext:value-type="float">
            <text:p>40</text:p>
          </table:table-cell>
          <table:table-cell table:formula="of:=SUM([sim_results_bubble_1ns.G116:.K116])/[sim_results_bubble_1ns.F116]" office:value-type="float" office:value="340.745" calcext:value-type="float">
            <text:p>340.745</text:p>
          </table:table-cell>
          <table:table-cell table:number-columns-repeated="2"/>
          <table:table-cell table:formula="of:=COUNT([sim_results_bubble_1ns.G116:.K116])" office:value-type="float" office:value="3" calcext:value-type="float">
            <text:p>3</text:p>
          </table:table-cell>
          <table:table-cell office:value-type="float" office:value="364.456" calcext:value-type="float">
            <text:p>364.456</text:p>
          </table:table-cell>
          <table:table-cell office:value-type="float" office:value="212.365" calcext:value-type="float">
            <text:p>212.365</text:p>
          </table:table-cell>
          <table:table-cell office:value-type="float" office:value="445.414" calcext:value-type="float">
            <text:p>445.414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50" calcext:value-type="float">
            <text:p>50</text:p>
          </table:table-cell>
          <table:table-cell table:formula="of:=SUM([sim_results_bubble_1ns.G117:.K117])/[sim_results_bubble_1ns.F117]" office:value-type="float" office:value="402.390333333333" calcext:value-type="float">
            <text:p>402.3903333333</text:p>
          </table:table-cell>
          <table:table-cell table:number-columns-repeated="2"/>
          <table:table-cell table:formula="of:=COUNT([sim_results_bubble_1ns.G117:.K117])" office:value-type="float" office:value="3" calcext:value-type="float">
            <text:p>3</text:p>
          </table:table-cell>
          <table:table-cell office:value-type="float" office:value="495.659" calcext:value-type="float">
            <text:p>495.659</text:p>
          </table:table-cell>
          <table:table-cell office:value-type="float" office:value="241.219" calcext:value-type="float">
            <text:p>241.219</text:p>
          </table:table-cell>
          <table:table-cell office:value-type="float" office:value="470.293" calcext:value-type="float">
            <text:p>470.293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60" calcext:value-type="float">
            <text:p>60</text:p>
          </table:table-cell>
          <table:table-cell table:formula="of:=SUM([sim_results_bubble_1ns.G118:.K118])/[sim_results_bubble_1ns.F118]" office:value-type="float" office:value="555.631" calcext:value-type="float">
            <text:p>555.631</text:p>
          </table:table-cell>
          <table:table-cell table:number-columns-repeated="2"/>
          <table:table-cell table:formula="of:=COUNT([sim_results_bubble_1ns.G118:.K118])" office:value-type="float" office:value="3" calcext:value-type="float">
            <text:p>3</text:p>
          </table:table-cell>
          <table:table-cell office:value-type="float" office:value="641.755" calcext:value-type="float">
            <text:p>641.755</text:p>
          </table:table-cell>
          <table:table-cell office:value-type="float" office:value="309.176" calcext:value-type="float">
            <text:p>309.176</text:p>
          </table:table-cell>
          <table:table-cell office:value-type="float" office:value="715.962" calcext:value-type="float">
            <text:p>715.962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70" calcext:value-type="float">
            <text:p>70</text:p>
          </table:table-cell>
          <table:table-cell table:formula="of:=SUM([sim_results_bubble_1ns.G119:.K119])/[sim_results_bubble_1ns.F119]" office:value-type="float" office:value="645.849" calcext:value-type="float">
            <text:p>645.849</text:p>
          </table:table-cell>
          <table:table-cell table:number-columns-repeated="2"/>
          <table:table-cell table:formula="of:=COUNT([sim_results_bubble_1ns.G119:.K119])" office:value-type="float" office:value="3" calcext:value-type="float">
            <text:p>3</text:p>
          </table:table-cell>
          <table:table-cell office:value-type="float" office:value="766.053" calcext:value-type="float">
            <text:p>766.053</text:p>
          </table:table-cell>
          <table:table-cell office:value-type="float" office:value="253.439" calcext:value-type="float">
            <text:p>253.439</text:p>
          </table:table-cell>
          <table:table-cell office:value-type="float" office:value="918.055" calcext:value-type="float">
            <text:p>918.055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80" calcext:value-type="float">
            <text:p>80</text:p>
          </table:table-cell>
          <table:table-cell table:formula="of:=SUM([sim_results_bubble_1ns.G120:.K120])/[sim_results_bubble_1ns.F120]" office:value-type="float" office:value="655.084666666667" calcext:value-type="float">
            <text:p>655.0846666667</text:p>
          </table:table-cell>
          <table:table-cell table:number-columns-repeated="2"/>
          <table:table-cell table:formula="of:=COUNT([sim_results_bubble_1ns.G120:.K120])" office:value-type="float" office:value="3" calcext:value-type="float">
            <text:p>3</text:p>
          </table:table-cell>
          <table:table-cell office:value-type="float" office:value="737.566" calcext:value-type="float">
            <text:p>737.566</text:p>
          </table:table-cell>
          <table:table-cell office:value-type="float" office:value="432.8" calcext:value-type="float">
            <text:p>432.8</text:p>
          </table:table-cell>
          <table:table-cell office:value-type="float" office:value="794.888" calcext:value-type="float">
            <text:p>794.888</text:p>
          </table:table-cell>
        </table:table-row>
      </table:table>
      <table:table table:name="csv" table:style-name="ta1">
        <table:table-column table:style-name="co4" table:number-columns-repeated="3" table:default-cell-style-name="Default"/>
        <table:table-column table:style-name="co6" table:number-columns-repeated="2" table:default-cell-style-name="Default"/>
        <table:table-row table:style-name="ro1">
          <table:table-cell table:formula="of:=[sim_results_bubble_1ns.A1]" office:value-type="float" office:value="0.000952380952380952" calcext:value-type="float">
            <text:p>0.000952381</text:p>
          </table:table-cell>
          <table:table-cell table:formula="of:=[sim_results_bubble_1ns.B1]" office:value-type="float" office:value="0" calcext:value-type="float">
            <text:p>0</text:p>
          </table:table-cell>
          <table:table-cell table:formula="of:=[sim_results_bubble_1ns.C1]" office:value-type="float" office:value="36.5566666666667" calcext:value-type="float">
            <text:p>36.5566666667</text:p>
          </table:table-cell>
          <table:table-cell table:number-columns-repeated="2"/>
        </table:table-row>
        <table:table-row table:style-name="ro1">
          <table:table-cell table:formula="of:=[sim_results_bubble_1ns.A2]" office:value-type="float" office:value="0.000952380952380952" calcext:value-type="float">
            <text:p>0.000952381</text:p>
          </table:table-cell>
          <table:table-cell table:formula="of:=[sim_results_bubble_1ns.B2]" office:value-type="float" office:value="5" calcext:value-type="float">
            <text:p>5</text:p>
          </table:table-cell>
          <table:table-cell table:formula="of:=[sim_results_bubble_1ns.C2]" office:value-type="float" office:value="36.675" calcext:value-type="float">
            <text:p>36.675</text:p>
          </table:table-cell>
          <table:table-cell table:number-columns-repeated="2"/>
        </table:table-row>
        <table:table-row table:style-name="ro1">
          <table:table-cell table:formula="of:=[sim_results_bubble_1ns.A3]" office:value-type="float" office:value="0.000952380952380952" calcext:value-type="float">
            <text:p>0.000952381</text:p>
          </table:table-cell>
          <table:table-cell table:formula="of:=[sim_results_bubble_1ns.B3]" office:value-type="float" office:value="10" calcext:value-type="float">
            <text:p>10</text:p>
          </table:table-cell>
          <table:table-cell table:formula="of:=[sim_results_bubble_1ns.C3]" office:value-type="float" office:value="36.7363333333333" calcext:value-type="float">
            <text:p>36.7363333333</text:p>
          </table:table-cell>
          <table:table-cell table:number-columns-repeated="2"/>
        </table:table-row>
        <table:table-row table:style-name="ro1">
          <table:table-cell table:formula="of:=[sim_results_bubble_1ns.A4]" office:value-type="float" office:value="0.000952380952380952" calcext:value-type="float">
            <text:p>0.000952381</text:p>
          </table:table-cell>
          <table:table-cell table:formula="of:=[sim_results_bubble_1ns.B4]" office:value-type="float" office:value="20" calcext:value-type="float">
            <text:p>20</text:p>
          </table:table-cell>
          <table:table-cell table:formula="of:=[sim_results_bubble_1ns.C4]" office:value-type="float" office:value="36.947" calcext:value-type="float">
            <text:p>36.947</text:p>
          </table:table-cell>
          <table:table-cell table:number-columns-repeated="2"/>
        </table:table-row>
        <table:table-row table:style-name="ro1">
          <table:table-cell table:formula="of:=[sim_results_bubble_1ns.A5]" office:value-type="float" office:value="0.000952380952380952" calcext:value-type="float">
            <text:p>0.000952381</text:p>
          </table:table-cell>
          <table:table-cell table:formula="of:=[sim_results_bubble_1ns.B5]" office:value-type="float" office:value="30" calcext:value-type="float">
            <text:p>30</text:p>
          </table:table-cell>
          <table:table-cell table:formula="of:=[sim_results_bubble_1ns.C5]" office:value-type="float" office:value="37.2266666666667" calcext:value-type="float">
            <text:p>37.2266666667</text:p>
          </table:table-cell>
          <table:table-cell table:number-columns-repeated="2"/>
        </table:table-row>
        <table:table-row table:style-name="ro1">
          <table:table-cell table:formula="of:=[sim_results_bubble_1ns.A6]" office:value-type="float" office:value="0.000952380952380952" calcext:value-type="float">
            <text:p>0.000952381</text:p>
          </table:table-cell>
          <table:table-cell table:formula="of:=[sim_results_bubble_1ns.B6]" office:value-type="float" office:value="40" calcext:value-type="float">
            <text:p>40</text:p>
          </table:table-cell>
          <table:table-cell table:formula="of:=[sim_results_bubble_1ns.C6]" office:value-type="float" office:value="37.9503333333333" calcext:value-type="float">
            <text:p>37.9503333333</text:p>
          </table:table-cell>
          <table:table-cell table:number-columns-repeated="2"/>
        </table:table-row>
        <table:table-row table:style-name="ro1">
          <table:table-cell table:formula="of:=[sim_results_bubble_1ns.A7]" office:value-type="float" office:value="0.000952380952380952" calcext:value-type="float">
            <text:p>0.000952381</text:p>
          </table:table-cell>
          <table:table-cell table:formula="of:=[sim_results_bubble_1ns.B7]" office:value-type="float" office:value="50" calcext:value-type="float">
            <text:p>50</text:p>
          </table:table-cell>
          <table:table-cell table:formula="of:=[sim_results_bubble_1ns.C7]" office:value-type="float" office:value="39.096" calcext:value-type="float">
            <text:p>39.096</text:p>
          </table:table-cell>
          <table:table-cell table:number-columns-repeated="2"/>
        </table:table-row>
        <table:table-row table:style-name="ro1">
          <table:table-cell table:formula="of:=[sim_results_bubble_1ns.A8]" office:value-type="float" office:value="0.000952380952380952" calcext:value-type="float">
            <text:p>0.000952381</text:p>
          </table:table-cell>
          <table:table-cell table:formula="of:=[sim_results_bubble_1ns.B8]" office:value-type="float" office:value="60" calcext:value-type="float">
            <text:p>60</text:p>
          </table:table-cell>
          <table:table-cell table:formula="of:=[sim_results_bubble_1ns.C8]" office:value-type="float" office:value="41.0973333333333" calcext:value-type="float">
            <text:p>41.0973333333</text:p>
          </table:table-cell>
          <table:table-cell table:number-columns-repeated="2"/>
        </table:table-row>
        <table:table-row table:style-name="ro1">
          <table:table-cell table:formula="of:=[sim_results_bubble_1ns.A9]" office:value-type="float" office:value="0.000952380952380952" calcext:value-type="float">
            <text:p>0.000952381</text:p>
          </table:table-cell>
          <table:table-cell table:formula="of:=[sim_results_bubble_1ns.B9]" office:value-type="float" office:value="70" calcext:value-type="float">
            <text:p>70</text:p>
          </table:table-cell>
          <table:table-cell table:formula="of:=[sim_results_bubble_1ns.C9]" office:value-type="float" office:value="41.9263333333333" calcext:value-type="float">
            <text:p>41.9263333333</text:p>
          </table:table-cell>
          <table:table-cell table:number-columns-repeated="2"/>
        </table:table-row>
        <table:table-row table:style-name="ro1">
          <table:table-cell table:formula="of:=[sim_results_bubble_1ns.A10]" office:value-type="float" office:value="0.000952380952380952" calcext:value-type="float">
            <text:p>0.000952381</text:p>
          </table:table-cell>
          <table:table-cell table:formula="of:=[sim_results_bubble_1ns.B10]" office:value-type="float" office:value="80" calcext:value-type="float">
            <text:p>80</text:p>
          </table:table-cell>
          <table:table-cell table:formula="of:=[sim_results_bubble_1ns.C10]" office:value-type="float" office:value="41.3163333333333" calcext:value-type="float">
            <text:p>41.3163333333</text:p>
          </table:table-cell>
          <table:table-cell table:number-columns-repeated="2"/>
        </table:table-row>
        <table:table-row table:style-name="ro1">
          <table:table-cell table:formula="of:=[sim_results_bubble_1ns.A11]" office:value-type="float" office:value="0.00117647058823529" calcext:value-type="float">
            <text:p>0.0011764706</text:p>
          </table:table-cell>
          <table:table-cell table:formula="of:=[sim_results_bubble_1ns.B11]" office:value-type="float" office:value="0" calcext:value-type="float">
            <text:p>0</text:p>
          </table:table-cell>
          <table:table-cell table:formula="of:=[sim_results_bubble_1ns.C11]" office:value-type="float" office:value="35.2186666666667" calcext:value-type="float">
            <text:p>35.2186666667</text:p>
          </table:table-cell>
          <table:table-cell table:number-columns-repeated="2"/>
        </table:table-row>
        <table:table-row table:style-name="ro1">
          <table:table-cell table:formula="of:=[sim_results_bubble_1ns.A12]" office:value-type="float" office:value="0.00117647058823529" calcext:value-type="float">
            <text:p>0.0011764706</text:p>
          </table:table-cell>
          <table:table-cell table:formula="of:=[sim_results_bubble_1ns.B12]" office:value-type="float" office:value="5" calcext:value-type="float">
            <text:p>5</text:p>
          </table:table-cell>
          <table:table-cell table:formula="of:=[sim_results_bubble_1ns.C12]" office:value-type="float" office:value="35.293" calcext:value-type="float">
            <text:p>35.293</text:p>
          </table:table-cell>
          <table:table-cell table:number-columns-repeated="2"/>
        </table:table-row>
        <table:table-row table:style-name="ro1">
          <table:table-cell table:formula="of:=[sim_results_bubble_1ns.A13]" office:value-type="float" office:value="0.00117647058823529" calcext:value-type="float">
            <text:p>0.0011764706</text:p>
          </table:table-cell>
          <table:table-cell table:formula="of:=[sim_results_bubble_1ns.B13]" office:value-type="float" office:value="10" calcext:value-type="float">
            <text:p>10</text:p>
          </table:table-cell>
          <table:table-cell table:formula="of:=[sim_results_bubble_1ns.C13]" office:value-type="float" office:value="35.483" calcext:value-type="float">
            <text:p>35.483</text:p>
          </table:table-cell>
          <table:table-cell table:number-columns-repeated="2"/>
        </table:table-row>
        <table:table-row table:style-name="ro1">
          <table:table-cell table:formula="of:=[sim_results_bubble_1ns.A14]" office:value-type="float" office:value="0.00117647058823529" calcext:value-type="float">
            <text:p>0.0011764706</text:p>
          </table:table-cell>
          <table:table-cell table:formula="of:=[sim_results_bubble_1ns.B14]" office:value-type="float" office:value="20" calcext:value-type="float">
            <text:p>20</text:p>
          </table:table-cell>
          <table:table-cell table:formula="of:=[sim_results_bubble_1ns.C14]" office:value-type="float" office:value="35.6023333333333" calcext:value-type="float">
            <text:p>35.6023333333</text:p>
          </table:table-cell>
          <table:table-cell table:number-columns-repeated="2"/>
        </table:table-row>
        <table:table-row table:style-name="ro1">
          <table:table-cell table:formula="of:=[sim_results_bubble_1ns.A15]" office:value-type="float" office:value="0.00117647058823529" calcext:value-type="float">
            <text:p>0.0011764706</text:p>
          </table:table-cell>
          <table:table-cell table:formula="of:=[sim_results_bubble_1ns.B15]" office:value-type="float" office:value="30" calcext:value-type="float">
            <text:p>30</text:p>
          </table:table-cell>
          <table:table-cell table:formula="of:=[sim_results_bubble_1ns.C15]" office:value-type="float" office:value="35.9233333333333" calcext:value-type="float">
            <text:p>35.9233333333</text:p>
          </table:table-cell>
          <table:table-cell table:number-columns-repeated="2"/>
        </table:table-row>
        <table:table-row table:style-name="ro1">
          <table:table-cell table:formula="of:=[sim_results_bubble_1ns.A16]" office:value-type="float" office:value="0.00117647058823529" calcext:value-type="float">
            <text:p>0.0011764706</text:p>
          </table:table-cell>
          <table:table-cell table:formula="of:=[sim_results_bubble_1ns.B16]" office:value-type="float" office:value="40" calcext:value-type="float">
            <text:p>40</text:p>
          </table:table-cell>
          <table:table-cell table:formula="of:=[sim_results_bubble_1ns.C16]" office:value-type="float" office:value="36.3776666666667" calcext:value-type="float">
            <text:p>36.3776666667</text:p>
          </table:table-cell>
          <table:table-cell table:number-columns-repeated="2"/>
        </table:table-row>
        <table:table-row table:style-name="ro1">
          <table:table-cell table:formula="of:=[sim_results_bubble_1ns.A17]" office:value-type="float" office:value="0.00117647058823529" calcext:value-type="float">
            <text:p>0.0011764706</text:p>
          </table:table-cell>
          <table:table-cell table:formula="of:=[sim_results_bubble_1ns.B17]" office:value-type="float" office:value="50" calcext:value-type="float">
            <text:p>50</text:p>
          </table:table-cell>
          <table:table-cell table:formula="of:=[sim_results_bubble_1ns.C17]" office:value-type="float" office:value="37.4473333333333" calcext:value-type="float">
            <text:p>37.4473333333</text:p>
          </table:table-cell>
          <table:table-cell table:number-columns-repeated="2"/>
        </table:table-row>
        <table:table-row table:style-name="ro1">
          <table:table-cell table:formula="of:=[sim_results_bubble_1ns.A18]" office:value-type="float" office:value="0.00117647058823529" calcext:value-type="float">
            <text:p>0.0011764706</text:p>
          </table:table-cell>
          <table:table-cell table:formula="of:=[sim_results_bubble_1ns.B18]" office:value-type="float" office:value="60" calcext:value-type="float">
            <text:p>60</text:p>
          </table:table-cell>
          <table:table-cell table:formula="of:=[sim_results_bubble_1ns.C18]" office:value-type="float" office:value="39.6586666666667" calcext:value-type="float">
            <text:p>39.6586666667</text:p>
          </table:table-cell>
          <table:table-cell table:number-columns-repeated="2"/>
        </table:table-row>
        <table:table-row table:style-name="ro1">
          <table:table-cell table:formula="of:=[sim_results_bubble_1ns.A19]" office:value-type="float" office:value="0.00117647058823529" calcext:value-type="float">
            <text:p>0.0011764706</text:p>
          </table:table-cell>
          <table:table-cell table:formula="of:=[sim_results_bubble_1ns.B19]" office:value-type="float" office:value="70" calcext:value-type="float">
            <text:p>70</text:p>
          </table:table-cell>
          <table:table-cell table:formula="of:=[sim_results_bubble_1ns.C19]" office:value-type="float" office:value="40.368" calcext:value-type="float">
            <text:p>40.368</text:p>
          </table:table-cell>
          <table:table-cell table:number-columns-repeated="2"/>
        </table:table-row>
        <table:table-row table:style-name="ro1">
          <table:table-cell table:formula="of:=[sim_results_bubble_1ns.A20]" office:value-type="float" office:value="0.00117647058823529" calcext:value-type="float">
            <text:p>0.0011764706</text:p>
          </table:table-cell>
          <table:table-cell table:formula="of:=[sim_results_bubble_1ns.B20]" office:value-type="float" office:value="80" calcext:value-type="float">
            <text:p>80</text:p>
          </table:table-cell>
          <table:table-cell table:formula="of:=[sim_results_bubble_1ns.C20]" office:value-type="float" office:value="40.21" calcext:value-type="float">
            <text:p>40.21</text:p>
          </table:table-cell>
          <table:table-cell table:number-columns-repeated="2"/>
        </table:table-row>
        <table:table-row table:style-name="ro1">
          <table:table-cell table:formula="of:=[sim_results_bubble_1ns.A21]" office:value-type="float" office:value="0.00142857142857143" calcext:value-type="float">
            <text:p>0.0014285714</text:p>
          </table:table-cell>
          <table:table-cell table:formula="of:=[sim_results_bubble_1ns.B21]" office:value-type="float" office:value="0" calcext:value-type="float">
            <text:p>0</text:p>
          </table:table-cell>
          <table:table-cell table:formula="of:=[sim_results_bubble_1ns.C21]" office:value-type="float" office:value="34.3576666666667" calcext:value-type="float">
            <text:p>34.3576666667</text:p>
          </table:table-cell>
          <table:table-cell table:number-columns-repeated="2"/>
        </table:table-row>
        <table:table-row table:style-name="ro1">
          <table:table-cell table:formula="of:=[sim_results_bubble_1ns.A22]" office:value-type="float" office:value="0.00142857142857143" calcext:value-type="float">
            <text:p>0.0014285714</text:p>
          </table:table-cell>
          <table:table-cell table:formula="of:=[sim_results_bubble_1ns.B22]" office:value-type="float" office:value="5" calcext:value-type="float">
            <text:p>5</text:p>
          </table:table-cell>
          <table:table-cell table:formula="of:=[sim_results_bubble_1ns.C22]" office:value-type="float" office:value="34.4536666666667" calcext:value-type="float">
            <text:p>34.4536666667</text:p>
          </table:table-cell>
          <table:table-cell table:number-columns-repeated="2"/>
        </table:table-row>
        <table:table-row table:style-name="ro1">
          <table:table-cell table:formula="of:=[sim_results_bubble_1ns.A23]" office:value-type="float" office:value="0.00142857142857143" calcext:value-type="float">
            <text:p>0.0014285714</text:p>
          </table:table-cell>
          <table:table-cell table:formula="of:=[sim_results_bubble_1ns.B23]" office:value-type="float" office:value="10" calcext:value-type="float">
            <text:p>10</text:p>
          </table:table-cell>
          <table:table-cell table:formula="of:=[sim_results_bubble_1ns.C23]" office:value-type="float" office:value="34.5613333333333" calcext:value-type="float">
            <text:p>34.5613333333</text:p>
          </table:table-cell>
          <table:table-cell table:number-columns-repeated="2"/>
        </table:table-row>
        <table:table-row table:style-name="ro1">
          <table:table-cell table:formula="of:=[sim_results_bubble_1ns.A24]" office:value-type="float" office:value="0.00142857142857143" calcext:value-type="float">
            <text:p>0.0014285714</text:p>
          </table:table-cell>
          <table:table-cell table:formula="of:=[sim_results_bubble_1ns.B24]" office:value-type="float" office:value="20" calcext:value-type="float">
            <text:p>20</text:p>
          </table:table-cell>
          <table:table-cell table:formula="of:=[sim_results_bubble_1ns.C24]" office:value-type="float" office:value="34.8406666666667" calcext:value-type="float">
            <text:p>34.8406666667</text:p>
          </table:table-cell>
          <table:table-cell table:number-columns-repeated="2"/>
        </table:table-row>
        <table:table-row table:style-name="ro1">
          <table:table-cell table:formula="of:=[sim_results_bubble_1ns.A25]" office:value-type="float" office:value="0.00142857142857143" calcext:value-type="float">
            <text:p>0.0014285714</text:p>
          </table:table-cell>
          <table:table-cell table:formula="of:=[sim_results_bubble_1ns.B25]" office:value-type="float" office:value="30" calcext:value-type="float">
            <text:p>30</text:p>
          </table:table-cell>
          <table:table-cell table:formula="of:=[sim_results_bubble_1ns.C25]" office:value-type="float" office:value="35.0006666666667" calcext:value-type="float">
            <text:p>35.0006666667</text:p>
          </table:table-cell>
          <table:table-cell table:number-columns-repeated="2"/>
        </table:table-row>
        <table:table-row table:style-name="ro1">
          <table:table-cell table:formula="of:=[sim_results_bubble_1ns.A26]" office:value-type="float" office:value="0.00142857142857143" calcext:value-type="float">
            <text:p>0.0014285714</text:p>
          </table:table-cell>
          <table:table-cell table:formula="of:=[sim_results_bubble_1ns.B26]" office:value-type="float" office:value="40" calcext:value-type="float">
            <text:p>40</text:p>
          </table:table-cell>
          <table:table-cell table:formula="of:=[sim_results_bubble_1ns.C26]" office:value-type="float" office:value="35.5476666666667" calcext:value-type="float">
            <text:p>35.5476666667</text:p>
          </table:table-cell>
          <table:table-cell table:number-columns-repeated="2"/>
        </table:table-row>
        <table:table-row table:style-name="ro1">
          <table:table-cell table:formula="of:=[sim_results_bubble_1ns.A27]" office:value-type="float" office:value="0.00142857142857143" calcext:value-type="float">
            <text:p>0.0014285714</text:p>
          </table:table-cell>
          <table:table-cell table:formula="of:=[sim_results_bubble_1ns.B27]" office:value-type="float" office:value="50" calcext:value-type="float">
            <text:p>50</text:p>
          </table:table-cell>
          <table:table-cell table:formula="of:=[sim_results_bubble_1ns.C27]" office:value-type="float" office:value="36.709" calcext:value-type="float">
            <text:p>36.709</text:p>
          </table:table-cell>
          <table:table-cell table:number-columns-repeated="2"/>
        </table:table-row>
        <table:table-row table:style-name="ro1">
          <table:table-cell table:formula="of:=[sim_results_bubble_1ns.A28]" office:value-type="float" office:value="0.00142857142857143" calcext:value-type="float">
            <text:p>0.0014285714</text:p>
          </table:table-cell>
          <table:table-cell table:formula="of:=[sim_results_bubble_1ns.B28]" office:value-type="float" office:value="60" calcext:value-type="float">
            <text:p>60</text:p>
          </table:table-cell>
          <table:table-cell table:formula="of:=[sim_results_bubble_1ns.C28]" office:value-type="float" office:value="38.956" calcext:value-type="float">
            <text:p>38.956</text:p>
          </table:table-cell>
          <table:table-cell table:number-columns-repeated="2"/>
        </table:table-row>
        <table:table-row table:style-name="ro1">
          <table:table-cell table:formula="of:=[sim_results_bubble_1ns.A29]" office:value-type="float" office:value="0.00142857142857143" calcext:value-type="float">
            <text:p>0.0014285714</text:p>
          </table:table-cell>
          <table:table-cell table:formula="of:=[sim_results_bubble_1ns.B29]" office:value-type="float" office:value="70" calcext:value-type="float">
            <text:p>70</text:p>
          </table:table-cell>
          <table:table-cell table:formula="of:=[sim_results_bubble_1ns.C29]" office:value-type="float" office:value="39.8056666666667" calcext:value-type="float">
            <text:p>39.8056666667</text:p>
          </table:table-cell>
          <table:table-cell table:number-columns-repeated="2"/>
        </table:table-row>
        <table:table-row table:style-name="ro1">
          <table:table-cell table:formula="of:=[sim_results_bubble_1ns.A30]" office:value-type="float" office:value="0.00142857142857143" calcext:value-type="float">
            <text:p>0.0014285714</text:p>
          </table:table-cell>
          <table:table-cell table:formula="of:=[sim_results_bubble_1ns.B30]" office:value-type="float" office:value="80" calcext:value-type="float">
            <text:p>80</text:p>
          </table:table-cell>
          <table:table-cell table:formula="of:=[sim_results_bubble_1ns.C30]" office:value-type="float" office:value="38.9586666666667" calcext:value-type="float">
            <text:p>38.9586666667</text:p>
          </table:table-cell>
          <table:table-cell table:number-columns-repeated="2"/>
        </table:table-row>
        <table:table-row table:style-name="ro1">
          <table:table-cell table:formula="of:=[sim_results_bubble_1ns.A31]" office:value-type="float" office:value="0.00181818181818182" calcext:value-type="float">
            <text:p>0.0018181818</text:p>
          </table:table-cell>
          <table:table-cell table:formula="of:=[sim_results_bubble_1ns.B31]" office:value-type="float" office:value="0" calcext:value-type="float">
            <text:p>0</text:p>
          </table:table-cell>
          <table:table-cell table:formula="of:=[sim_results_bubble_1ns.C31]" office:value-type="float" office:value="38.164" calcext:value-type="float">
            <text:p>38.164</text:p>
          </table:table-cell>
          <table:table-cell table:number-columns-repeated="2"/>
        </table:table-row>
        <table:table-row table:style-name="ro1">
          <table:table-cell table:formula="of:=[sim_results_bubble_1ns.A32]" office:value-type="float" office:value="0.00181818181818182" calcext:value-type="float">
            <text:p>0.0018181818</text:p>
          </table:table-cell>
          <table:table-cell table:formula="of:=[sim_results_bubble_1ns.B32]" office:value-type="float" office:value="5" calcext:value-type="float">
            <text:p>5</text:p>
          </table:table-cell>
          <table:table-cell table:formula="of:=[sim_results_bubble_1ns.C32]" office:value-type="float" office:value="38.2426666666667" calcext:value-type="float">
            <text:p>38.2426666667</text:p>
          </table:table-cell>
          <table:table-cell table:number-columns-repeated="2"/>
        </table:table-row>
        <table:table-row table:style-name="ro1">
          <table:table-cell table:formula="of:=[sim_results_bubble_1ns.A33]" office:value-type="float" office:value="0.00181818181818182" calcext:value-type="float">
            <text:p>0.0018181818</text:p>
          </table:table-cell>
          <table:table-cell table:formula="of:=[sim_results_bubble_1ns.B33]" office:value-type="float" office:value="10" calcext:value-type="float">
            <text:p>10</text:p>
          </table:table-cell>
          <table:table-cell table:formula="of:=[sim_results_bubble_1ns.C33]" office:value-type="float" office:value="38.3686666666667" calcext:value-type="float">
            <text:p>38.3686666667</text:p>
          </table:table-cell>
          <table:table-cell table:number-columns-repeated="2"/>
        </table:table-row>
        <table:table-row table:style-name="ro1">
          <table:table-cell table:formula="of:=[sim_results_bubble_1ns.A34]" office:value-type="float" office:value="0.00181818181818182" calcext:value-type="float">
            <text:p>0.0018181818</text:p>
          </table:table-cell>
          <table:table-cell table:formula="of:=[sim_results_bubble_1ns.B34]" office:value-type="float" office:value="20" calcext:value-type="float">
            <text:p>20</text:p>
          </table:table-cell>
          <table:table-cell table:formula="of:=[sim_results_bubble_1ns.C34]" office:value-type="float" office:value="38.6796666666667" calcext:value-type="float">
            <text:p>38.6796666667</text:p>
          </table:table-cell>
          <table:table-cell table:number-columns-repeated="2"/>
        </table:table-row>
        <table:table-row table:style-name="ro1">
          <table:table-cell table:formula="of:=[sim_results_bubble_1ns.A35]" office:value-type="float" office:value="0.00181818181818182" calcext:value-type="float">
            <text:p>0.0018181818</text:p>
          </table:table-cell>
          <table:table-cell table:formula="of:=[sim_results_bubble_1ns.B35]" office:value-type="float" office:value="30" calcext:value-type="float">
            <text:p>30</text:p>
          </table:table-cell>
          <table:table-cell table:formula="of:=[sim_results_bubble_1ns.C35]" office:value-type="float" office:value="38.9633333333333" calcext:value-type="float">
            <text:p>38.9633333333</text:p>
          </table:table-cell>
          <table:table-cell table:number-columns-repeated="2"/>
        </table:table-row>
        <table:table-row table:style-name="ro1">
          <table:table-cell table:formula="of:=[sim_results_bubble_1ns.A36]" office:value-type="float" office:value="0.00181818181818182" calcext:value-type="float">
            <text:p>0.0018181818</text:p>
          </table:table-cell>
          <table:table-cell table:formula="of:=[sim_results_bubble_1ns.B36]" office:value-type="float" office:value="40" calcext:value-type="float">
            <text:p>40</text:p>
          </table:table-cell>
          <table:table-cell table:formula="of:=[sim_results_bubble_1ns.C36]" office:value-type="float" office:value="38.8996666666667" calcext:value-type="float">
            <text:p>38.8996666667</text:p>
          </table:table-cell>
          <table:table-cell table:number-columns-repeated="2"/>
        </table:table-row>
        <table:table-row table:style-name="ro1">
          <table:table-cell table:formula="of:=[sim_results_bubble_1ns.A37]" office:value-type="float" office:value="0.00181818181818182" calcext:value-type="float">
            <text:p>0.0018181818</text:p>
          </table:table-cell>
          <table:table-cell table:formula="of:=[sim_results_bubble_1ns.B37]" office:value-type="float" office:value="50" calcext:value-type="float">
            <text:p>50</text:p>
          </table:table-cell>
          <table:table-cell table:formula="of:=[sim_results_bubble_1ns.C37]" office:value-type="float" office:value="39.7013333333333" calcext:value-type="float">
            <text:p>39.7013333333</text:p>
          </table:table-cell>
          <table:table-cell table:number-columns-repeated="2"/>
        </table:table-row>
        <table:table-row table:style-name="ro1">
          <table:table-cell table:formula="of:=[sim_results_bubble_1ns.A38]" office:value-type="float" office:value="0.00181818181818182" calcext:value-type="float">
            <text:p>0.0018181818</text:p>
          </table:table-cell>
          <table:table-cell table:formula="of:=[sim_results_bubble_1ns.B38]" office:value-type="float" office:value="60" calcext:value-type="float">
            <text:p>60</text:p>
          </table:table-cell>
          <table:table-cell table:formula="of:=[sim_results_bubble_1ns.C38]" office:value-type="float" office:value="42.2176666666667" calcext:value-type="float">
            <text:p>42.2176666667</text:p>
          </table:table-cell>
          <table:table-cell table:number-columns-repeated="2"/>
        </table:table-row>
        <table:table-row table:style-name="ro1">
          <table:table-cell table:formula="of:=[sim_results_bubble_1ns.A39]" office:value-type="float" office:value="0.00181818181818182" calcext:value-type="float">
            <text:p>0.0018181818</text:p>
          </table:table-cell>
          <table:table-cell table:formula="of:=[sim_results_bubble_1ns.B39]" office:value-type="float" office:value="70" calcext:value-type="float">
            <text:p>70</text:p>
          </table:table-cell>
          <table:table-cell table:formula="of:=[sim_results_bubble_1ns.C39]" office:value-type="float" office:value="42.82" calcext:value-type="float">
            <text:p>42.82</text:p>
          </table:table-cell>
          <table:table-cell table:number-columns-repeated="2"/>
        </table:table-row>
        <table:table-row table:style-name="ro1">
          <table:table-cell table:formula="of:=[sim_results_bubble_1ns.A40]" office:value-type="float" office:value="0.00181818181818182" calcext:value-type="float">
            <text:p>0.0018181818</text:p>
          </table:table-cell>
          <table:table-cell table:formula="of:=[sim_results_bubble_1ns.B40]" office:value-type="float" office:value="80" calcext:value-type="float">
            <text:p>80</text:p>
          </table:table-cell>
          <table:table-cell table:formula="of:=[sim_results_bubble_1ns.C40]" office:value-type="float" office:value="42.112" calcext:value-type="float">
            <text:p>42.112</text:p>
          </table:table-cell>
          <table:table-cell table:number-columns-repeated="2"/>
        </table:table-row>
        <table:table-row table:style-name="ro1">
          <table:table-cell table:formula="of:=[sim_results_bubble_1ns.A41]" office:value-type="float" office:value="0.00222222222222222" calcext:value-type="float">
            <text:p>0.0022222222</text:p>
          </table:table-cell>
          <table:table-cell table:formula="of:=[sim_results_bubble_1ns.B41]" office:value-type="float" office:value="0" calcext:value-type="float">
            <text:p>0</text:p>
          </table:table-cell>
          <table:table-cell table:formula="of:=[sim_results_bubble_1ns.C41]" office:value-type="float" office:value="36.4306666666667" calcext:value-type="float">
            <text:p>36.4306666667</text:p>
          </table:table-cell>
          <table:table-cell table:number-columns-repeated="2"/>
        </table:table-row>
        <table:table-row table:style-name="ro1">
          <table:table-cell table:formula="of:=[sim_results_bubble_1ns.A42]" office:value-type="float" office:value="0.00222222222222222" calcext:value-type="float">
            <text:p>0.0022222222</text:p>
          </table:table-cell>
          <table:table-cell table:formula="of:=[sim_results_bubble_1ns.B42]" office:value-type="float" office:value="5" calcext:value-type="float">
            <text:p>5</text:p>
          </table:table-cell>
          <table:table-cell table:formula="of:=[sim_results_bubble_1ns.C42]" office:value-type="float" office:value="36.544" calcext:value-type="float">
            <text:p>36.544</text:p>
          </table:table-cell>
          <table:table-cell table:number-columns-repeated="2"/>
        </table:table-row>
        <table:table-row table:style-name="ro1">
          <table:table-cell table:formula="of:=[sim_results_bubble_1ns.A43]" office:value-type="float" office:value="0.00222222222222222" calcext:value-type="float">
            <text:p>0.0022222222</text:p>
          </table:table-cell>
          <table:table-cell table:formula="of:=[sim_results_bubble_1ns.B43]" office:value-type="float" office:value="10" calcext:value-type="float">
            <text:p>10</text:p>
          </table:table-cell>
          <table:table-cell table:formula="of:=[sim_results_bubble_1ns.C43]" office:value-type="float" office:value="36.353" calcext:value-type="float">
            <text:p>36.353</text:p>
          </table:table-cell>
          <table:table-cell table:number-columns-repeated="2"/>
        </table:table-row>
        <table:table-row table:style-name="ro1">
          <table:table-cell table:formula="of:=[sim_results_bubble_1ns.A44]" office:value-type="float" office:value="0.00222222222222222" calcext:value-type="float">
            <text:p>0.0022222222</text:p>
          </table:table-cell>
          <table:table-cell table:formula="of:=[sim_results_bubble_1ns.B44]" office:value-type="float" office:value="20" calcext:value-type="float">
            <text:p>20</text:p>
          </table:table-cell>
          <table:table-cell table:formula="of:=[sim_results_bubble_1ns.C44]" office:value-type="float" office:value="36.901" calcext:value-type="float">
            <text:p>36.901</text:p>
          </table:table-cell>
          <table:table-cell table:number-columns-repeated="2"/>
        </table:table-row>
        <table:table-row table:style-name="ro1">
          <table:table-cell table:formula="of:=[sim_results_bubble_1ns.A45]" office:value-type="float" office:value="0.00222222222222222" calcext:value-type="float">
            <text:p>0.0022222222</text:p>
          </table:table-cell>
          <table:table-cell table:formula="of:=[sim_results_bubble_1ns.B45]" office:value-type="float" office:value="30" calcext:value-type="float">
            <text:p>30</text:p>
          </table:table-cell>
          <table:table-cell table:formula="of:=[sim_results_bubble_1ns.C45]" office:value-type="float" office:value="37.2516666666667" calcext:value-type="float">
            <text:p>37.2516666667</text:p>
          </table:table-cell>
          <table:table-cell table:number-columns-repeated="2"/>
        </table:table-row>
        <table:table-row table:style-name="ro1">
          <table:table-cell table:formula="of:=[sim_results_bubble_1ns.A46]" office:value-type="float" office:value="0.00222222222222222" calcext:value-type="float">
            <text:p>0.0022222222</text:p>
          </table:table-cell>
          <table:table-cell table:formula="of:=[sim_results_bubble_1ns.B46]" office:value-type="float" office:value="40" calcext:value-type="float">
            <text:p>40</text:p>
          </table:table-cell>
          <table:table-cell table:formula="of:=[sim_results_bubble_1ns.C46]" office:value-type="float" office:value="37.6926666666667" calcext:value-type="float">
            <text:p>37.6926666667</text:p>
          </table:table-cell>
          <table:table-cell table:number-columns-repeated="2"/>
        </table:table-row>
        <table:table-row table:style-name="ro1">
          <table:table-cell table:formula="of:=[sim_results_bubble_1ns.A47]" office:value-type="float" office:value="0.00222222222222222" calcext:value-type="float">
            <text:p>0.0022222222</text:p>
          </table:table-cell>
          <table:table-cell table:formula="of:=[sim_results_bubble_1ns.B47]" office:value-type="float" office:value="50" calcext:value-type="float">
            <text:p>50</text:p>
          </table:table-cell>
          <table:table-cell table:formula="of:=[sim_results_bubble_1ns.C47]" office:value-type="float" office:value="38.6623333333333" calcext:value-type="float">
            <text:p>38.6623333333</text:p>
          </table:table-cell>
          <table:table-cell table:number-columns-repeated="2"/>
        </table:table-row>
        <table:table-row table:style-name="ro1">
          <table:table-cell table:formula="of:=[sim_results_bubble_1ns.A48]" office:value-type="float" office:value="0.00222222222222222" calcext:value-type="float">
            <text:p>0.0022222222</text:p>
          </table:table-cell>
          <table:table-cell table:formula="of:=[sim_results_bubble_1ns.B48]" office:value-type="float" office:value="60" calcext:value-type="float">
            <text:p>60</text:p>
          </table:table-cell>
          <table:table-cell table:formula="of:=[sim_results_bubble_1ns.C48]" office:value-type="float" office:value="41.5323333333333" calcext:value-type="float">
            <text:p>41.5323333333</text:p>
          </table:table-cell>
          <table:table-cell table:number-columns-repeated="2"/>
        </table:table-row>
        <table:table-row table:style-name="ro1">
          <table:table-cell table:formula="of:=[sim_results_bubble_1ns.A49]" office:value-type="float" office:value="0.00222222222222222" calcext:value-type="float">
            <text:p>0.0022222222</text:p>
          </table:table-cell>
          <table:table-cell table:formula="of:=[sim_results_bubble_1ns.B49]" office:value-type="float" office:value="70" calcext:value-type="float">
            <text:p>70</text:p>
          </table:table-cell>
          <table:table-cell table:formula="of:=[sim_results_bubble_1ns.C49]" office:value-type="float" office:value="42.694" calcext:value-type="float">
            <text:p>42.694</text:p>
          </table:table-cell>
          <table:table-cell table:number-columns-repeated="2"/>
        </table:table-row>
        <table:table-row table:style-name="ro1">
          <table:table-cell table:formula="of:=[sim_results_bubble_1ns.A50]" office:value-type="float" office:value="0.00222222222222222" calcext:value-type="float">
            <text:p>0.0022222222</text:p>
          </table:table-cell>
          <table:table-cell table:formula="of:=[sim_results_bubble_1ns.B50]" office:value-type="float" office:value="80" calcext:value-type="float">
            <text:p>80</text:p>
          </table:table-cell>
          <table:table-cell table:formula="of:=[sim_results_bubble_1ns.C50]" office:value-type="float" office:value="41.949" calcext:value-type="float">
            <text:p>41.949</text:p>
          </table:table-cell>
          <table:table-cell table:number-columns-repeated="2"/>
        </table:table-row>
        <table:table-row table:style-name="ro1">
          <table:table-cell table:formula="of:=[sim_results_bubble_1ns.A51]" office:value-type="float" office:value="0.00285714285714286" calcext:value-type="float">
            <text:p>0.0028571429</text:p>
          </table:table-cell>
          <table:table-cell table:formula="of:=[sim_results_bubble_1ns.B51]" office:value-type="float" office:value="0" calcext:value-type="float">
            <text:p>0</text:p>
          </table:table-cell>
          <table:table-cell table:formula="of:=[sim_results_bubble_1ns.C51]" office:value-type="float" office:value="34.934" calcext:value-type="float">
            <text:p>34.934</text:p>
          </table:table-cell>
          <table:table-cell table:number-columns-repeated="2"/>
        </table:table-row>
        <table:table-row table:style-name="ro1">
          <table:table-cell table:formula="of:=[sim_results_bubble_1ns.A52]" office:value-type="float" office:value="0.00285714285714286" calcext:value-type="float">
            <text:p>0.0028571429</text:p>
          </table:table-cell>
          <table:table-cell table:formula="of:=[sim_results_bubble_1ns.B52]" office:value-type="float" office:value="5" calcext:value-type="float">
            <text:p>5</text:p>
          </table:table-cell>
          <table:table-cell table:formula="of:=[sim_results_bubble_1ns.C52]" office:value-type="float" office:value="35.0286666666667" calcext:value-type="float">
            <text:p>35.0286666667</text:p>
          </table:table-cell>
          <table:table-cell table:number-columns-repeated="2"/>
        </table:table-row>
        <table:table-row table:style-name="ro1">
          <table:table-cell table:formula="of:=[sim_results_bubble_1ns.A53]" office:value-type="float" office:value="0.00285714285714286" calcext:value-type="float">
            <text:p>0.0028571429</text:p>
          </table:table-cell>
          <table:table-cell table:formula="of:=[sim_results_bubble_1ns.B53]" office:value-type="float" office:value="10" calcext:value-type="float">
            <text:p>10</text:p>
          </table:table-cell>
          <table:table-cell table:formula="of:=[sim_results_bubble_1ns.C53]" office:value-type="float" office:value="35.138" calcext:value-type="float">
            <text:p>35.138</text:p>
          </table:table-cell>
          <table:table-cell table:number-columns-repeated="2"/>
        </table:table-row>
        <table:table-row table:style-name="ro1">
          <table:table-cell table:formula="of:=[sim_results_bubble_1ns.A54]" office:value-type="float" office:value="0.00285714285714286" calcext:value-type="float">
            <text:p>0.0028571429</text:p>
          </table:table-cell>
          <table:table-cell table:formula="of:=[sim_results_bubble_1ns.B54]" office:value-type="float" office:value="20" calcext:value-type="float">
            <text:p>20</text:p>
          </table:table-cell>
          <table:table-cell table:formula="of:=[sim_results_bubble_1ns.C54]" office:value-type="float" office:value="35.41" calcext:value-type="float">
            <text:p>35.41</text:p>
          </table:table-cell>
          <table:table-cell table:number-columns-repeated="2"/>
        </table:table-row>
        <table:table-row table:style-name="ro1">
          <table:table-cell table:formula="of:=[sim_results_bubble_1ns.A55]" office:value-type="float" office:value="0.00285714285714286" calcext:value-type="float">
            <text:p>0.0028571429</text:p>
          </table:table-cell>
          <table:table-cell table:formula="of:=[sim_results_bubble_1ns.B55]" office:value-type="float" office:value="30" calcext:value-type="float">
            <text:p>30</text:p>
          </table:table-cell>
          <table:table-cell table:formula="of:=[sim_results_bubble_1ns.C55]" office:value-type="float" office:value="35.587" calcext:value-type="float">
            <text:p>35.587</text:p>
          </table:table-cell>
          <table:table-cell table:number-columns-repeated="2"/>
        </table:table-row>
        <table:table-row table:style-name="ro1">
          <table:table-cell table:formula="of:=[sim_results_bubble_1ns.A56]" office:value-type="float" office:value="0.00285714285714286" calcext:value-type="float">
            <text:p>0.0028571429</text:p>
          </table:table-cell>
          <table:table-cell table:formula="of:=[sim_results_bubble_1ns.B56]" office:value-type="float" office:value="40" calcext:value-type="float">
            <text:p>40</text:p>
          </table:table-cell>
          <table:table-cell table:formula="of:=[sim_results_bubble_1ns.C56]" office:value-type="float" office:value="36.1896666666667" calcext:value-type="float">
            <text:p>36.1896666667</text:p>
          </table:table-cell>
          <table:table-cell table:number-columns-repeated="2"/>
        </table:table-row>
        <table:table-row table:style-name="ro1">
          <table:table-cell table:formula="of:=[sim_results_bubble_1ns.A57]" office:value-type="float" office:value="0.00285714285714286" calcext:value-type="float">
            <text:p>0.0028571429</text:p>
          </table:table-cell>
          <table:table-cell table:formula="of:=[sim_results_bubble_1ns.B57]" office:value-type="float" office:value="50" calcext:value-type="float">
            <text:p>50</text:p>
          </table:table-cell>
          <table:table-cell table:formula="of:=[sim_results_bubble_1ns.C57]" office:value-type="float" office:value="37.8356666666667" calcext:value-type="float">
            <text:p>37.8356666667</text:p>
          </table:table-cell>
          <table:table-cell table:number-columns-repeated="2"/>
        </table:table-row>
        <table:table-row table:style-name="ro1">
          <table:table-cell table:formula="of:=[sim_results_bubble_1ns.A58]" office:value-type="float" office:value="0.00285714285714286" calcext:value-type="float">
            <text:p>0.0028571429</text:p>
          </table:table-cell>
          <table:table-cell table:formula="of:=[sim_results_bubble_1ns.B58]" office:value-type="float" office:value="60" calcext:value-type="float">
            <text:p>60</text:p>
          </table:table-cell>
          <table:table-cell table:formula="of:=[sim_results_bubble_1ns.C58]" office:value-type="float" office:value="39.8316666666667" calcext:value-type="float">
            <text:p>39.8316666667</text:p>
          </table:table-cell>
          <table:table-cell table:number-columns-repeated="2"/>
        </table:table-row>
        <table:table-row table:style-name="ro1">
          <table:table-cell table:formula="of:=[sim_results_bubble_1ns.A59]" office:value-type="float" office:value="0.00285714285714286" calcext:value-type="float">
            <text:p>0.0028571429</text:p>
          </table:table-cell>
          <table:table-cell table:formula="of:=[sim_results_bubble_1ns.B59]" office:value-type="float" office:value="70" calcext:value-type="float">
            <text:p>70</text:p>
          </table:table-cell>
          <table:table-cell table:formula="of:=[sim_results_bubble_1ns.C59]" office:value-type="float" office:value="40.446" calcext:value-type="float">
            <text:p>40.446</text:p>
          </table:table-cell>
          <table:table-cell table:number-columns-repeated="2"/>
        </table:table-row>
        <table:table-row table:style-name="ro1">
          <table:table-cell table:formula="of:=[sim_results_bubble_1ns.A60]" office:value-type="float" office:value="0.00285714285714286" calcext:value-type="float">
            <text:p>0.0028571429</text:p>
          </table:table-cell>
          <table:table-cell table:formula="of:=[sim_results_bubble_1ns.B60]" office:value-type="float" office:value="80" calcext:value-type="float">
            <text:p>80</text:p>
          </table:table-cell>
          <table:table-cell table:formula="of:=[sim_results_bubble_1ns.C60]" office:value-type="float" office:value="40.1496666666667" calcext:value-type="float">
            <text:p>40.1496666667</text:p>
          </table:table-cell>
          <table:table-cell table:number-columns-repeated="2"/>
        </table:table-row>
        <table:table-row table:style-name="ro1">
          <table:table-cell table:formula="of:=[sim_results_bubble_1ns.A61]" office:value-type="float" office:value="0.004" calcext:value-type="float">
            <text:p>0.004</text:p>
          </table:table-cell>
          <table:table-cell table:formula="of:=[sim_results_bubble_1ns.B61]" office:value-type="float" office:value="0" calcext:value-type="float">
            <text:p>0</text:p>
          </table:table-cell>
          <table:table-cell table:formula="of:=[sim_results_bubble_1ns.C61]" office:value-type="float" office:value="36.6803333333333" calcext:value-type="float">
            <text:p>36.6803333333</text:p>
          </table:table-cell>
          <table:table-cell table:number-columns-repeated="2"/>
        </table:table-row>
        <table:table-row table:style-name="ro1">
          <table:table-cell table:formula="of:=[sim_results_bubble_1ns.A62]" office:value-type="float" office:value="0.004" calcext:value-type="float">
            <text:p>0.004</text:p>
          </table:table-cell>
          <table:table-cell table:formula="of:=[sim_results_bubble_1ns.B62]" office:value-type="float" office:value="5" calcext:value-type="float">
            <text:p>5</text:p>
          </table:table-cell>
          <table:table-cell table:formula="of:=[sim_results_bubble_1ns.C62]" office:value-type="float" office:value="36.7806666666667" calcext:value-type="float">
            <text:p>36.7806666667</text:p>
          </table:table-cell>
          <table:table-cell table:number-columns-repeated="2"/>
        </table:table-row>
        <table:table-row table:style-name="ro1">
          <table:table-cell table:formula="of:=[sim_results_bubble_1ns.A63]" office:value-type="float" office:value="0.004" calcext:value-type="float">
            <text:p>0.004</text:p>
          </table:table-cell>
          <table:table-cell table:formula="of:=[sim_results_bubble_1ns.B63]" office:value-type="float" office:value="10" calcext:value-type="float">
            <text:p>10</text:p>
          </table:table-cell>
          <table:table-cell table:formula="of:=[sim_results_bubble_1ns.C63]" office:value-type="float" office:value="36.953" calcext:value-type="float">
            <text:p>36.953</text:p>
          </table:table-cell>
          <table:table-cell table:number-columns-repeated="2"/>
        </table:table-row>
        <table:table-row table:style-name="ro1">
          <table:table-cell table:formula="of:=[sim_results_bubble_1ns.A64]" office:value-type="float" office:value="0.004" calcext:value-type="float">
            <text:p>0.004</text:p>
          </table:table-cell>
          <table:table-cell table:formula="of:=[sim_results_bubble_1ns.B64]" office:value-type="float" office:value="20" calcext:value-type="float">
            <text:p>20</text:p>
          </table:table-cell>
          <table:table-cell table:formula="of:=[sim_results_bubble_1ns.C64]" office:value-type="float" office:value="37.2223333333333" calcext:value-type="float">
            <text:p>37.2223333333</text:p>
          </table:table-cell>
          <table:table-cell table:number-columns-repeated="2"/>
        </table:table-row>
        <table:table-row table:style-name="ro1">
          <table:table-cell table:formula="of:=[sim_results_bubble_1ns.A65]" office:value-type="float" office:value="0.004" calcext:value-type="float">
            <text:p>0.004</text:p>
          </table:table-cell>
          <table:table-cell table:formula="of:=[sim_results_bubble_1ns.B65]" office:value-type="float" office:value="30" calcext:value-type="float">
            <text:p>30</text:p>
          </table:table-cell>
          <table:table-cell table:formula="of:=[sim_results_bubble_1ns.C65]" office:value-type="float" office:value="37.383" calcext:value-type="float">
            <text:p>37.383</text:p>
          </table:table-cell>
          <table:table-cell table:number-columns-repeated="2"/>
        </table:table-row>
        <table:table-row table:style-name="ro1">
          <table:table-cell table:formula="of:=[sim_results_bubble_1ns.A66]" office:value-type="float" office:value="0.004" calcext:value-type="float">
            <text:p>0.004</text:p>
          </table:table-cell>
          <table:table-cell table:formula="of:=[sim_results_bubble_1ns.B66]" office:value-type="float" office:value="40" calcext:value-type="float">
            <text:p>40</text:p>
          </table:table-cell>
          <table:table-cell table:formula="of:=[sim_results_bubble_1ns.C66]" office:value-type="float" office:value="37.9813333333333" calcext:value-type="float">
            <text:p>37.9813333333</text:p>
          </table:table-cell>
          <table:table-cell table:number-columns-repeated="2"/>
        </table:table-row>
        <table:table-row table:style-name="ro1">
          <table:table-cell table:formula="of:=[sim_results_bubble_1ns.A67]" office:value-type="float" office:value="0.004" calcext:value-type="float">
            <text:p>0.004</text:p>
          </table:table-cell>
          <table:table-cell table:formula="of:=[sim_results_bubble_1ns.B67]" office:value-type="float" office:value="50" calcext:value-type="float">
            <text:p>50</text:p>
          </table:table-cell>
          <table:table-cell table:formula="of:=[sim_results_bubble_1ns.C67]" office:value-type="float" office:value="39.6956666666667" calcext:value-type="float">
            <text:p>39.6956666667</text:p>
          </table:table-cell>
          <table:table-cell table:number-columns-repeated="2"/>
        </table:table-row>
        <table:table-row table:style-name="ro1">
          <table:table-cell table:formula="of:=[sim_results_bubble_1ns.A68]" office:value-type="float" office:value="0.004" calcext:value-type="float">
            <text:p>0.004</text:p>
          </table:table-cell>
          <table:table-cell table:formula="of:=[sim_results_bubble_1ns.B68]" office:value-type="float" office:value="60" calcext:value-type="float">
            <text:p>60</text:p>
          </table:table-cell>
          <table:table-cell table:formula="of:=[sim_results_bubble_1ns.C68]" office:value-type="float" office:value="41.7193333333333" calcext:value-type="float">
            <text:p>41.7193333333</text:p>
          </table:table-cell>
          <table:table-cell table:number-columns-repeated="2"/>
        </table:table-row>
        <table:table-row table:style-name="ro1">
          <table:table-cell table:formula="of:=[sim_results_bubble_1ns.A69]" office:value-type="float" office:value="0.004" calcext:value-type="float">
            <text:p>0.004</text:p>
          </table:table-cell>
          <table:table-cell table:formula="of:=[sim_results_bubble_1ns.B69]" office:value-type="float" office:value="70" calcext:value-type="float">
            <text:p>70</text:p>
          </table:table-cell>
          <table:table-cell table:formula="of:=[sim_results_bubble_1ns.C69]" office:value-type="float" office:value="43.8343333333333" calcext:value-type="float">
            <text:p>43.8343333333</text:p>
          </table:table-cell>
          <table:table-cell table:number-columns-repeated="2"/>
        </table:table-row>
        <table:table-row table:style-name="ro1">
          <table:table-cell table:formula="of:=[sim_results_bubble_1ns.A70]" office:value-type="float" office:value="0.004" calcext:value-type="float">
            <text:p>0.004</text:p>
          </table:table-cell>
          <table:table-cell table:formula="of:=[sim_results_bubble_1ns.B70]" office:value-type="float" office:value="80" calcext:value-type="float">
            <text:p>80</text:p>
          </table:table-cell>
          <table:table-cell table:formula="of:=[sim_results_bubble_1ns.C70]" office:value-type="float" office:value="43.2576666666667" calcext:value-type="float">
            <text:p>43.2576666667</text:p>
          </table:table-cell>
          <table:table-cell table:number-columns-repeated="2"/>
        </table:table-row>
        <table:table-row table:style-name="ro1">
          <table:table-cell table:formula="of:=[sim_results_bubble_1ns.A71]" office:value-type="float" office:value="0.005" calcext:value-type="float">
            <text:p>0.005</text:p>
          </table:table-cell>
          <table:table-cell table:formula="of:=[sim_results_bubble_1ns.B71]" office:value-type="float" office:value="0" calcext:value-type="float">
            <text:p>0</text:p>
          </table:table-cell>
          <table:table-cell table:formula="of:=[sim_results_bubble_1ns.C71]" office:value-type="float" office:value="38.078" calcext:value-type="float">
            <text:p>38.078</text:p>
          </table:table-cell>
          <table:table-cell table:number-columns-repeated="2"/>
        </table:table-row>
        <table:table-row table:style-name="ro1">
          <table:table-cell table:formula="of:=[sim_results_bubble_1ns.A72]" office:value-type="float" office:value="0.005" calcext:value-type="float">
            <text:p>0.005</text:p>
          </table:table-cell>
          <table:table-cell table:formula="of:=[sim_results_bubble_1ns.B72]" office:value-type="float" office:value="5" calcext:value-type="float">
            <text:p>5</text:p>
          </table:table-cell>
          <table:table-cell table:formula="of:=[sim_results_bubble_1ns.C72]" office:value-type="float" office:value="38.1716666666667" calcext:value-type="float">
            <text:p>38.1716666667</text:p>
          </table:table-cell>
          <table:table-cell table:number-columns-repeated="2"/>
        </table:table-row>
        <table:table-row table:style-name="ro1">
          <table:table-cell table:formula="of:=[sim_results_bubble_1ns.A73]" office:value-type="float" office:value="0.005" calcext:value-type="float">
            <text:p>0.005</text:p>
          </table:table-cell>
          <table:table-cell table:formula="of:=[sim_results_bubble_1ns.B73]" office:value-type="float" office:value="10" calcext:value-type="float">
            <text:p>10</text:p>
          </table:table-cell>
          <table:table-cell table:formula="of:=[sim_results_bubble_1ns.C73]" office:value-type="float" office:value="38.6886666666667" calcext:value-type="float">
            <text:p>38.6886666667</text:p>
          </table:table-cell>
          <table:table-cell table:number-columns-repeated="2"/>
        </table:table-row>
        <table:table-row table:style-name="ro1">
          <table:table-cell table:formula="of:=[sim_results_bubble_1ns.A74]" office:value-type="float" office:value="0.005" calcext:value-type="float">
            <text:p>0.005</text:p>
          </table:table-cell>
          <table:table-cell table:formula="of:=[sim_results_bubble_1ns.B74]" office:value-type="float" office:value="20" calcext:value-type="float">
            <text:p>20</text:p>
          </table:table-cell>
          <table:table-cell table:formula="of:=[sim_results_bubble_1ns.C74]" office:value-type="float" office:value="38.6533333333333" calcext:value-type="float">
            <text:p>38.6533333333</text:p>
          </table:table-cell>
          <table:table-cell table:number-columns-repeated="2"/>
        </table:table-row>
        <table:table-row table:style-name="ro1">
          <table:table-cell table:formula="of:=[sim_results_bubble_1ns.A75]" office:value-type="float" office:value="0.005" calcext:value-type="float">
            <text:p>0.005</text:p>
          </table:table-cell>
          <table:table-cell table:formula="of:=[sim_results_bubble_1ns.B75]" office:value-type="float" office:value="30" calcext:value-type="float">
            <text:p>30</text:p>
          </table:table-cell>
          <table:table-cell table:formula="of:=[sim_results_bubble_1ns.C75]" office:value-type="float" office:value="38.9853333333333" calcext:value-type="float">
            <text:p>38.9853333333</text:p>
          </table:table-cell>
          <table:table-cell table:number-columns-repeated="2"/>
        </table:table-row>
        <table:table-row table:style-name="ro1">
          <table:table-cell table:formula="of:=[sim_results_bubble_1ns.A76]" office:value-type="float" office:value="0.005" calcext:value-type="float">
            <text:p>0.005</text:p>
          </table:table-cell>
          <table:table-cell table:formula="of:=[sim_results_bubble_1ns.B76]" office:value-type="float" office:value="40" calcext:value-type="float">
            <text:p>40</text:p>
          </table:table-cell>
          <table:table-cell table:formula="of:=[sim_results_bubble_1ns.C76]" office:value-type="float" office:value="40.136" calcext:value-type="float">
            <text:p>40.136</text:p>
          </table:table-cell>
          <table:table-cell table:number-columns-repeated="2"/>
        </table:table-row>
        <table:table-row table:style-name="ro1">
          <table:table-cell table:formula="of:=[sim_results_bubble_1ns.A77]" office:value-type="float" office:value="0.005" calcext:value-type="float">
            <text:p>0.005</text:p>
          </table:table-cell>
          <table:table-cell table:formula="of:=[sim_results_bubble_1ns.B77]" office:value-type="float" office:value="50" calcext:value-type="float">
            <text:p>50</text:p>
          </table:table-cell>
          <table:table-cell table:formula="of:=[sim_results_bubble_1ns.C77]" office:value-type="float" office:value="41.1396666666667" calcext:value-type="float">
            <text:p>41.1396666667</text:p>
          </table:table-cell>
          <table:table-cell table:number-columns-repeated="2"/>
        </table:table-row>
        <table:table-row table:style-name="ro1">
          <table:table-cell table:formula="of:=[sim_results_bubble_1ns.A78]" office:value-type="float" office:value="0.005" calcext:value-type="float">
            <text:p>0.005</text:p>
          </table:table-cell>
          <table:table-cell table:formula="of:=[sim_results_bubble_1ns.B78]" office:value-type="float" office:value="60" calcext:value-type="float">
            <text:p>60</text:p>
          </table:table-cell>
          <table:table-cell table:formula="of:=[sim_results_bubble_1ns.C78]" office:value-type="float" office:value="43.6103333333333" calcext:value-type="float">
            <text:p>43.6103333333</text:p>
          </table:table-cell>
          <table:table-cell table:number-columns-repeated="2"/>
        </table:table-row>
        <table:table-row table:style-name="ro1">
          <table:table-cell table:formula="of:=[sim_results_bubble_1ns.A79]" office:value-type="float" office:value="0.005" calcext:value-type="float">
            <text:p>0.005</text:p>
          </table:table-cell>
          <table:table-cell table:formula="of:=[sim_results_bubble_1ns.B79]" office:value-type="float" office:value="70" calcext:value-type="float">
            <text:p>70</text:p>
          </table:table-cell>
          <table:table-cell table:formula="of:=[sim_results_bubble_1ns.C79]" office:value-type="float" office:value="44.418" calcext:value-type="float">
            <text:p>44.418</text:p>
          </table:table-cell>
          <table:table-cell table:number-columns-repeated="2"/>
        </table:table-row>
        <table:table-row table:style-name="ro1">
          <table:table-cell table:formula="of:=[sim_results_bubble_1ns.A80]" office:value-type="float" office:value="0.005" calcext:value-type="float">
            <text:p>0.005</text:p>
          </table:table-cell>
          <table:table-cell table:formula="of:=[sim_results_bubble_1ns.B80]" office:value-type="float" office:value="80" calcext:value-type="float">
            <text:p>80</text:p>
          </table:table-cell>
          <table:table-cell table:formula="of:=[sim_results_bubble_1ns.C80]" office:value-type="float" office:value="44.789" calcext:value-type="float">
            <text:p>44.789</text:p>
          </table:table-cell>
          <table:table-cell table:number-columns-repeated="2"/>
        </table:table-row>
        <table:table-row table:style-name="ro1">
          <table:table-cell table:formula="of:=[sim_results_bubble_1ns.A81]" office:value-type="float" office:value="0.00666666666666667" calcext:value-type="float">
            <text:p>0.0066666667</text:p>
          </table:table-cell>
          <table:table-cell table:formula="of:=[sim_results_bubble_1ns.B81]" office:value-type="float" office:value="0" calcext:value-type="float">
            <text:p>0</text:p>
          </table:table-cell>
          <table:table-cell table:formula="of:=[sim_results_bubble_1ns.C81]" office:value-type="float" office:value="40.4206666666667" calcext:value-type="float">
            <text:p>40.4206666667</text:p>
          </table:table-cell>
          <table:table-cell table:number-columns-repeated="2"/>
        </table:table-row>
        <table:table-row table:style-name="ro1">
          <table:table-cell table:formula="of:=[sim_results_bubble_1ns.A82]" office:value-type="float" office:value="0.00666666666666667" calcext:value-type="float">
            <text:p>0.0066666667</text:p>
          </table:table-cell>
          <table:table-cell table:formula="of:=[sim_results_bubble_1ns.B82]" office:value-type="float" office:value="5" calcext:value-type="float">
            <text:p>5</text:p>
          </table:table-cell>
          <table:table-cell table:formula="of:=[sim_results_bubble_1ns.C82]" office:value-type="float" office:value="40.006" calcext:value-type="float">
            <text:p>40.006</text:p>
          </table:table-cell>
          <table:table-cell table:number-columns-repeated="2"/>
        </table:table-row>
        <table:table-row table:style-name="ro1">
          <table:table-cell table:formula="of:=[sim_results_bubble_1ns.A83]" office:value-type="float" office:value="0.00666666666666667" calcext:value-type="float">
            <text:p>0.0066666667</text:p>
          </table:table-cell>
          <table:table-cell table:formula="of:=[sim_results_bubble_1ns.B83]" office:value-type="float" office:value="10" calcext:value-type="float">
            <text:p>10</text:p>
          </table:table-cell>
          <table:table-cell table:formula="of:=[sim_results_bubble_1ns.C83]" office:value-type="float" office:value="41.0026666666667" calcext:value-type="float">
            <text:p>41.0026666667</text:p>
          </table:table-cell>
          <table:table-cell table:number-columns-repeated="2"/>
        </table:table-row>
        <table:table-row table:style-name="ro1">
          <table:table-cell table:formula="of:=[sim_results_bubble_1ns.A84]" office:value-type="float" office:value="0.00666666666666667" calcext:value-type="float">
            <text:p>0.0066666667</text:p>
          </table:table-cell>
          <table:table-cell table:formula="of:=[sim_results_bubble_1ns.B84]" office:value-type="float" office:value="20" calcext:value-type="float">
            <text:p>20</text:p>
          </table:table-cell>
          <table:table-cell table:formula="of:=[sim_results_bubble_1ns.C84]" office:value-type="float" office:value="41.1486666666667" calcext:value-type="float">
            <text:p>41.1486666667</text:p>
          </table:table-cell>
          <table:table-cell table:number-columns-repeated="2"/>
        </table:table-row>
        <table:table-row table:style-name="ro1">
          <table:table-cell table:formula="of:=[sim_results_bubble_1ns.A85]" office:value-type="float" office:value="0.00666666666666667" calcext:value-type="float">
            <text:p>0.0066666667</text:p>
          </table:table-cell>
          <table:table-cell table:formula="of:=[sim_results_bubble_1ns.B85]" office:value-type="float" office:value="30" calcext:value-type="float">
            <text:p>30</text:p>
          </table:table-cell>
          <table:table-cell table:formula="of:=[sim_results_bubble_1ns.C85]" office:value-type="float" office:value="40.681" calcext:value-type="float">
            <text:p>40.681</text:p>
          </table:table-cell>
          <table:table-cell table:number-columns-repeated="2"/>
        </table:table-row>
        <table:table-row table:style-name="ro1">
          <table:table-cell table:formula="of:=[sim_results_bubble_1ns.A86]" office:value-type="float" office:value="0.00666666666666667" calcext:value-type="float">
            <text:p>0.0066666667</text:p>
          </table:table-cell>
          <table:table-cell table:formula="of:=[sim_results_bubble_1ns.B86]" office:value-type="float" office:value="40" calcext:value-type="float">
            <text:p>40</text:p>
          </table:table-cell>
          <table:table-cell table:formula="of:=[sim_results_bubble_1ns.C86]" office:value-type="float" office:value="42.2213333333333" calcext:value-type="float">
            <text:p>42.2213333333</text:p>
          </table:table-cell>
          <table:table-cell table:number-columns-repeated="2"/>
        </table:table-row>
        <table:table-row table:style-name="ro1">
          <table:table-cell table:formula="of:=[sim_results_bubble_1ns.A87]" office:value-type="float" office:value="0.00666666666666667" calcext:value-type="float">
            <text:p>0.0066666667</text:p>
          </table:table-cell>
          <table:table-cell table:formula="of:=[sim_results_bubble_1ns.B87]" office:value-type="float" office:value="50" calcext:value-type="float">
            <text:p>50</text:p>
          </table:table-cell>
          <table:table-cell table:formula="of:=[sim_results_bubble_1ns.C87]" office:value-type="float" office:value="43.7786666666667" calcext:value-type="float">
            <text:p>43.7786666667</text:p>
          </table:table-cell>
          <table:table-cell table:number-columns-repeated="2"/>
        </table:table-row>
        <table:table-row table:style-name="ro1">
          <table:table-cell table:formula="of:=[sim_results_bubble_1ns.A88]" office:value-type="float" office:value="0.00666666666666667" calcext:value-type="float">
            <text:p>0.0066666667</text:p>
          </table:table-cell>
          <table:table-cell table:formula="of:=[sim_results_bubble_1ns.B88]" office:value-type="float" office:value="60" calcext:value-type="float">
            <text:p>60</text:p>
          </table:table-cell>
          <table:table-cell table:formula="of:=[sim_results_bubble_1ns.C88]" office:value-type="float" office:value="45.9116666666667" calcext:value-type="float">
            <text:p>45.9116666667</text:p>
          </table:table-cell>
          <table:table-cell table:number-columns-repeated="2"/>
        </table:table-row>
        <table:table-row table:style-name="ro1">
          <table:table-cell table:formula="of:=[sim_results_bubble_1ns.A89]" office:value-type="float" office:value="0.00666666666666667" calcext:value-type="float">
            <text:p>0.0066666667</text:p>
          </table:table-cell>
          <table:table-cell table:formula="of:=[sim_results_bubble_1ns.B89]" office:value-type="float" office:value="70" calcext:value-type="float">
            <text:p>70</text:p>
          </table:table-cell>
          <table:table-cell table:formula="of:=[sim_results_bubble_1ns.C89]" office:value-type="float" office:value="48.149" calcext:value-type="float">
            <text:p>48.149</text:p>
          </table:table-cell>
          <table:table-cell table:number-columns-repeated="2"/>
        </table:table-row>
        <table:table-row table:style-name="ro1">
          <table:table-cell table:formula="of:=[sim_results_bubble_1ns.A90]" office:value-type="float" office:value="0.00666666666666667" calcext:value-type="float">
            <text:p>0.0066666667</text:p>
          </table:table-cell>
          <table:table-cell table:formula="of:=[sim_results_bubble_1ns.B90]" office:value-type="float" office:value="80" calcext:value-type="float">
            <text:p>80</text:p>
          </table:table-cell>
          <table:table-cell table:formula="of:=[sim_results_bubble_1ns.C90]" office:value-type="float" office:value="46.2516666666667" calcext:value-type="float">
            <text:p>46.2516666667</text:p>
          </table:table-cell>
          <table:table-cell table:number-columns-repeated="2"/>
        </table:table-row>
        <table:table-row table:style-name="ro1">
          <table:table-cell table:formula="of:=[sim_results_bubble_1ns.A91]" office:value-type="float" office:value="0.01" calcext:value-type="float">
            <text:p>0.01</text:p>
          </table:table-cell>
          <table:table-cell table:formula="of:=[sim_results_bubble_1ns.B91]" office:value-type="float" office:value="0" calcext:value-type="float">
            <text:p>0</text:p>
          </table:table-cell>
          <table:table-cell table:formula="of:=[sim_results_bubble_1ns.C91]" office:value-type="float" office:value="45.6236666666667" calcext:value-type="float">
            <text:p>45.6236666667</text:p>
          </table:table-cell>
          <table:table-cell table:number-columns-repeated="2"/>
        </table:table-row>
        <table:table-row table:style-name="ro1">
          <table:table-cell table:formula="of:=[sim_results_bubble_1ns.A92]" office:value-type="float" office:value="0.01" calcext:value-type="float">
            <text:p>0.01</text:p>
          </table:table-cell>
          <table:table-cell table:formula="of:=[sim_results_bubble_1ns.B92]" office:value-type="float" office:value="5" calcext:value-type="float">
            <text:p>5</text:p>
          </table:table-cell>
          <table:table-cell table:formula="of:=[sim_results_bubble_1ns.C92]" office:value-type="float" office:value="46.105" calcext:value-type="float">
            <text:p>46.105</text:p>
          </table:table-cell>
          <table:table-cell table:number-columns-repeated="2"/>
        </table:table-row>
        <table:table-row table:style-name="ro1">
          <table:table-cell table:formula="of:=[sim_results_bubble_1ns.A93]" office:value-type="float" office:value="0.01" calcext:value-type="float">
            <text:p>0.01</text:p>
          </table:table-cell>
          <table:table-cell table:formula="of:=[sim_results_bubble_1ns.B93]" office:value-type="float" office:value="10" calcext:value-type="float">
            <text:p>10</text:p>
          </table:table-cell>
          <table:table-cell table:formula="of:=[sim_results_bubble_1ns.C93]" office:value-type="float" office:value="45.2613333333333" calcext:value-type="float">
            <text:p>45.2613333333</text:p>
          </table:table-cell>
          <table:table-cell table:number-columns-repeated="2"/>
        </table:table-row>
        <table:table-row table:style-name="ro1">
          <table:table-cell table:formula="of:=[sim_results_bubble_1ns.A94]" office:value-type="float" office:value="0.01" calcext:value-type="float">
            <text:p>0.01</text:p>
          </table:table-cell>
          <table:table-cell table:formula="of:=[sim_results_bubble_1ns.B94]" office:value-type="float" office:value="20" calcext:value-type="float">
            <text:p>20</text:p>
          </table:table-cell>
          <table:table-cell table:formula="of:=[sim_results_bubble_1ns.C94]" office:value-type="float" office:value="45.4176666666667" calcext:value-type="float">
            <text:p>45.4176666667</text:p>
          </table:table-cell>
          <table:table-cell table:number-columns-repeated="2"/>
        </table:table-row>
        <table:table-row table:style-name="ro1">
          <table:table-cell table:formula="of:=[sim_results_bubble_1ns.A95]" office:value-type="float" office:value="0.01" calcext:value-type="float">
            <text:p>0.01</text:p>
          </table:table-cell>
          <table:table-cell table:formula="of:=[sim_results_bubble_1ns.B95]" office:value-type="float" office:value="30" calcext:value-type="float">
            <text:p>30</text:p>
          </table:table-cell>
          <table:table-cell table:formula="of:=[sim_results_bubble_1ns.C95]" office:value-type="float" office:value="47.788" calcext:value-type="float">
            <text:p>47.788</text:p>
          </table:table-cell>
          <table:table-cell table:number-columns-repeated="2"/>
        </table:table-row>
        <table:table-row table:style-name="ro1">
          <table:table-cell table:formula="of:=[sim_results_bubble_1ns.A96]" office:value-type="float" office:value="0.01" calcext:value-type="float">
            <text:p>0.01</text:p>
          </table:table-cell>
          <table:table-cell table:formula="of:=[sim_results_bubble_1ns.B96]" office:value-type="float" office:value="40" calcext:value-type="float">
            <text:p>40</text:p>
          </table:table-cell>
          <table:table-cell table:formula="of:=[sim_results_bubble_1ns.C96]" office:value-type="float" office:value="49.0233333333333" calcext:value-type="float">
            <text:p>49.0233333333</text:p>
          </table:table-cell>
          <table:table-cell table:number-columns-repeated="2"/>
        </table:table-row>
        <table:table-row table:style-name="ro1">
          <table:table-cell table:formula="of:=[sim_results_bubble_1ns.A97]" office:value-type="float" office:value="0.01" calcext:value-type="float">
            <text:p>0.01</text:p>
          </table:table-cell>
          <table:table-cell table:formula="of:=[sim_results_bubble_1ns.B97]" office:value-type="float" office:value="50" calcext:value-type="float">
            <text:p>50</text:p>
          </table:table-cell>
          <table:table-cell table:formula="of:=[sim_results_bubble_1ns.C97]" office:value-type="float" office:value="49.2793333333333" calcext:value-type="float">
            <text:p>49.2793333333</text:p>
          </table:table-cell>
          <table:table-cell table:number-columns-repeated="2"/>
        </table:table-row>
        <table:table-row table:style-name="ro1">
          <table:table-cell table:formula="of:=[sim_results_bubble_1ns.A98]" office:value-type="float" office:value="0.01" calcext:value-type="float">
            <text:p>0.01</text:p>
          </table:table-cell>
          <table:table-cell table:formula="of:=[sim_results_bubble_1ns.B98]" office:value-type="float" office:value="60" calcext:value-type="float">
            <text:p>60</text:p>
          </table:table-cell>
          <table:table-cell table:formula="of:=[sim_results_bubble_1ns.C98]" office:value-type="float" office:value="53.2703333333333" calcext:value-type="float">
            <text:p>53.2703333333</text:p>
          </table:table-cell>
          <table:table-cell table:number-columns-repeated="2"/>
        </table:table-row>
        <table:table-row table:style-name="ro1">
          <table:table-cell table:formula="of:=[sim_results_bubble_1ns.A99]" office:value-type="float" office:value="0.01" calcext:value-type="float">
            <text:p>0.01</text:p>
          </table:table-cell>
          <table:table-cell table:formula="of:=[sim_results_bubble_1ns.B99]" office:value-type="float" office:value="70" calcext:value-type="float">
            <text:p>70</text:p>
          </table:table-cell>
          <table:table-cell table:formula="of:=[sim_results_bubble_1ns.C99]" office:value-type="float" office:value="54.0163333333333" calcext:value-type="float">
            <text:p>54.0163333333</text:p>
          </table:table-cell>
          <table:table-cell table:number-columns-repeated="2"/>
        </table:table-row>
        <table:table-row table:style-name="ro1">
          <table:table-cell table:formula="of:=[sim_results_bubble_1ns.A100]" office:value-type="float" office:value="0.01" calcext:value-type="float">
            <text:p>0.01</text:p>
          </table:table-cell>
          <table:table-cell table:formula="of:=[sim_results_bubble_1ns.B100]" office:value-type="float" office:value="80" calcext:value-type="float">
            <text:p>80</text:p>
          </table:table-cell>
          <table:table-cell table:formula="of:=[sim_results_bubble_1ns.C100]" office:value-type="float" office:value="54.636" calcext:value-type="float">
            <text:p>54.636</text:p>
          </table:table-cell>
          <table:table-cell table:number-columns-repeated="2"/>
        </table:table-row>
        <table:table-row table:style-name="ro1">
          <table:table-cell table:formula="of:=[sim_results_bubble_1ns.A101]" office:value-type="float" office:value="0.02" calcext:value-type="float">
            <text:p>0.02</text:p>
          </table:table-cell>
          <table:table-cell table:formula="of:=[sim_results_bubble_1ns.B101]" office:value-type="float" office:value="0" calcext:value-type="float">
            <text:p>0</text:p>
          </table:table-cell>
          <table:table-cell table:formula="of:=[sim_results_bubble_1ns.C101]" office:value-type="float" office:value="74.7536666666667" calcext:value-type="float">
            <text:p>74.7536666667</text:p>
          </table:table-cell>
          <table:table-cell table:number-columns-repeated="2"/>
        </table:table-row>
        <table:table-row table:style-name="ro1">
          <table:table-cell table:formula="of:=[sim_results_bubble_1ns.A102]" office:value-type="float" office:value="0.02" calcext:value-type="float">
            <text:p>0.02</text:p>
          </table:table-cell>
          <table:table-cell table:formula="of:=[sim_results_bubble_1ns.B102]" office:value-type="float" office:value="5" calcext:value-type="float">
            <text:p>5</text:p>
          </table:table-cell>
          <table:table-cell table:formula="of:=[sim_results_bubble_1ns.C102]" office:value-type="float" office:value="76.242" calcext:value-type="float">
            <text:p>76.242</text:p>
          </table:table-cell>
          <table:table-cell table:number-columns-repeated="2"/>
        </table:table-row>
        <table:table-row table:style-name="ro1">
          <table:table-cell table:formula="of:=[sim_results_bubble_1ns.A103]" office:value-type="float" office:value="0.02" calcext:value-type="float">
            <text:p>0.02</text:p>
          </table:table-cell>
          <table:table-cell table:formula="of:=[sim_results_bubble_1ns.B103]" office:value-type="float" office:value="10" calcext:value-type="float">
            <text:p>10</text:p>
          </table:table-cell>
          <table:table-cell table:formula="of:=[sim_results_bubble_1ns.C103]" office:value-type="float" office:value="75.6266666666667" calcext:value-type="float">
            <text:p>75.6266666667</text:p>
          </table:table-cell>
          <table:table-cell table:number-columns-repeated="2"/>
        </table:table-row>
        <table:table-row table:style-name="ro1">
          <table:table-cell table:formula="of:=[sim_results_bubble_1ns.A104]" office:value-type="float" office:value="0.02" calcext:value-type="float">
            <text:p>0.02</text:p>
          </table:table-cell>
          <table:table-cell table:formula="of:=[sim_results_bubble_1ns.B104]" office:value-type="float" office:value="20" calcext:value-type="float">
            <text:p>20</text:p>
          </table:table-cell>
          <table:table-cell table:formula="of:=[sim_results_bubble_1ns.C104]" office:value-type="float" office:value="79.4593333333333" calcext:value-type="float">
            <text:p>79.4593333333</text:p>
          </table:table-cell>
          <table:table-cell table:number-columns-repeated="2"/>
        </table:table-row>
        <table:table-row table:style-name="ro1">
          <table:table-cell table:formula="of:=[sim_results_bubble_1ns.A105]" office:value-type="float" office:value="0.02" calcext:value-type="float">
            <text:p>0.02</text:p>
          </table:table-cell>
          <table:table-cell table:formula="of:=[sim_results_bubble_1ns.B105]" office:value-type="float" office:value="30" calcext:value-type="float">
            <text:p>30</text:p>
          </table:table-cell>
          <table:table-cell table:formula="of:=[sim_results_bubble_1ns.C105]" office:value-type="float" office:value="88.3526666666667" calcext:value-type="float">
            <text:p>88.3526666667</text:p>
          </table:table-cell>
          <table:table-cell table:number-columns-repeated="2"/>
        </table:table-row>
        <table:table-row table:style-name="ro1">
          <table:table-cell table:formula="of:=[sim_results_bubble_1ns.A106]" office:value-type="float" office:value="0.02" calcext:value-type="float">
            <text:p>0.02</text:p>
          </table:table-cell>
          <table:table-cell table:formula="of:=[sim_results_bubble_1ns.B106]" office:value-type="float" office:value="40" calcext:value-type="float">
            <text:p>40</text:p>
          </table:table-cell>
          <table:table-cell table:formula="of:=[sim_results_bubble_1ns.C106]" office:value-type="float" office:value="95.6556666666667" calcext:value-type="float">
            <text:p>95.6556666667</text:p>
          </table:table-cell>
          <table:table-cell table:number-columns-repeated="2"/>
        </table:table-row>
        <table:table-row table:style-name="ro1">
          <table:table-cell table:formula="of:=[sim_results_bubble_1ns.A107]" office:value-type="float" office:value="0.02" calcext:value-type="float">
            <text:p>0.02</text:p>
          </table:table-cell>
          <table:table-cell table:formula="of:=[sim_results_bubble_1ns.B107]" office:value-type="float" office:value="50" calcext:value-type="float">
            <text:p>50</text:p>
          </table:table-cell>
          <table:table-cell table:formula="of:=[sim_results_bubble_1ns.C107]" office:value-type="float" office:value="108.825666666667" calcext:value-type="float">
            <text:p>108.8256666667</text:p>
          </table:table-cell>
          <table:table-cell table:number-columns-repeated="2"/>
        </table:table-row>
        <table:table-row table:style-name="ro1">
          <table:table-cell table:formula="of:=[sim_results_bubble_1ns.A108]" office:value-type="float" office:value="0.02" calcext:value-type="float">
            <text:p>0.02</text:p>
          </table:table-cell>
          <table:table-cell table:formula="of:=[sim_results_bubble_1ns.B108]" office:value-type="float" office:value="60" calcext:value-type="float">
            <text:p>60</text:p>
          </table:table-cell>
          <table:table-cell table:formula="of:=[sim_results_bubble_1ns.C108]" office:value-type="float" office:value="131.815333333333" calcext:value-type="float">
            <text:p>131.8153333333</text:p>
          </table:table-cell>
          <table:table-cell table:number-columns-repeated="2"/>
        </table:table-row>
        <table:table-row table:style-name="ro1">
          <table:table-cell table:formula="of:=[sim_results_bubble_1ns.A109]" office:value-type="float" office:value="0.02" calcext:value-type="float">
            <text:p>0.02</text:p>
          </table:table-cell>
          <table:table-cell table:formula="of:=[sim_results_bubble_1ns.B109]" office:value-type="float" office:value="70" calcext:value-type="float">
            <text:p>70</text:p>
          </table:table-cell>
          <table:table-cell table:formula="of:=[sim_results_bubble_1ns.C109]" office:value-type="float" office:value="157.197333333333" calcext:value-type="float">
            <text:p>157.1973333333</text:p>
          </table:table-cell>
          <table:table-cell table:number-columns-repeated="2"/>
        </table:table-row>
        <table:table-row table:style-name="ro1">
          <table:table-cell table:formula="of:=[sim_results_bubble_1ns.A110]" office:value-type="float" office:value="0.02" calcext:value-type="float">
            <text:p>0.02</text:p>
          </table:table-cell>
          <table:table-cell table:formula="of:=[sim_results_bubble_1ns.B110]" office:value-type="float" office:value="80" calcext:value-type="float">
            <text:p>80</text:p>
          </table:table-cell>
          <table:table-cell table:formula="of:=[sim_results_bubble_1ns.C110]" office:value-type="float" office:value="160.683333333333" calcext:value-type="float">
            <text:p>160.6833333333</text:p>
          </table:table-cell>
          <table:table-cell table:number-columns-repeated="2"/>
        </table:table-row>
        <table:table-row table:style-name="ro1">
          <table:table-cell table:formula="of:=[sim_results_bubble_1ns.A111]" office:value-type="float" office:value="0.0333333333333333" calcext:value-type="float">
            <text:p>0.0333333333</text:p>
          </table:table-cell>
          <table:table-cell table:formula="of:=[sim_results_bubble_1ns.B111]" office:value-type="float" office:value="0" calcext:value-type="float">
            <text:p>0</text:p>
          </table:table-cell>
          <table:table-cell table:formula="of:=[sim_results_bubble_1ns.C111]" office:value-type="float" office:value="250.553" calcext:value-type="float">
            <text:p>250.553</text:p>
          </table:table-cell>
          <table:table-cell table:number-columns-repeated="2"/>
        </table:table-row>
        <table:table-row table:style-name="ro1">
          <table:table-cell table:formula="of:=[sim_results_bubble_1ns.A112]" office:value-type="float" office:value="0.0333333333333333" calcext:value-type="float">
            <text:p>0.0333333333</text:p>
          </table:table-cell>
          <table:table-cell table:formula="of:=[sim_results_bubble_1ns.B112]" office:value-type="float" office:value="5" calcext:value-type="float">
            <text:p>5</text:p>
          </table:table-cell>
          <table:table-cell table:formula="of:=[sim_results_bubble_1ns.C112]" office:value-type="float" office:value="271.257666666667" calcext:value-type="float">
            <text:p>271.2576666667</text:p>
          </table:table-cell>
          <table:table-cell table:number-columns-repeated="2"/>
        </table:table-row>
        <table:table-row table:style-name="ro1">
          <table:table-cell table:formula="of:=[sim_results_bubble_1ns.A113]" office:value-type="float" office:value="0.0333333333333333" calcext:value-type="float">
            <text:p>0.0333333333</text:p>
          </table:table-cell>
          <table:table-cell table:formula="of:=[sim_results_bubble_1ns.B113]" office:value-type="float" office:value="10" calcext:value-type="float">
            <text:p>10</text:p>
          </table:table-cell>
          <table:table-cell table:formula="of:=[sim_results_bubble_1ns.C113]" office:value-type="float" office:value="230.910666666667" calcext:value-type="float">
            <text:p>230.9106666667</text:p>
          </table:table-cell>
          <table:table-cell table:number-columns-repeated="2"/>
        </table:table-row>
        <table:table-row table:style-name="ro1">
          <table:table-cell table:formula="of:=[sim_results_bubble_1ns.A114]" office:value-type="float" office:value="0.0333333333333333" calcext:value-type="float">
            <text:p>0.0333333333</text:p>
          </table:table-cell>
          <table:table-cell table:formula="of:=[sim_results_bubble_1ns.B114]" office:value-type="float" office:value="20" calcext:value-type="float">
            <text:p>20</text:p>
          </table:table-cell>
          <table:table-cell table:formula="of:=[sim_results_bubble_1ns.C114]" office:value-type="float" office:value="248.597" calcext:value-type="float">
            <text:p>248.597</text:p>
          </table:table-cell>
          <table:table-cell table:number-columns-repeated="2"/>
        </table:table-row>
        <table:table-row table:style-name="ro1">
          <table:table-cell table:formula="of:=[sim_results_bubble_1ns.A115]" office:value-type="float" office:value="0.0333333333333333" calcext:value-type="float">
            <text:p>0.0333333333</text:p>
          </table:table-cell>
          <table:table-cell table:formula="of:=[sim_results_bubble_1ns.B115]" office:value-type="float" office:value="30" calcext:value-type="float">
            <text:p>30</text:p>
          </table:table-cell>
          <table:table-cell table:formula="of:=[sim_results_bubble_1ns.C115]" office:value-type="float" office:value="264.865333333333" calcext:value-type="float">
            <text:p>264.8653333333</text:p>
          </table:table-cell>
          <table:table-cell table:number-columns-repeated="2"/>
        </table:table-row>
        <table:table-row table:style-name="ro1">
          <table:table-cell table:formula="of:=[sim_results_bubble_1ns.A116]" office:value-type="float" office:value="0.0333333333333333" calcext:value-type="float">
            <text:p>0.0333333333</text:p>
          </table:table-cell>
          <table:table-cell table:formula="of:=[sim_results_bubble_1ns.B116]" office:value-type="float" office:value="40" calcext:value-type="float">
            <text:p>40</text:p>
          </table:table-cell>
          <table:table-cell table:formula="of:=[sim_results_bubble_1ns.C116]" office:value-type="float" office:value="340.745" calcext:value-type="float">
            <text:p>340.745</text:p>
          </table:table-cell>
          <table:table-cell table:number-columns-repeated="2"/>
        </table:table-row>
        <table:table-row table:style-name="ro1">
          <table:table-cell table:formula="of:=[sim_results_bubble_1ns.A117]" office:value-type="float" office:value="0.0333333333333333" calcext:value-type="float">
            <text:p>0.0333333333</text:p>
          </table:table-cell>
          <table:table-cell table:formula="of:=[sim_results_bubble_1ns.B117]" office:value-type="float" office:value="50" calcext:value-type="float">
            <text:p>50</text:p>
          </table:table-cell>
          <table:table-cell table:formula="of:=[sim_results_bubble_1ns.C117]" office:value-type="float" office:value="402.390333333333" calcext:value-type="float">
            <text:p>402.3903333333</text:p>
          </table:table-cell>
          <table:table-cell table:number-columns-repeated="2"/>
        </table:table-row>
        <table:table-row table:style-name="ro1">
          <table:table-cell table:formula="of:=[sim_results_bubble_1ns.A118]" office:value-type="float" office:value="0.0333333333333333" calcext:value-type="float">
            <text:p>0.0333333333</text:p>
          </table:table-cell>
          <table:table-cell table:formula="of:=[sim_results_bubble_1ns.B118]" office:value-type="float" office:value="60" calcext:value-type="float">
            <text:p>60</text:p>
          </table:table-cell>
          <table:table-cell table:formula="of:=[sim_results_bubble_1ns.C118]" office:value-type="float" office:value="555.631" calcext:value-type="float">
            <text:p>555.631</text:p>
          </table:table-cell>
          <table:table-cell table:number-columns-repeated="2"/>
        </table:table-row>
        <table:table-row table:style-name="ro1">
          <table:table-cell table:formula="of:=[sim_results_bubble_1ns.A119]" office:value-type="float" office:value="0.0333333333333333" calcext:value-type="float">
            <text:p>0.0333333333</text:p>
          </table:table-cell>
          <table:table-cell table:formula="of:=[sim_results_bubble_1ns.B119]" office:value-type="float" office:value="70" calcext:value-type="float">
            <text:p>70</text:p>
          </table:table-cell>
          <table:table-cell table:formula="of:=[sim_results_bubble_1ns.C119]" office:value-type="float" office:value="645.849" calcext:value-type="float">
            <text:p>645.849</text:p>
          </table:table-cell>
          <table:table-cell table:number-columns-repeated="2"/>
        </table:table-row>
        <table:table-row table:style-name="ro1">
          <table:table-cell table:formula="of:=[sim_results_bubble_1ns.A120]" office:value-type="float" office:value="0.0333333333333333" calcext:value-type="float">
            <text:p>0.0333333333</text:p>
          </table:table-cell>
          <table:table-cell table:formula="of:=[sim_results_bubble_1ns.B120]" office:value-type="float" office:value="80" calcext:value-type="float">
            <text:p>80</text:p>
          </table:table-cell>
          <table:table-cell table:formula="of:=[sim_results_bubble_1ns.C120]" office:value-type="float" office:value="655.084666666667" calcext:value-type="float">
            <text:p>655.084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1:32:12.007131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9T11:34:19.719215932</dc:date>
    <meta:editing-duration>PT6M33S</meta:editing-duration>
    <meta:editing-cycles>8</meta:editing-cycles>
    <meta:document-statistic meta:table-count="2" meta:cell-count="1200" meta:object-count="0"/>
  </office:meta>
</office:document-meta>
</file>